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教科書体M" svg:font-family="AR教科書体M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4mm"/>
    </style:style>
    <style:style style:name="co5" style:family="table-column">
      <style:table-column-properties fo:break-before="auto" style:column-width="11.99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8.1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order="0.74pt solid #cccccc" style:vertical-align="middle"/>
      <style:paragraph-properties fo:text-align="center"/>
    </style:style>
    <style:style style:name="ce22" style:family="table-cell" style:parent-style-name="Default">
      <style:table-cell-properties fo:border="0.74pt solid #cccccc"/>
    </style:style>
    <style:style style:name="ce3" style:family="table-cell" style:parent-style-name="Default">
      <style:table-cell-properties style:text-align-source="fix" style:repeat-content="false" fo:border="0.74pt solid #cccccc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border="0.74pt solid #cccccc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74pt solid #cccccc" style:vertical-align="middle"/>
      <style:paragraph-properties fo:text-align="center"/>
    </style:style>
    <style:style style:name="ce28" style:family="table-cell" style:parent-style-name="Default">
      <style:table-cell-properties fo:border-bottom="none" fo:border-left="0.74pt solid #cccccc" fo:border-right="0.74pt solid #cccccc" fo:border-top="0.74pt solid #cccccc"/>
    </style:style>
    <style:style style:name="ce29" style:family="table-cell" style:parent-style-name="Default">
      <style:table-cell-properties fo:border-bottom="0.74pt solid #cccccc" fo:border-left="0.74pt solid #cccccc" fo:border-right="0.74pt solid #cccccc" fo:border-top="none"/>
    </style:style>
    <style:style style:name="ce34" style:family="table-cell" style:parent-style-name="Default">
      <style:table-cell-properties style:shrink-to-fit="true"/>
    </style:style>
    <style:style style:name="ce35" style:family="table-cell" style:parent-style-name="Default">
      <style:table-cell-properties fo:border="0.74pt solid #cccccc" style:shrink-to-fit="true"/>
    </style:style>
    <style:style style:name="ce30" style:family="table-cell" style:parent-style-name="Default">
      <style:table-cell-properties fo:border="0.74pt solid #cccccc" style:shrink-to-fit="true"/>
    </style:style>
    <style:style style:name="ce40" style:family="table-cell" style:parent-style-name="Default" style:data-style-name="N113">
      <style:table-cell-properties fo:border-bottom="none" fo:border-left="0.74pt solid #cccccc" fo:border-right="0.74pt solid #cccccc" style:shrink-to-fit="true" fo:border-top="0.74pt solid #cccccc"/>
    </style:style>
    <style:style style:name="ce42" style:family="table-cell" style:parent-style-name="Default" style:data-style-name="N113">
      <style:table-cell-properties fo:border-bottom="0.74pt solid #cccccc" fo:border-left="0.74pt solid #cccccc" fo:border-right="0.74pt solid #cccccc" style:shrink-to-fit="true" fo:border-top="none"/>
    </style:style>
    <style:style style:name="ce32" style:family="table-cell" style:parent-style-name="Default">
      <style:table-cell-properties fo:border-bottom="none" style:text-align-source="fix" style:repeat-content="false" fo:border-left="0.74pt solid #cccccc" fo:border-right="0.74pt solid #cccccc" style:shrink-to-fit="true" fo:border-top="0.74pt solid #cccccc" style:vertical-align="middl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cccccc" style:text-align-source="fix" style:repeat-content="false" fo:border-left="0.74pt solid #cccccc" fo:border-right="0.74pt solid #cccccc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>
      <style:table-cell-properties style:diagonal-tl-br="0.74pt solid #cccccc" style:text-align-source="fix" style:repeat-content="false" fo:border="0.74pt solid #cccccc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0.74pt solid #cccccc" style:text-align-source="fix" style:repeat-content="false" fo:border-left="0.74pt solid #cccccc" fo:border-right="none" fo:border-top="0.74pt solid #cccccc" style:vertical-align="middle"/>
      <style:paragraph-properties fo:text-align="center"/>
    </style:style>
    <style:style style:name="ce7" style:family="table-cell" style:parent-style-name="Default">
      <style:table-cell-properties fo:border-bottom="0.74pt solid #cccccc" fo:border-left="0.74pt solid #cccccc" fo:border-right="none" fo:border-top="0.74pt solid #cccccc"/>
    </style:style>
    <style:style style:name="ce36" style:family="table-cell" style:parent-style-name="Default">
      <style:table-cell-properties fo:border-bottom="none" fo:border-left="0.74pt solid #cccccc" fo:border-right="0.74pt solid #cccccc" style:shrink-to-fit="true" fo:border-top="0.74pt solid #cccccc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74pt solid #cccccc" fo:border-left="0.74pt solid #cccccc" fo:border-right="0.74pt solid #cccccc" style:shrink-to-fit="true" fo:border-top="none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74pt solid #cccccc" style:text-align-source="fix" style:repeat-content="false" fo:border-left="none" fo:border-right="none" style:shrink-to-fit="true" fo:border-top="0.74pt solid #cccccc" style:vertical-align="middle"/>
      <style:paragraph-properties fo:text-align="center"/>
    </style:style>
    <style:style style:name="ce10" style:family="table-cell" style:parent-style-name="Default">
      <style:table-cell-properties fo:border-bottom="0.74pt solid #cccccc" fo:border-left="none" fo:border-right="none" fo:border-top="0.74pt solid #cccccc"/>
    </style:style>
    <style:style style:name="ce11" style:family="table-cell" style:parent-style-name="Default" style:data-style-name="N0">
      <style:table-cell-properties fo:border-bottom="0.74pt solid #cccccc" style:text-align-source="fix" style:repeat-content="false" fo:border-left="none" fo:border-right="0.74pt solid #cccccc" fo:border-top="0.74pt solid #cccccc" style:vertical-align="middle"/>
      <style:paragraph-properties fo:text-align="center"/>
    </style:style>
    <style:style style:name="ce12" style:family="table-cell" style:parent-style-name="Default">
      <style:table-cell-properties fo:border-bottom="0.74pt solid #cccccc" fo:border-left="none" fo:border-right="0.74pt solid #cccccc" fo:border-top="0.74pt solid #cccccc"/>
    </style:style>
    <style:style style:name="ce8" style:family="table-cell" style:parent-style-name="Default">
      <style:table-cell-properties fo:border-bottom="0.74pt solid #cccccc" style:text-align-source="fix" style:repeat-content="false" fo:border-left="0.74pt solid #cccccc" fo:border-right="none" fo:border-top="0.74pt solid #cccccc" style:vertical-align="middle"/>
      <style:paragraph-properties fo:text-align="center"/>
    </style:style>
    <style:style style:name="ce13" style:family="table-cell" style:parent-style-name="Default">
      <style:table-cell-properties fo:border-bottom="0.74pt solid #cccccc" style:text-align-source="fix" style:repeat-content="false" fo:border-left="none" fo:border-right="0.74pt solid #cccccc" fo:border-top="0.74pt solid #cccccc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0.74pt solid #cccccc" fo:border-right="0.74pt solid #cccccc" style:shrink-to-fit="true" fo:border-top="0.74pt solid #cccccc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wrap-option="wrap" fo:border="0.74pt solid #cccccc" style:shrink-to-fit="false" style:vertical-align="middle"/>
      <style:paragraph-properties fo:text-align="center"/>
      <style:text-properties fo:font-size="8pt" style:font-size-asian="8pt"/>
    </style:style>
    <style:style style:name="ce39" style:family="table-cell" style:parent-style-name="Default">
      <style:table-cell-properties fo:wrap-option="wrap" fo:border="0.74pt solid #cccccc" style:shrink-to-fit="true"/>
    </style:style>
    <style:style style:name="ce66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8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justify" fo:margin-left="0mm"/>
      <style:text-properties fo:font-size="7pt" style:font-size-asian="7pt" style:font-size-complex="7pt"/>
    </style:style>
    <style:style style:name="ce119" style:family="table-cell" style:parent-style-name="Default">
      <style:table-cell-properties fo:border-bottom="0.74pt solid #cccccc" style:text-align-source="fix" style:repeat-content="false" fo:border-left="0.74pt solid #999999" fo:border-right="0.74pt solid #cccccc" fo:border-top="0.74pt solid #999999" style:vertical-align="middle"/>
      <style:paragraph-properties fo:text-align="center"/>
    </style:style>
    <style:style style:name="ce120" style:family="table-cell" style:parent-style-name="Default">
      <style:table-cell-properties fo:border-bottom="0.74pt solid #cccccc" fo:border-left="0.74pt solid #999999" fo:border-right="0.74pt solid #cccccc" fo:border-top="0.74pt solid #cccccc"/>
    </style:style>
    <style:style style:name="ce121" style:family="table-cell" style:parent-style-name="Default">
      <style:table-cell-properties style:text-align-source="fix" style:repeat-content="false" fo:border="0.74pt solid #999999" style:vertical-align="middle"/>
      <style:paragraph-properties fo:text-align="center"/>
    </style:style>
    <style:style style:name="ce122" style:family="table-cell" style:parent-style-name="Default">
      <style:table-cell-properties fo:border="0.74pt solid #999999"/>
    </style:style>
    <style:style style:name="ce123" style:family="table-cell" style:parent-style-name="Default" style:data-style-name="N0">
      <style:table-cell-properties style:text-align-source="fix" style:repeat-content="false" fo:border="0.74pt solid #999999" style:vertical-align="middle"/>
      <style:paragraph-properties fo:text-align="center"/>
    </style:style>
    <style:style style:name="ce124" style:family="table-cell" style:parent-style-name="Default">
      <style:table-cell-properties fo:border-bottom="0.74pt solid #cccccc" style:text-align-source="fix" style:repeat-content="false" fo:border-left="0.74pt solid #cccccc" fo:border-right="0.74pt solid #cccccc" fo:border-top="0.74pt solid #999999" style:vertical-align="middle"/>
      <style:paragraph-properties fo:text-align="center"/>
    </style:style>
    <style:style style:name="ce125" style:family="table-cell" style:parent-style-name="Default">
      <style:table-cell-properties fo:border-bottom="none" fo:border-left="0.74pt solid #999999" fo:border-right="0.74pt solid #999999" fo:border-top="0.74pt solid #999999"/>
    </style:style>
    <style:style style:name="ce126" style:family="table-cell" style:parent-style-name="Default">
      <style:table-cell-properties fo:border-bottom="0.74pt solid #999999" fo:border-left="0.74pt solid #999999" fo:border-right="0.74pt solid #999999" fo:border-top="none"/>
    </style:style>
    <style:style style:name="ce127" style:family="table-cell" style:parent-style-name="Default">
      <style:table-cell-properties fo:border-bottom="0.74pt solid #cccccc" fo:border-left="0.74pt solid #cccccc" fo:border-right="0.74pt solid #cccccc" style:shrink-to-fit="true" fo:border-top="0.74pt solid #999999"/>
    </style:style>
    <style:style style:name="ce129" style:family="table-cell" style:parent-style-name="Default" style:data-style-name="N113">
      <style:table-cell-properties fo:border-bottom="none" fo:border-left="0.74pt solid #999999" fo:border-right="0.74pt solid #999999" style:shrink-to-fit="true" fo:border-top="0.74pt solid #999999"/>
    </style:style>
    <style:style style:name="ce130" style:family="table-cell" style:parent-style-name="Default" style:data-style-name="N113">
      <style:table-cell-properties fo:border-bottom="0.74pt solid #999999" fo:border-left="0.74pt solid #999999" fo:border-right="0.74pt solid #999999" style:shrink-to-fit="true" fo:border-top="none"/>
    </style:style>
    <style:style style:name="ce131" style:family="table-cell" style:parent-style-name="Default">
      <style:table-cell-properties fo:border-bottom="none" style:text-align-source="fix" style:repeat-content="false" fo:border-left="0.74pt solid #cccccc" fo:border-right="0.74pt solid #cccccc" style:shrink-to-fit="true" fo:border-top="0.74pt solid #999999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fo:border-bottom="0.74pt solid #999999" style:text-align-source="fix" style:repeat-content="false" fo:border-left="0.74pt solid #cccccc" fo:border-right="none" fo:border-top="0.74pt solid #cccccc" style:vertical-align="middle"/>
      <style:paragraph-properties fo:text-align="center"/>
    </style:style>
    <style:style style:name="ce135" style:family="table-cell" style:parent-style-name="Default">
      <style:table-cell-properties fo:border-bottom="0.74pt solid #999999" fo:border-left="0.74pt solid #cccccc" fo:border-right="none" fo:border-top="0.74pt solid #cccccc"/>
    </style:style>
    <style:style style:name="ce136" style:family="table-cell" style:parent-style-name="Default">
      <style:table-cell-properties fo:border-bottom="none" fo:border-left="0.74pt solid #cccccc" fo:border-right="0.74pt solid #cccccc" style:shrink-to-fit="true" fo:border-top="0.74pt solid #999999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0.74pt solid #999999" style:text-align-source="fix" style:repeat-content="false" fo:border-left="none" fo:border-right="none" style:shrink-to-fit="true" fo:border-top="0.74pt solid #cccccc" style:vertical-align="middle"/>
      <style:paragraph-properties fo:text-align="center"/>
    </style:style>
    <style:style style:name="ce140" style:family="table-cell" style:parent-style-name="Default">
      <style:table-cell-properties fo:border-bottom="0.74pt solid #999999" fo:border-left="none" fo:border-right="none" fo:border-top="0.74pt solid #cccccc"/>
    </style:style>
    <style:style style:name="ce142" style:family="table-cell" style:parent-style-name="Default" style:data-style-name="N0">
      <style:table-cell-properties fo:border-bottom="0.74pt solid #999999" style:text-align-source="fix" style:repeat-content="false" fo:border-left="none" fo:border-right="0.74pt solid #cccccc" fo:border-top="0.74pt solid #cccccc" style:vertical-align="middle"/>
      <style:paragraph-properties fo:text-align="center"/>
    </style:style>
    <style:style style:name="ce143" style:family="table-cell" style:parent-style-name="Default">
      <style:table-cell-properties fo:border-bottom="0.74pt solid #999999" fo:border-left="none" fo:border-right="0.74pt solid #cccccc" fo:border-top="0.74pt solid #cccccc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74pt solid #cccccc" fo:border-right="0.74pt solid #cccccc" style:shrink-to-fit="true" fo:border-top="0.74pt solid #999999" style:vertical-align="middle"/>
      <style:paragraph-properties fo:text-align="center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74pt solid #999999" style:diagonal-tl-br="0.74pt solid #cccccc" style:text-align-source="fix" style:repeat-content="false" fo:border-left="0.74pt solid #cccccc" fo:border-right="0.74pt solid #cccccc" fo:border-top="0.74pt solid #cccccc" style:vertical-align="middle"/>
      <style:paragraph-properties fo:text-align="center"/>
    </style:style>
    <style:style style:name="ce95" style:family="table-cell" style:parent-style-name="Default">
      <style:table-cell-properties fo:border-bottom="0.74pt solid #999999" fo:border-left="0.74pt solid #cccccc" fo:border-right="0.74pt solid #cccccc" fo:border-top="0.74pt solid #cccccc"/>
    </style:style>
    <style:style style:name="ce147" style:family="table-cell" style:parent-style-name="Default">
      <style:table-cell-properties style:text-align-source="fix" style:repeat-content="false" fo:wrap-option="wrap" fo:border="0.74pt solid #999999" style:shrink-to-fit="false" style:vertical-align="middle"/>
      <style:paragraph-properties fo:text-align="center"/>
      <style:text-properties fo:font-size="8pt" style:font-size-asian="8pt"/>
    </style:style>
    <style:style style:name="ce148" style:family="table-cell" style:parent-style-name="Default">
      <style:table-cell-properties fo:wrap-option="wrap" fo:border="0.74pt solid #999999" style:shrink-to-fit="true"/>
    </style:style>
    <style:style style:name="ce4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0" style:family="table-cell" style:parent-style-name="Default">
      <style:table-cell-properties fo:border="none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432" style:family="table-cell" style:parent-style-name="Default">
      <style:table-cell-properties fo:border-bottom="2.01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33" style:family="table-cell" style:parent-style-name="Default">
      <style:table-cell-properties fo:border-bottom="0.06pt solid #000000" fo:border-left="none" fo:border-right="none" fo:border-top="2.01pt solid #000000"/>
    </style:style>
    <style:style style:name="ce434" style:family="table-cell" style:parent-style-name="Default">
      <style:table-cell-properties fo:border-bottom="2.01pt solid #000000" fo:border-left="none" fo:border-right="none" fo:border-top="0.06pt solid #000000"/>
    </style:style>
    <style:style style:name="ce435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/>
    </style:style>
    <style:style style:name="ce436" style:family="table-cell" style:parent-style-name="Default" style:data-style-name="N113"/>
    <style:style style:name="ce437" style:family="table-cell" style:parent-style-name="Default">
      <style:table-cell-properties fo:border-bottom="0.06pt solid #000000" style:text-align-source="fix" style:repeat-content="false" fo:border-left="none" fo:border-right="none" fo:border-top="2.01pt solid #000000" style:vertical-align="middle"/>
      <style:paragraph-properties fo:text-align="start" fo:margin-left="0mm"/>
    </style:style>
    <style:style style:name="ce438" style:family="table-cell" style:parent-style-name="Default">
      <style:table-cell-properties fo:border-bottom="2.01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4]&gt;[.L5])" style:apply-style-name="赤上" style:base-cell-address="トーナメント32.D4"/>
    </style:style>
    <style:style style:name="ce19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5]&gt;[.L4])" style:apply-style-name="赤下" style:base-cell-address="トーナメント32.D5"/>
    </style:style>
    <style:style style:name="ce19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8]&gt;[.L9])" style:apply-style-name="赤上" style:base-cell-address="トーナメント32.D8"/>
    </style:style>
    <style:style style:name="ce1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9]&gt;[.L8])" style:apply-style-name="赤下" style:base-cell-address="トーナメント32.D9"/>
    </style:style>
    <style:style style:name="ce1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12]&gt;[.L13])" style:apply-style-name="赤上" style:base-cell-address="トーナメント32.D12"/>
    </style:style>
    <style:style style:name="ce1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13]&gt;[.L12])" style:apply-style-name="赤下" style:base-cell-address="トーナメント32.D13"/>
    </style:style>
    <style:style style:name="ce1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16]&gt;[.L17])" style:apply-style-name="赤上" style:base-cell-address="トーナメント32.D16"/>
    </style:style>
    <style:style style:name="ce1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17]&gt;[.L16])" style:apply-style-name="赤下" style:base-cell-address="トーナメント32.D17"/>
    </style:style>
    <style:style style:name="ce1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20]&gt;[.L21])" style:apply-style-name="赤上" style:base-cell-address="トーナメント32.D20"/>
    </style:style>
    <style:style style:name="ce2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21]&gt;[.L20])" style:apply-style-name="赤下" style:base-cell-address="トーナメント32.D21"/>
    </style:style>
    <style:style style:name="ce2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24]&gt;[.L25])" style:apply-style-name="赤上" style:base-cell-address="トーナメント32.D24"/>
    </style:style>
    <style:style style:name="ce2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25]&gt;[.L24])" style:apply-style-name="赤下" style:base-cell-address="トーナメント32.D25"/>
    </style:style>
    <style:style style:name="ce20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28]&gt;[.L29])" style:apply-style-name="赤上" style:base-cell-address="トーナメント32.D28"/>
    </style:style>
    <style:style style:name="ce20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29]&gt;[.L28])" style:apply-style-name="赤下" style:base-cell-address="トーナメント32.D29"/>
    </style:style>
    <style:style style:name="ce2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32]&gt;[.L33])" style:apply-style-name="赤上" style:base-cell-address="トーナメント32.D32"/>
    </style:style>
    <style:style style:name="ce20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33]&gt;[.L32])" style:apply-style-name="赤下" style:base-cell-address="トーナメント32.D33"/>
    </style:style>
    <style:style style:name="ce20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36]&gt;[.L37])" style:apply-style-name="赤上" style:base-cell-address="トーナメント32.D36"/>
    </style:style>
    <style:style style:name="ce20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37]&gt;[.L36])" style:apply-style-name="赤下" style:base-cell-address="トーナメント32.D37"/>
    </style:style>
    <style:style style:name="ce20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40]&gt;[.L41])" style:apply-style-name="赤上" style:base-cell-address="トーナメント32.D40"/>
    </style:style>
    <style:style style:name="ce2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41]&gt;[.L40])" style:apply-style-name="赤下" style:base-cell-address="トーナメント32.D41"/>
    </style:style>
    <style:style style:name="ce2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44]&gt;[.L45])" style:apply-style-name="赤上" style:base-cell-address="トーナメント32.D44"/>
    </style:style>
    <style:style style:name="ce2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45]&gt;[.L44])" style:apply-style-name="赤下" style:base-cell-address="トーナメント32.D45"/>
    </style:style>
    <style:style style:name="ce2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48]&gt;[.L49])" style:apply-style-name="赤上" style:base-cell-address="トーナメント32.D48"/>
    </style:style>
    <style:style style:name="ce2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49]&gt;[.L48])" style:apply-style-name="赤下" style:base-cell-address="トーナメント32.D49"/>
    </style:style>
    <style:style style:name="ce2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52]&gt;[.L53])" style:apply-style-name="赤上" style:base-cell-address="トーナメント32.D52"/>
    </style:style>
    <style:style style:name="ce2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53]&gt;[.L52])" style:apply-style-name="赤下" style:base-cell-address="トーナメント32.D53"/>
    </style:style>
    <style:style style:name="ce2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56]&gt;[.L57])" style:apply-style-name="赤上" style:base-cell-address="トーナメント32.D56"/>
    </style:style>
    <style:style style:name="ce2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57]&gt;[.L56])" style:apply-style-name="赤下" style:base-cell-address="トーナメント32.D57"/>
    </style:style>
    <style:style style:name="ce2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60]&gt;[.L61])" style:apply-style-name="赤上" style:base-cell-address="トーナメント32.D60"/>
    </style:style>
    <style:style style:name="ce2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61]&gt;[.L60])" style:apply-style-name="赤下" style:base-cell-address="トーナメント32.D61"/>
    </style:style>
    <style:style style:name="ce2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64]&gt;[.L65])" style:apply-style-name="赤上" style:base-cell-address="トーナメント32.D64"/>
    </style:style>
    <style:style style:name="ce2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65]&gt;[.L64])" style:apply-style-name="赤下" style:base-cell-address="トーナメント32.D65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is-true-formula([.L67]&gt;[.L68])" style:apply-style-name="赤上" style:base-cell-address="トーナメント32.D67"/>
    </style:style>
    <style:style style:name="ce224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4]&gt;[.L5])" style:apply-style-name="赤左下" style:base-cell-address="トーナメント32.E4"/>
    </style:style>
    <style:style style:name="ce2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5]&gt;[.L4])" style:apply-style-name="赤左上_ff0b_右" style:base-cell-address="トーナメント32.E5"/>
    </style:style>
    <style:style style:name="ce4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</style:style>
    <style:style style:name="ce2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8]&gt;[.L9])" style:apply-style-name="赤左下_ff0b_右" style:base-cell-address="トーナメント32.E8"/>
    </style:style>
    <style:style style:name="ce228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9]&gt;[.L8])" style:apply-style-name="赤左上" style:base-cell-address="トーナメント32.E9"/>
    </style:style>
    <style:style style:name="ce229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12]&gt;[.L13])" style:apply-style-name="赤左下" style:base-cell-address="トーナメント32.E12"/>
    </style:style>
    <style:style style:name="ce2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13]&gt;[.L12])" style:apply-style-name="赤左上_ff0b_右" style:base-cell-address="トーナメント32.E13"/>
    </style:style>
    <style:style style:name="ce2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16]&gt;[.L17])" style:apply-style-name="赤左下_ff0b_右" style:base-cell-address="トーナメント32.E16"/>
    </style:style>
    <style:style style:name="ce232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17]&gt;[.L16])" style:apply-style-name="赤左上" style:base-cell-address="トーナメント32.E17"/>
    </style:style>
    <style:style style:name="ce233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20]&gt;[.L21])" style:apply-style-name="赤左下" style:base-cell-address="トーナメント32.E20"/>
    </style:style>
    <style:style style:name="ce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21]&gt;[.L20])" style:apply-style-name="赤左上_ff0b_右" style:base-cell-address="トーナメント32.E21"/>
    </style:style>
    <style:style style:name="ce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24]&gt;[.L25])" style:apply-style-name="赤左下_ff0b_右" style:base-cell-address="トーナメント32.E24"/>
    </style:style>
    <style:style style:name="ce236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25]&gt;[.L24])" style:apply-style-name="赤左上" style:base-cell-address="トーナメント32.E25"/>
    </style:style>
    <style:style style:name="ce23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28]&gt;[.L29])" style:apply-style-name="赤左下" style:base-cell-address="トーナメント32.E28"/>
    </style:style>
    <style:style style:name="ce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29]&gt;[.L28])" style:apply-style-name="赤左上_ff0b_右" style:base-cell-address="トーナメント32.E29"/>
    </style:style>
    <style:style style:name="ce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32]&gt;[.L33])" style:apply-style-name="赤左下_ff0b_右" style:base-cell-address="トーナメント32.E32"/>
    </style:style>
    <style:style style:name="ce240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33]&gt;[.L32])" style:apply-style-name="赤左上" style:base-cell-address="トーナメント32.E33"/>
    </style:style>
    <style:style style:name="ce24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36]&gt;[.L37])" style:apply-style-name="赤左下" style:base-cell-address="トーナメント32.E36"/>
    </style:style>
    <style:style style:name="ce24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37]&gt;[.L36])" style:apply-style-name="赤左上_ff0b_右" style:base-cell-address="トーナメント32.E37"/>
    </style:style>
    <style:style style:name="ce24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40]&gt;[.L41])" style:apply-style-name="赤左下_ff0b_右" style:base-cell-address="トーナメント32.E40"/>
    </style:style>
    <style:style style:name="ce244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41]&gt;[.L40])" style:apply-style-name="赤左上" style:base-cell-address="トーナメント32.E41"/>
    </style:style>
    <style:style style:name="ce24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44]&gt;[.L45])" style:apply-style-name="赤左下" style:base-cell-address="トーナメント32.E44"/>
    </style:style>
    <style:style style:name="ce24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45]&gt;[.L44])" style:apply-style-name="赤左上_ff0b_右" style:base-cell-address="トーナメント32.E45"/>
    </style:style>
    <style:style style:name="ce2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48]&gt;[.L49])" style:apply-style-name="赤左下_ff0b_右" style:base-cell-address="トーナメント32.E48"/>
    </style:style>
    <style:style style:name="ce248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49]&gt;[.L48])" style:apply-style-name="赤左上" style:base-cell-address="トーナメント32.E49"/>
    </style:style>
    <style:style style:name="ce249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52]&gt;[.L53])" style:apply-style-name="赤左下" style:base-cell-address="トーナメント32.E52"/>
    </style:style>
    <style:style style:name="ce25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53]&gt;[.L52])" style:apply-style-name="赤左上_ff0b_右" style:base-cell-address="トーナメント32.E53"/>
    </style:style>
    <style:style style:name="ce25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56]&gt;[.L57])" style:apply-style-name="赤左下_ff0b_右" style:base-cell-address="トーナメント32.E56"/>
    </style:style>
    <style:style style:name="ce252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57]&gt;[.L56])" style:apply-style-name="赤左上" style:base-cell-address="トーナメント32.E57"/>
    </style:style>
    <style:style style:name="ce253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60]&gt;[.L61])" style:apply-style-name="赤左下" style:base-cell-address="トーナメント32.E60"/>
    </style:style>
    <style:style style:name="ce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61]&gt;[.L60])" style:apply-style-name="赤左上_ff0b_右" style:base-cell-address="トーナメント32.E61"/>
    </style:style>
    <style:style style:name="ce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64]&gt;[.L65])" style:apply-style-name="赤左下_ff0b_右" style:base-cell-address="トーナメント32.E64"/>
    </style:style>
    <style:style style:name="ce256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65]&gt;[.L64])" style:apply-style-name="赤左上" style:base-cell-address="トーナメント32.E65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is-true-formula([.L67]&gt;[.L68])" style:apply-style-name="赤左下" style:base-cell-address="トーナメント32.E67"/>
    </style:style>
    <style:style style:name="ce506" style:family="table-cell" style:parent-style-name="Default">
      <style:table-cell-properties fo:border-bottom="2.01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M6]&gt;[.M7])" style:apply-style-name="赤左下" style:base-cell-address="トーナメント32.F5"/>
    </style:style>
    <style:style style:name="ce50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mm"/>
    </style:style>
    <style:style style:name="ce2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mm"/>
      <style:map style:condition="is-true-formula([.M7]&gt;[.M6])" style:apply-style-name="赤左上_ff0b_右" style:base-cell-address="トーナメント32.F7"/>
    </style:style>
    <style:style style:name="ce5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start" fo:margin-left="0mm"/>
      <style:map style:condition="is-true-formula([.M14]&gt;[.M15])" style:apply-style-name="赤左下_ff0b_右" style:base-cell-address="トーナメント32.F13"/>
    </style:style>
    <style:style style:name="ce5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M15]&gt;[.M14])" style:apply-style-name="赤左上" style:base-cell-address="トーナメント32.F15"/>
    </style:style>
    <style:style style:name="ce26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M22]&gt;[.M23])" style:apply-style-name="赤左下" style:base-cell-address="トーナメント32.F21"/>
    </style:style>
    <style:style style:name="ce26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mm"/>
      <style:map style:condition="is-true-formula([.M23]&gt;[.M22])" style:apply-style-name="赤左上_ff0b_右" style:base-cell-address="トーナメント32.F23"/>
    </style:style>
    <style:style style:name="ce26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start" fo:margin-left="0mm"/>
      <style:map style:condition="is-true-formula([.M30]&gt;[.M31])" style:apply-style-name="赤左下_ff0b_右" style:base-cell-address="トーナメント32.F29"/>
    </style:style>
    <style:style style:name="ce26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M31]&gt;[.M30])" style:apply-style-name="赤左上" style:base-cell-address="トーナメント32.F31"/>
    </style:style>
    <style:style style:name="ce27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M38]&gt;[.M39])" style:apply-style-name="赤左下" style:base-cell-address="トーナメント32.F37"/>
    </style:style>
    <style:style style:name="ce27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mm"/>
      <style:map style:condition="is-true-formula([.M39]&gt;[.M38])" style:apply-style-name="赤左上_ff0b_右" style:base-cell-address="トーナメント32.F39"/>
    </style:style>
    <style:style style:name="ce2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start" fo:margin-left="0mm"/>
      <style:map style:condition="is-true-formula([.M46]&gt;[.M47])" style:apply-style-name="赤左下_ff0b_右" style:base-cell-address="トーナメント32.F45"/>
    </style:style>
    <style:style style:name="ce27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M47]&gt;[.M46])" style:apply-style-name="赤左上" style:base-cell-address="トーナメント32.F47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M54]&gt;[.M55])" style:apply-style-name="赤左下" style:base-cell-address="トーナメント32.F53"/>
    </style:style>
    <style:style style:name="ce27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mm"/>
      <style:map style:condition="is-true-formula([.M55]&gt;[.M54])" style:apply-style-name="赤左上_ff0b_右" style:base-cell-address="トーナメント32.F55"/>
    </style:style>
    <style:style style:name="ce2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start" fo:margin-left="0mm"/>
      <style:map style:condition="is-true-formula([.M62]&gt;[.M63])" style:apply-style-name="赤左下_ff0b_右" style:base-cell-address="トーナメント32.F61"/>
    </style:style>
    <style:style style:name="ce2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M63]&gt;[.M62])" style:apply-style-name="赤左上" style:base-cell-address="トーナメント32.F63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is-true-formula([.M68]&gt;[.M69])" style:apply-style-name="赤左下" style:base-cell-address="トーナメント32.F67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N10]&gt;[.N11])" style:apply-style-name="赤左下" style:base-cell-address="トーナメント32.G7"/>
    </style:style>
    <style:style style:name="ce28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mm"/>
      <style:map style:condition="is-true-formula([.N11]&gt;[.N10])" style:apply-style-name="赤左上_ff0b_右" style:base-cell-address="トーナメント32.G11"/>
    </style:style>
    <style:style style:name="ce2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start" fo:margin-left="0mm"/>
      <style:map style:condition="is-true-formula([.N26]&gt;[.N27])" style:apply-style-name="赤左下_ff0b_右" style:base-cell-address="トーナメント32.G23"/>
    </style:style>
    <style:style style:name="ce28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N27]&gt;[.N26])" style:apply-style-name="赤左上" style:base-cell-address="トーナメント32.G27"/>
    </style:style>
    <style:style style:name="ce28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N42]&gt;[.N43])" style:apply-style-name="赤左下" style:base-cell-address="トーナメント32.G39"/>
    </style:style>
    <style:style style:name="ce28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mm"/>
      <style:map style:condition="is-true-formula([.N43]&gt;[.N42])" style:apply-style-name="赤左上_ff0b_右" style:base-cell-address="トーナメント32.G43"/>
    </style:style>
    <style:style style:name="ce2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start" fo:margin-left="0mm"/>
      <style:map style:condition="is-true-formula([.N58]&gt;[.N59])" style:apply-style-name="赤左下_ff0b_右" style:base-cell-address="トーナメント32.G55"/>
    </style:style>
    <style:style style:name="ce28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N59]&gt;[.N58])" style:apply-style-name="赤左上" style:base-cell-address="トーナメント32.G59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is-true-formula([.N70]&gt;[.N71])" style:apply-style-name="赤左下" style:base-cell-address="トーナメント32.G67"/>
    </style:style>
    <style:style style:name="ce536" style:family="table-cell" style:parent-style-name="Default">
      <style:table-cell-properties fo:border-bottom="0.06pt solid #000000" style:text-align-source="fix" style:repeat-content="false" fo:border-left="none" fo:border-right="none" fo:border-top="2.01pt solid #000000"/>
      <style:paragraph-properties fo:text-align="start" fo:margin-left="0mm"/>
    </style:style>
    <style:style style:name="ce537" style:family="table-cell" style:parent-style-name="Default">
      <style:table-cell-properties fo:border-bottom="2.01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5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O18]&gt;[.O19])" style:apply-style-name="赤左下" style:base-cell-address="トーナメント32.H11"/>
    </style:style>
    <style:style style:name="ce54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mm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mm"/>
      <style:map style:condition="is-true-formula([.O19]&gt;[.O18])" style:apply-style-name="赤左上_ff0b_右" style:base-cell-address="トーナメント32.H19"/>
    </style:style>
    <style:style style:name="ce29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</style:style>
    <style:style style:name="ce2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start" fo:margin-left="0mm"/>
      <style:map style:condition="is-true-formula([.O50]&gt;[.O51])" style:apply-style-name="赤左下_ff0b_右" style:base-cell-address="トーナメント32.H43"/>
    </style:style>
    <style:style style:name="ce2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O51]&gt;[.O50])" style:apply-style-name="赤左上" style:base-cell-address="トーナメント32.H51"/>
    </style:style>
    <style:style style:name="ce2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74]&gt;[.O75])" style:apply-style-name="赤左下_ff0b_右" style:base-cell-address="トーナメント32.H67"/>
    </style:style>
    <style:style style:name="ce30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P34]&gt;[.P35])" style:apply-style-name="赤左下" style:base-cell-address="トーナメント32.I19"/>
    </style:style>
    <style:style style:name="ce30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mm"/>
    </style:style>
    <style:style style:name="ce3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P35]&gt;[.P34])" style:apply-style-name="赤左上" style:base-cell-address="トーナメント32.I35"/>
    </style:style>
    <style:style style:name="ce3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P67]&gt;[.P66])" style:apply-style-name="赤左上" style:base-cell-address="トーナメント32.I67"/>
    </style:style>
    <style:style style:name="ce552" style:family="table-cell" style:parent-style-name="Default">
      <style:table-cell-properties fo:background-color="#eeeeee"/>
    </style:style>
    <style:style style:name="ce5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4]&gt;[.L5])" style:apply-style-name="赤上" style:base-cell-address="トーナメント16.D4"/>
    </style:style>
    <style:style style:name="ce5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5]&gt;[.L4])" style:apply-style-name="赤下" style:base-cell-address="トーナメント16.D5"/>
    </style:style>
    <style:style style:name="ce55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8]&gt;[.L9])" style:apply-style-name="赤上" style:base-cell-address="トーナメント16.D8"/>
    </style:style>
    <style:style style:name="ce5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9]&gt;[.L8])" style:apply-style-name="赤下" style:base-cell-address="トーナメント16.D9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12]&gt;[.L13])" style:apply-style-name="赤上" style:base-cell-address="トーナメント16.D12"/>
    </style:style>
    <style:style style:name="ce5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13]&gt;[.L12])" style:apply-style-name="赤下" style:base-cell-address="トーナメント16.D13"/>
    </style:style>
    <style:style style:name="ce5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16]&gt;[.L17])" style:apply-style-name="赤上" style:base-cell-address="トーナメント16.D16"/>
    </style:style>
    <style:style style:name="ce5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17]&gt;[.L16])" style:apply-style-name="赤下" style:base-cell-address="トーナメント16.D17"/>
    </style:style>
    <style:style style:name="ce56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20]&gt;[.L21])" style:apply-style-name="赤上" style:base-cell-address="トーナメント16.D20"/>
    </style:style>
    <style:style style:name="ce5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21]&gt;[.L20])" style:apply-style-name="赤下" style:base-cell-address="トーナメント16.D21"/>
    </style:style>
    <style:style style:name="ce56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24]&gt;[.L25])" style:apply-style-name="赤上" style:base-cell-address="トーナメント16.D24"/>
    </style:style>
    <style:style style:name="ce5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25]&gt;[.L24])" style:apply-style-name="赤下" style:base-cell-address="トーナメント16.D25"/>
    </style:style>
    <style:style style:name="ce56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28]&gt;[.L29])" style:apply-style-name="赤上" style:base-cell-address="トーナメント16.D28"/>
    </style:style>
    <style:style style:name="ce5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29]&gt;[.L28])" style:apply-style-name="赤下" style:base-cell-address="トーナメント16.D29"/>
    </style:style>
    <style:style style:name="ce56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32]&gt;[.L33])" style:apply-style-name="赤上" style:base-cell-address="トーナメント16.D32"/>
    </style:style>
    <style:style style:name="ce56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33]&gt;[.L32])" style:apply-style-name="赤下" style:base-cell-address="トーナメント16.D33"/>
    </style:style>
    <style:style style:name="ce36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4]&gt;[.L5])" style:apply-style-name="赤左下" style:base-cell-address="トーナメント16.E4"/>
    </style:style>
    <style:style style:name="ce36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5]&gt;[.L4])" style:apply-style-name="赤左上_ff0b_右" style:base-cell-address="トーナメント16.E5"/>
    </style:style>
    <style:style style:name="ce3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8]&gt;[.L9])" style:apply-style-name="赤左下_ff0b_右" style:base-cell-address="トーナメント16.E8"/>
    </style:style>
    <style:style style:name="ce371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9]&gt;[.L8])" style:apply-style-name="赤左上" style:base-cell-address="トーナメント16.E9"/>
    </style:style>
    <style:style style:name="ce573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12]&gt;[.L13])" style:apply-style-name="赤左下" style:base-cell-address="トーナメント16.E12"/>
    </style:style>
    <style:style style:name="ce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13]&gt;[.L12])" style:apply-style-name="赤左上_ff0b_右" style:base-cell-address="トーナメント16.E13"/>
    </style:style>
    <style:style style:name="ce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16]&gt;[.L17])" style:apply-style-name="赤左下_ff0b_右" style:base-cell-address="トーナメント16.E16"/>
    </style:style>
    <style:style style:name="ce576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17]&gt;[.L16])" style:apply-style-name="赤左上" style:base-cell-address="トーナメント16.E17"/>
    </style:style>
    <style:style style:name="ce57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20]&gt;[.L21])" style:apply-style-name="赤左下" style:base-cell-address="トーナメント16.E20"/>
    </style:style>
    <style:style style:name="ce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21]&gt;[.L20])" style:apply-style-name="赤左上_ff0b_右" style:base-cell-address="トーナメント16.E21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24]&gt;[.L25])" style:apply-style-name="赤左下_ff0b_右" style:base-cell-address="トーナメント16.E24"/>
    </style:style>
    <style:style style:name="ce580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25]&gt;[.L24])" style:apply-style-name="赤左上" style:base-cell-address="トーナメント16.E25"/>
    </style:style>
    <style:style style:name="ce58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28]&gt;[.L29])" style:apply-style-name="赤左下" style:base-cell-address="トーナメント16.E28"/>
    </style:style>
    <style:style style:name="ce58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29]&gt;[.L28])" style:apply-style-name="赤左上_ff0b_右" style:base-cell-address="トーナメント16.E29"/>
    </style:style>
    <style:style style:name="ce58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32]&gt;[.L33])" style:apply-style-name="赤左下_ff0b_右" style:base-cell-address="トーナメント16.E32"/>
    </style:style>
    <style:style style:name="ce584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33]&gt;[.L32])" style:apply-style-name="赤左上" style:base-cell-address="トーナメント16.E33"/>
    </style:style>
    <style:style style:name="ce38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M6]&gt;[.M7])" style:apply-style-name="赤左下" style:base-cell-address="トーナメント16.F5"/>
    </style:style>
    <style:style style:name="ce38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mm"/>
      <style:map style:condition="is-true-formula([.M7]&gt;[.M6])" style:apply-style-name="赤左上_ff0b_右" style:base-cell-address="トーナメント16.F7"/>
    </style:style>
    <style:style style:name="ce3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start" fo:margin-left="0mm"/>
      <style:map style:condition="is-true-formula([.M14]&gt;[.M15])" style:apply-style-name="赤左下_ff0b_右" style:base-cell-address="トーナメント16.F13"/>
    </style:style>
    <style:style style:name="ce38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M15]&gt;[.M14])" style:apply-style-name="赤左上" style:base-cell-address="トーナメント16.F15"/>
    </style:style>
    <style:style style:name="ce58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M22]&gt;[.M23])" style:apply-style-name="赤左下" style:base-cell-address="トーナメント16.F21"/>
    </style:style>
    <style:style style:name="ce59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mm"/>
      <style:map style:condition="is-true-formula([.M23]&gt;[.M22])" style:apply-style-name="赤左上_ff0b_右" style:base-cell-address="トーナメント16.F23"/>
    </style:style>
    <style:style style:name="ce5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start" fo:margin-left="0mm"/>
      <style:map style:condition="is-true-formula([.M30]&gt;[.M31])" style:apply-style-name="赤左下_ff0b_右" style:base-cell-address="トーナメント16.F29"/>
    </style:style>
    <style:style style:name="ce5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M31]&gt;[.M30])" style:apply-style-name="赤左上" style:base-cell-address="トーナメント16.F31"/>
    </style:style>
    <style:style style:name="ce3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N10]&gt;[.N11])" style:apply-style-name="赤左下" style:base-cell-address="トーナメント16.G7"/>
    </style:style>
    <style:style style:name="ce39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mm"/>
      <style:map style:condition="is-true-formula([.N11]&gt;[.N10])" style:apply-style-name="赤左上_ff0b_右" style:base-cell-address="トーナメント16.G11"/>
    </style:style>
    <style:style style:name="ce3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start" fo:margin-left="0mm"/>
      <style:map style:condition="is-true-formula([.N26]&gt;[.N27])" style:apply-style-name="赤左下_ff0b_右" style:base-cell-address="トーナメント16.G23"/>
    </style:style>
    <style:style style:name="ce39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N27]&gt;[.N26])" style:apply-style-name="赤左上" style:base-cell-address="トーナメント16.G27"/>
    </style:style>
    <style:style style:name="ce59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O18]&gt;[.O19])" style:apply-style-name="赤左下" style:base-cell-address="トーナメント16.H11"/>
    </style:style>
    <style:style style:name="ce59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mm"/>
      <style:map style:condition="is-true-formula([.O19]&gt;[.O18])" style:apply-style-name="赤左上" style:base-cell-address="トーナメント16.H19"/>
    </style:style>
    <style:style style:name="ce599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4]&gt;[.L5])" style:apply-style-name="赤上" style:base-cell-address="トーナメント8.D4"/>
    </style:style>
    <style:style style:name="ce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5]&gt;[.L4])" style:apply-style-name="赤下" style:base-cell-address="トーナメント8.D5"/>
    </style:style>
    <style:style style:name="ce60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8]&gt;[.L9])" style:apply-style-name="赤上" style:base-cell-address="トーナメント8.D8"/>
    </style:style>
    <style:style style:name="ce60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9]&gt;[.L8])" style:apply-style-name="赤下" style:base-cell-address="トーナメント8.D9"/>
    </style:style>
    <style:style style:name="ce6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12]&gt;[.L13])" style:apply-style-name="赤上" style:base-cell-address="トーナメント8.D12"/>
    </style:style>
    <style:style style:name="ce60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13]&gt;[.L12])" style:apply-style-name="赤下" style:base-cell-address="トーナメント8.D13"/>
    </style:style>
    <style:style style:name="ce60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16]&gt;[.L17])" style:apply-style-name="赤上" style:base-cell-address="トーナメント8.D16"/>
    </style:style>
    <style:style style:name="ce60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17]&gt;[.L16])" style:apply-style-name="赤下" style:base-cell-address="トーナメント8.D17"/>
    </style:style>
    <style:style style:name="ce40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4]&gt;[.L5])" style:apply-style-name="赤左下" style:base-cell-address="トーナメント8.E4"/>
    </style:style>
    <style:style style:name="ce40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5]&gt;[.L4])" style:apply-style-name="赤左上_ff0b_右" style:base-cell-address="トーナメント8.E5"/>
    </style:style>
    <style:style style:name="ce4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8]&gt;[.L9])" style:apply-style-name="赤左下_ff0b_右" style:base-cell-address="トーナメント8.E8"/>
    </style:style>
    <style:style style:name="ce410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9]&gt;[.L8])" style:apply-style-name="赤左上" style:base-cell-address="トーナメント8.E9"/>
    </style:style>
    <style:style style:name="ce61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12]&gt;[.L13])" style:apply-style-name="赤左下" style:base-cell-address="トーナメント8.E12"/>
    </style:style>
    <style:style style:name="ce6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13]&gt;[.L12])" style:apply-style-name="赤左上_ff0b_右" style:base-cell-address="トーナメント8.E13"/>
    </style:style>
    <style:style style:name="ce6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16]&gt;[.L17])" style:apply-style-name="赤左下_ff0b_右" style:base-cell-address="トーナメント8.E16"/>
    </style:style>
    <style:style style:name="ce615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17]&gt;[.L16])" style:apply-style-name="赤左上" style:base-cell-address="トーナメント8.E17"/>
    </style:style>
    <style:style style:name="ce4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M6]&gt;[.M7])" style:apply-style-name="赤左下" style:base-cell-address="トーナメント8.F5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start" fo:margin-left="0mm"/>
      <style:map style:condition="is-true-formula([.M7]&gt;[.M6])" style:apply-style-name="赤左上_ff0b_右" style:base-cell-address="トーナメント8.F7"/>
    </style:style>
    <style:style style:name="ce4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start" fo:margin-left="0mm"/>
      <style:map style:condition="is-true-formula([.M14]&gt;[.M15])" style:apply-style-name="赤左下_ff0b_右" style:base-cell-address="トーナメント8.F13"/>
    </style:style>
    <style:style style:name="ce4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 fo:margin-left="0mm"/>
      <style:map style:condition="is-true-formula([.M15]&gt;[.M14])" style:apply-style-name="赤左上" style:base-cell-address="トーナメント8.F15"/>
    </style:style>
    <style:style style:name="ce41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N10]&gt;[.N11])" style:apply-style-name="赤左下" style:base-cell-address="トーナメント8.G7"/>
    </style:style>
    <style:style style:name="ce62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mm"/>
      <style:map style:condition="is-true-formula([.N11]&gt;[.N10])" style:apply-style-name="赤左上" style:base-cell-address="トーナメント8.G11"/>
    </style:style>
    <style:style style:name="ce6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4]&gt;[.L5])" style:apply-style-name="赤上" style:base-cell-address="テンプレート4.D4"/>
    </style:style>
    <style:style style:name="ce6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5]&gt;[.L4])" style:apply-style-name="赤下" style:base-cell-address="テンプレート4.D5"/>
    </style:style>
    <style:style style:name="ce6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map style:condition="is-true-formula([.L8]&gt;[.L9])" style:apply-style-name="赤上" style:base-cell-address="テンプレート4.D8"/>
    </style:style>
    <style:style style:name="ce6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map style:condition="is-true-formula([.L9]&gt;[.L8])" style:apply-style-name="赤下" style:base-cell-address="テンプレート4.D9"/>
    </style:style>
    <style:style style:name="ce42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map style:condition="is-true-formula([.L4]&gt;[.L5])" style:apply-style-name="赤左下" style:base-cell-address="テンプレート4.E4"/>
    </style:style>
    <style:style style:name="ce42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mm"/>
      <style:map style:condition="is-true-formula([.L5]&gt;[.L4])" style:apply-style-name="赤左上_ff0b_右" style:base-cell-address="テンプレート4.E5"/>
    </style:style>
    <style:style style:name="ce4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start" fo:margin-left="0mm"/>
      <style:map style:condition="is-true-formula([.L8]&gt;[.L9])" style:apply-style-name="赤左下_ff0b_右" style:base-cell-address="テンプレート4.E8"/>
    </style:style>
    <style:style style:name="ce428" style:family="table-cell" style:parent-style-name="Default">
      <style:table-cell-properties style:text-align-source="fix" style:repeat-content="false" style:vertical-align="top"/>
      <style:paragraph-properties fo:text-align="start" fo:margin-left="0mm"/>
      <style:map style:condition="is-true-formula([.L9]&gt;[.L8])" style:apply-style-name="赤左上" style:base-cell-address="テンプレート4.E9"/>
    </style:style>
    <style:style style:name="ce4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bottom"/>
      <style:paragraph-properties fo:text-align="start" fo:margin-left="0mm"/>
      <style:map style:condition="is-true-formula([.M6]&gt;[.M7])" style:apply-style-name="赤左下" style:base-cell-address="テンプレート4.F5"/>
    </style:style>
    <style:style style:name="ce6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mm"/>
      <style:map style:condition="is-true-formula([.M7]&gt;[.M6])" style:apply-style-name="赤左上" style:base-cell-address="テンプレート4.F7"/>
    </style:style>
    <style:style style:name="ce6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63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map style:condition="is-true-formula([.N10]&gt;#REF!)" style:apply-style-name="赤左下" style:base-cell-address="テンプレート4.G7"/>
    </style:style>
    <style:style style:name="ce442" style:family="table-cell" style:parent-style-name="Default" style:data-style-name="N113">
      <style:table-cell-properties style:text-align-source="fix" style:repeat-content="false" style:vertical-align="bottom"/>
      <style:paragraph-properties fo:text-align="end" fo:margin-left="0mm"/>
    </style:style>
    <style:style style:name="ce443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 style:vertical-align="bottom"/>
      <style:paragraph-properties fo:text-align="end" fo:margin-left="0mm"/>
    </style:style>
    <style:style style:name="ce444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end" fo:margin-left="0mm"/>
    </style:style>
    <style:style style:name="ce445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446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mm"/>
    </style:style>
    <style:style style:name="ce447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</style:style>
    <style:style style:name="ce448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</style:style>
    <style:style style:name="ce449" style:family="table-cell" style:parent-style-name="Default" style:data-style-name="N113">
      <style:table-cell-properties style:text-align-source="fix" style:repeat-content="false" fo:border="none" style:vertical-align="bottom"/>
      <style:paragraph-properties fo:text-align="end" fo:margin-left="0mm"/>
    </style:style>
    <style:style style:name="ce450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 style:vertical-align="bottom"/>
      <style:paragraph-properties fo:text-align="end" fo:margin-left="0mm"/>
    </style:style>
    <style:style style:name="ce451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45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:DRAW&quot;;&quot;1:RESULT&quot;)" table:allow-empty-cell="false" table:display-list="unsorted" table:base-cell-address="'ラウンドロビン5-ダブルス'.W5">
          <table:error-message table:message-type="stop" table:display="true"/>
        </table:content-validation>
      </table:content-validations>
      <table:table table:name="ラウンドロビン5-ダブルス" table:style-name="ta1" table:print-ranges="'ラウンドロビン5-ダブルス'.A1:'ラウンドロビン5-ダブルス'.U1048576"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996" table:default-cell-style-name="Default"/>
        <table:table-row table:style-name="ro1">
          <table:table-cell table:style-name="ce4" table:formula="of:=[.W1]" office:value-type="float" office:value="0" calcext:value-type="float" table:number-columns-spanned="21" table:number-rows-spanned="1">
            <text:p>0</text:p>
          </table:table-cell>
          <table:covered-table-cell table:number-columns-repeated="20"/>
          <table:table-cell table:style-name="ce66" office:value-type="string" calcext:value-type="string">
            <text:p>TITLE</text:p>
          </table:table-cell>
          <table:table-cell table:style-name="ce66"/>
          <table:table-cell table:style-name="ce18" table:formula="of:=(LEFT([.W5];1)=&quot;1&quot;)" office:value-type="boolean" office:boolean-value="false" calcext:value-type="boolean" table:number-columns-spanned="5" table:number-rows-spanned="1">
            <text:p>FALSE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style-name="ce164" table:formula="of:=[.W2]" office:value-type="string" office:string-value="A" calcext:value-type="string" table:number-columns-spanned="9" table:number-rows-spanned="1">
            <text:p>A</text:p>
          </table:table-cell>
          <table:covered-table-cell table:number-columns-repeated="8"/>
          <table:table-cell table:style-name="ce14" table:formula="of:=TEXT([.W4];&quot;yyyy年m月d日&quot;)&amp; &quot; &quot;&amp;[.W3]" office:value-type="string" office:string-value="2017年11月28日 " calcext:value-type="string" table:number-columns-spanned="12" table:number-rows-spanned="1">
            <text:p>2017年11月28日 </text:p>
          </table:table-cell>
          <table:covered-table-cell table:number-columns-repeated="11"/>
          <table:table-cell table:style-name="ce66" office:value-type="string" calcext:value-type="string">
            <text:p>CLASS</text:p>
          </table:table-cell>
          <table:table-cell table:style-name="ce66" office:value-type="string" calcext:value-type="string">
            <text:p>A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66" office:value-type="string" calcext:value-type="string">
            <text:p>PLACE</text:p>
          </table:table-cell>
          <table:table-cell table:style-name="ce66"/>
          <table:table-cell table:style-name="ce18" table:number-columns-spanned="5" table:number-rows-spanned="1"/>
          <table:covered-table-cell table:number-columns-repeated="4"/>
          <table:table-cell table:number-columns-repeated="996"/>
        </table:table-row>
        <table:table-row table:style-name="ro1">
          <table:table-cell table:style-name="ce21" table:number-columns-spanned="3" table:number-rows-spanned="2"/>
          <table:covered-table-cell table:style-name="ce15"/>
          <table:covered-table-cell table:style-name="ce35"/>
          <table:table-cell table:style-name="ce32" table:formula="of:=IF([.B6]&lt;&gt;&quot;&quot;;[.B6];&quot;&quot;)" table:number-columns-spanned="3" table:number-rows-spanned="1">
            <text:p/>
          </table:table-cell>
          <table:covered-table-cell table:number-columns-repeated="2" table:style-name="ce36"/>
          <table:table-cell table:style-name="ce32" table:formula="of:=IF([.B8]&lt;&gt;&quot;&quot;;[.B8];&quot;&quot;)" table:number-columns-spanned="3" table:number-rows-spanned="1">
            <text:p/>
          </table:table-cell>
          <table:covered-table-cell table:number-columns-repeated="2" table:style-name="ce36"/>
          <table:table-cell table:style-name="ce32" table:formula="of:=IF([.B10]&lt;&gt;&quot;&quot;;[.B10];&quot;&quot;)" table:number-columns-spanned="3" table:number-rows-spanned="1">
            <text:p/>
          </table:table-cell>
          <table:covered-table-cell table:number-columns-repeated="2" table:style-name="ce36"/>
          <table:table-cell table:style-name="ce55" table:formula="of:=IF([.B12]&lt;&gt;&quot;&quot;;[.B12];&quot;&quot;)" table:number-columns-spanned="3" table:number-rows-spanned="1">
            <text:p/>
          </table:table-cell>
          <table:covered-table-cell table:number-columns-repeated="2" table:style-name="ce36"/>
          <table:table-cell table:style-name="ce55" table:formula="of:=IF([.B14]&lt;&gt;&quot;&quot;;[.B14];&quot;&quot;)" table:number-columns-spanned="3" table:number-rows-spanned="1">
            <text:p/>
          </table:table-cell>
          <table:covered-table-cell table:number-columns-repeated="2" table:style-name="ce36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66" office:value-type="string" calcext:value-type="string">
            <text:p>DATE</text:p>
          </table:table-cell>
          <table:table-cell table:style-name="ce17" office:value-type="date" office:date-value="2017-11-28" calcext:value-type="date">
            <text:p>2017/11/28</text:p>
          </table:table-cell>
          <table:table-cell table:style-name="ce115" office:value-type="string" calcext:value-type="string" table:number-columns-spanned="1" table:number-rows-spanned="2">
            <text:p>勝数</text:p>
          </table:table-cell>
          <table:table-cell table:style-name="ce115" office:value-type="string" calcext:value-type="string" table:number-columns-spanned="1" table:number-rows-spanned="2">
            <text:p>負数</text:p>
          </table:table-cell>
          <table:table-cell table:style-name="ce115" office:value-type="string" calcext:value-type="string" table:number-columns-spanned="1" table:number-rows-spanned="2">
            <text:p>全ゲーム</text:p>
          </table:table-cell>
          <table:table-cell table:style-name="ce115" office:value-type="string" calcext:value-type="string" table:number-columns-spanned="1" table:number-rows-spanned="2">
            <text:p>取得ゲーム</text:p>
          </table:table-cell>
          <table:table-cell table:style-name="ce115" office:value-type="string" calcext:value-type="string" table:number-columns-spanned="1" table:number-rows-spanned="2">
            <text:p>取得率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R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number-columns-repeated="2" table:style-name="ce22"/>
          <table:covered-table-cell table:style-name="ce30"/>
          <table:table-cell table:style-name="ce33" table:formula="of:=IF([.B7]&lt;&gt;&quot;&quot;;[.B7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9]&lt;&gt;&quot;&quot;;[.B9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11]&lt;&gt;&quot;&quot;;[.B11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13]&lt;&gt;&quot;&quot;;[.B13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15]&lt;&gt;&quot;&quot;;[.B15];&quot;&quot;)" table:number-columns-spanned="3" table:number-rows-spanned="1">
            <text:p/>
          </table:table-cell>
          <table:covered-table-cell table:number-columns-repeated="2" table:style-name="ce41"/>
          <table:covered-table-cell table:number-columns-repeated="3" table:style-name="ce22"/>
          <table:table-cell table:style-name="ce66" office:value-type="string" calcext:value-type="string">
            <text:p>MODE</text:p>
          </table:table-cell>
          <table:table-cell table:style-name="ce66" table:content-validation-name="val1" office:value-type="string" calcext:value-type="string">
            <text:p>0:DRAW</text:p>
          </table:table-cell>
          <table:covered-table-cell table:number-columns-repeated="7" table:style-name="ce34"/>
          <table:covered-table-cell table:number-columns-repeated="3"/>
          <table:table-cell table:number-columns-repeated="991"/>
        </table:table-row>
        <table:table-row table:style-name="ro1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28"/>
          <table:table-cell table:style-name="ce40"/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6];&quot;&quot;)" table:number-columns-spanned="1" table:number-rows-spanned="2">
            <text:p/>
          </table:table-cell>
          <table:table-cell table:style-name="ce3" table:formula="of:=IF([.$X$1];[.AD6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6]&gt;[.F6];1;0)+IF([.G6]&gt;[.I6];1;0)+IF([.J6]&gt;[.L6];1;0)+IF([.M6]&gt;[.O6];1;0)+IF([.P6]&gt;[.R6];1;0)" office:value-type="float" office:value="0" calcext:value-type="float" table:number-columns-spanned="1" table:number-rows-spanned="2">
            <text:p>0</text:p>
          </table:table-cell>
          <table:table-cell table:style-name="ce1" table:formula="of:=IF([.D6]&lt;[.F6];1;0)+IF([.G6]&lt;[.I6];1;0)+IF([.J6]&lt;[.L6];1;0)+IF([.M6]&lt;[.O6];1;0)+IF([.P6]&lt;[.R6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6];[.F6];[.G6];[.I6];[.J6];[.L6];[.M6];[.O6];[.P6];[.R6])" office:value-type="float" office:value="0" calcext:value-type="float" table:number-columns-spanned="1" table:number-rows-spanned="2">
            <text:p>0</text:p>
          </table:table-cell>
          <table:table-cell table:style-name="ce1" table:formula="of:=SUM([.D6];[.G6];[.J6];[.M6];[.P6])" office:value-type="float" office:value="0" calcext:value-type="float" table:number-columns-spanned="1" table:number-rows-spanned="2">
            <text:p>0</text:p>
          </table:table-cell>
          <table:table-cell table:style-name="ce19" table:formula="of:=IF([.Z6]=0;0;[.AA6]/[.Z6])" office:value-type="float" office:value="0" calcext:value-type="float" table:number-columns-spanned="1" table:number-rows-spanned="2">
            <text:p>0.0000</text:p>
          </table:table-cell>
          <table:table-cell table:style-name="ce20" table:formula="of:=[.X6]&amp;&quot;勝&quot;&amp;[.Y6]&amp;&quot;敗&quot;&amp;CHAR(13)&amp;TEXT([.AB6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6];[.X6:.X14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39"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3" table:formula="of:=+[.A6]+1" office:value-type="float" office:value="2" calcext:value-type="float" table:number-columns-spanned="1" table:number-rows-spanned="2">
            <text:p>2</text:p>
          </table:table-cell>
          <table:table-cell table:style-name="ce28"/>
          <table:table-cell table:style-name="ce40"/>
          <table:table-cell table:style-name="ce6" table:formula="of:=IF([.$X$1];[.I6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G6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8];&quot;&quot;)" table:number-columns-spanned="1" table:number-rows-spanned="2">
            <text:p/>
          </table:table-cell>
          <table:table-cell table:style-name="ce3" table:formula="of:=IF([.$X$1];[.AD8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8]&gt;[.F8];1;0)+IF([.G8]&gt;[.I8];1;0)+IF([.J8]&gt;[.L8];1;0)+IF([.M8]&gt;[.O8];1;0)+IF([.P8]&gt;[.R8];1;0)" office:value-type="float" office:value="0" calcext:value-type="float" table:number-columns-spanned="1" table:number-rows-spanned="2">
            <text:p>0</text:p>
          </table:table-cell>
          <table:table-cell table:style-name="ce1" table:formula="of:=IF([.D8]&lt;[.F8];1;0)+IF([.G8]&lt;[.I8];1;0)+IF([.J8]&lt;[.L8];1;0)+IF([.M8]&lt;[.O8];1;0)+IF([.P8]&lt;[.R8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8];[.F8];[.G8];[.I8];[.J8];[.L8];[.M8];[.O8];[.P8];[.R8])" office:value-type="float" office:value="0" calcext:value-type="float" table:number-columns-spanned="1" table:number-rows-spanned="2">
            <text:p>0</text:p>
          </table:table-cell>
          <table:table-cell table:style-name="ce1" table:formula="of:=SUM([.D8];[.G8];[.J8];[.M8];[.P8])" office:value-type="float" office:value="0" calcext:value-type="float" table:number-columns-spanned="1" table:number-rows-spanned="2">
            <text:p>0</text:p>
          </table:table-cell>
          <table:table-cell table:style-name="ce19" table:formula="of:=IF([.Z8]=0;0;[.AA8]/[.Z8])" office:value-type="float" office:value="0" calcext:value-type="float" table:number-columns-spanned="1" table:number-rows-spanned="2">
            <text:p>0.0000</text:p>
          </table:table-cell>
          <table:table-cell table:style-name="ce20" table:formula="of:=[.X8]&amp;&quot;勝&quot;&amp;[.Y8]&amp;&quot;敗&quot;&amp;CHAR(13)&amp;TEXT([.AB8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8];[.X6:.X14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3" table:formula="of:=+[.A8]+1" office:value-type="float" office:value="3" calcext:value-type="float" table:number-columns-spanned="1" table:number-rows-spanned="2">
            <text:p>3</text:p>
          </table:table-cell>
          <table:table-cell table:style-name="ce28"/>
          <table:table-cell table:style-name="ce40"/>
          <table:table-cell table:style-name="ce6" table:formula="of:=IF([.$X$1];[.L6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J6];&quot;&quot;)" table:number-columns-spanned="1" table:number-rows-spanned="2">
            <text:p/>
          </table:table-cell>
          <table:table-cell table:style-name="ce6" table:formula="of:=IF([.$X$1];[.L8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J8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10];&quot;&quot;)" table:number-columns-spanned="1" table:number-rows-spanned="2">
            <text:p/>
          </table:table-cell>
          <table:table-cell table:style-name="ce3" table:formula="of:=IF([.$X$1];[.AD10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10]&gt;[.F10];1;0)+IF([.G10]&gt;[.I10];1;0)+IF([.J10]&gt;[.L10];1;0)+IF([.M10]&gt;[.O10];1;0)+IF([.P10]&gt;[.R10];1;0)" office:value-type="float" office:value="0" calcext:value-type="float" table:number-columns-spanned="1" table:number-rows-spanned="2">
            <text:p>0</text:p>
          </table:table-cell>
          <table:table-cell table:style-name="ce1" table:formula="of:=IF([.D10]&lt;[.F10];1;0)+IF([.G10]&lt;[.I10];1;0)+IF([.J10]&lt;[.L10];1;0)+IF([.M10]&lt;[.O10];1;0)+IF([.P10]&lt;[.R10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10];[.F10];[.G10];[.I10];[.J10];[.L10];[.M10];[.O10];[.P10];[.R10])" office:value-type="float" office:value="0" calcext:value-type="float" table:number-columns-spanned="1" table:number-rows-spanned="2">
            <text:p>0</text:p>
          </table:table-cell>
          <table:table-cell table:style-name="ce1" table:formula="of:=SUM([.D10];[.G10];[.J10];[.M10];[.P10])" office:value-type="float" office:value="0" calcext:value-type="float" table:number-columns-spanned="1" table:number-rows-spanned="2">
            <text:p>0</text:p>
          </table:table-cell>
          <table:table-cell table:style-name="ce19" table:formula="of:=IF([.Z10]=0;0;[.AA10]/[.Z10])" office:value-type="float" office:value="0" calcext:value-type="float" table:number-columns-spanned="1" table:number-rows-spanned="2">
            <text:p>0.0000</text:p>
          </table:table-cell>
          <table:table-cell table:style-name="ce20" table:formula="of:=[.X10]&amp;&quot;勝&quot;&amp;[.Y10]&amp;&quot;敗&quot;&amp;CHAR(13)&amp;TEXT([.AB10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10];[.X6:.X14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23" table:formula="of:=IF([.B12]&lt;&gt;&quot;&quot;;[.A10]+1;&quot;&quot;)" table:number-columns-spanned="1" table:number-rows-spanned="2">
            <text:p/>
          </table:table-cell>
          <table:table-cell table:style-name="ce28"/>
          <table:table-cell table:style-name="ce40"/>
          <table:table-cell table:style-name="ce6" table:formula="of:=IF([.$X$1];[.O6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6];&quot;&quot;)" table:number-columns-spanned="1" table:number-rows-spanned="2">
            <text:p/>
          </table:table-cell>
          <table:table-cell table:style-name="ce6" table:formula="of:=IF([.$X$1];[.O8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8];&quot;&quot;)" table:number-columns-spanned="1" table:number-rows-spanned="2">
            <text:p/>
          </table:table-cell>
          <table:table-cell table:style-name="ce6" table:formula="of:=IF([.$X$1];[.O10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10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12];&quot;&quot;)" table:number-columns-spanned="1" table:number-rows-spanned="2">
            <text:p/>
          </table:table-cell>
          <table:table-cell table:style-name="ce3" table:formula="of:=IF([.$X$1];[.AD12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12]&gt;[.F12];1;0)+IF([.G12]&gt;[.I12];1;0)+IF([.J12]&gt;[.L12];1;0)+IF([.M12]&gt;[.O12];1;0)+IF([.P12]&gt;[.R12];1;0)" office:value-type="float" office:value="0" calcext:value-type="float" table:number-columns-spanned="1" table:number-rows-spanned="2">
            <text:p>0</text:p>
          </table:table-cell>
          <table:table-cell table:style-name="ce1" table:formula="of:=IF([.D12]&lt;[.F12];1;0)+IF([.G12]&lt;[.I12];1;0)+IF([.J12]&lt;[.L12];1;0)+IF([.M12]&lt;[.O12];1;0)+IF([.P12]&lt;[.R12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12];[.F12];[.G12];[.I12];[.J12];[.L12];[.M12];[.O12];[.P12];[.R12])" office:value-type="float" office:value="0" calcext:value-type="float" table:number-columns-spanned="1" table:number-rows-spanned="2">
            <text:p>0</text:p>
          </table:table-cell>
          <table:table-cell table:style-name="ce1" table:formula="of:=SUM([.D12];[.G12];[.J12];[.M12];[.P12])" office:value-type="float" office:value="0" calcext:value-type="float" table:number-columns-spanned="1" table:number-rows-spanned="2">
            <text:p>0</text:p>
          </table:table-cell>
          <table:table-cell table:style-name="ce19" table:formula="of:=IF([.Z12]=0;0;[.AA12]/[.Z12])" office:value-type="float" office:value="0" calcext:value-type="float" table:number-columns-spanned="1" table:number-rows-spanned="2">
            <text:p>0.0000</text:p>
          </table:table-cell>
          <table:table-cell table:style-name="ce20" table:formula="of:=[.X12]&amp;&quot;勝&quot;&amp;[.Y12]&amp;&quot;敗&quot;&amp;CHAR(13)&amp;TEXT([.AB12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12];[.X6:.X14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23" table:formula="of:=IF([.B14]&lt;&gt;&quot;&quot;;[.A12]+1;&quot;&quot;)" table:number-columns-spanned="1" table:number-rows-spanned="2">
            <text:p/>
          </table:table-cell>
          <table:table-cell table:style-name="ce28"/>
          <table:table-cell table:style-name="ce40"/>
          <table:table-cell table:style-name="ce6" table:formula="of:=IF([.$X$1];[.R6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6];&quot;&quot;)" table:number-columns-spanned="1" table:number-rows-spanned="2">
            <text:p/>
          </table:table-cell>
          <table:table-cell table:style-name="ce6" table:formula="of:=IF([.$X$1];[.R8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8];&quot;&quot;)" table:number-columns-spanned="1" table:number-rows-spanned="2">
            <text:p/>
          </table:table-cell>
          <table:table-cell table:style-name="ce6" table:formula="of:=IF([.$X$1];[.R10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10];&quot;&quot;)" table:number-columns-spanned="1" table:number-rows-spanned="2">
            <text:p/>
          </table:table-cell>
          <table:table-cell table:style-name="ce6" table:formula="of:=IF([.$X$1];[.R12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12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38" table:formula="of:=IF([.$X$1];[.AC14];&quot;&quot;)" table:number-columns-spanned="1" table:number-rows-spanned="2">
            <text:p/>
          </table:table-cell>
          <table:table-cell table:style-name="ce3" table:formula="of:=IF([.$X$1];[.AD14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14]&gt;[.F14];1;0)+IF([.G14]&gt;[.I14];1;0)+IF([.J14]&gt;[.L14];1;0)+IF([.M14]&gt;[.O14];1;0)+IF([.P14]&gt;[.R14];1;0)" office:value-type="float" office:value="0" calcext:value-type="float" table:number-columns-spanned="1" table:number-rows-spanned="2">
            <text:p>0</text:p>
          </table:table-cell>
          <table:table-cell table:style-name="ce1" table:formula="of:=IF([.D14]&lt;[.F14];1;0)+IF([.G14]&lt;[.I14];1;0)+IF([.J14]&lt;[.L14];1;0)+IF([.M14]&lt;[.O14];1;0)+IF([.P14]&lt;[.R14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14];[.F14];[.G14];[.I14];[.J14];[.L14];[.M14];[.O14];[.P14];[.R14])" office:value-type="float" office:value="0" calcext:value-type="float" table:number-columns-spanned="1" table:number-rows-spanned="2">
            <text:p>0</text:p>
          </table:table-cell>
          <table:table-cell table:style-name="ce1" table:formula="of:=SUM([.D14];[.G14];[.J14];[.M14];[.P14])" office:value-type="float" office:value="0" calcext:value-type="float" table:number-columns-spanned="1" table:number-rows-spanned="2">
            <text:p>0</text:p>
          </table:table-cell>
          <table:table-cell table:style-name="ce19" table:formula="of:=IF([.Z14]=0;0;[.AA14]/[.Z14])" office:value-type="float" office:value="0" calcext:value-type="float" table:number-columns-spanned="1" table:number-rows-spanned="2">
            <text:p>0.0000</text:p>
          </table:table-cell>
          <table:table-cell table:style-name="ce20" table:formula="of:=[.X14]&amp;&quot;勝&quot;&amp;[.Y14]&amp;&quot;敗&quot;&amp;CHAR(13)&amp;TEXT([.AB14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14];[.X6:.X14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spanned="3" table:number-rows-spanned="2"/>
          <table:covered-table-cell table:style-name="ce15"/>
          <table:covered-table-cell table:style-name="ce35"/>
          <table:table-cell table:style-name="ce32" table:formula="of:=IF([.B19]&lt;&gt;&quot;&quot;;[.B19];&quot;&quot;)" table:number-columns-spanned="3" table:number-rows-spanned="1">
            <text:p/>
          </table:table-cell>
          <table:covered-table-cell table:number-columns-repeated="2" table:style-name="ce36"/>
          <table:table-cell table:style-name="ce32" table:formula="of:=IF([.B21]&lt;&gt;&quot;&quot;;[.B21];&quot;&quot;)" table:number-columns-spanned="3" table:number-rows-spanned="1">
            <text:p/>
          </table:table-cell>
          <table:covered-table-cell table:number-columns-repeated="2" table:style-name="ce36"/>
          <table:table-cell table:style-name="ce32" table:formula="of:=IF([.B23]&lt;&gt;&quot;&quot;;[.B23];&quot;&quot;)" table:number-columns-spanned="3" table:number-rows-spanned="1">
            <text:p/>
          </table:table-cell>
          <table:covered-table-cell table:number-columns-repeated="2" table:style-name="ce36"/>
          <table:table-cell table:style-name="ce55" table:formula="of:=IF([.B25]&lt;&gt;&quot;&quot;;[.B25];&quot;&quot;)" table:number-columns-spanned="3" table:number-rows-spanned="1">
            <text:p/>
          </table:table-cell>
          <table:covered-table-cell table:number-columns-repeated="2" table:style-name="ce36"/>
          <table:table-cell table:style-name="ce55" table:formula="of:=IF([.B27]&lt;&gt;&quot;&quot;;[.B27];&quot;&quot;)" table:number-columns-spanned="3" table:number-rows-spanned="1">
            <text:p/>
          </table:table-cell>
          <table:covered-table-cell table:number-columns-repeated="2" table:style-name="ce36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  <table:table-cell table:style-name="ce1" office:value-type="string" calcext:value-type="string" table:number-columns-spanned="1" table:number-rows-spanned="2">
            <text:p>w</text:p>
          </table:table-cell>
          <table:table-cell table:style-name="ce1" office:value-type="string" calcext:value-type="string" table:number-columns-spanned="1" table:number-rows-spanned="2">
            <text:p>l</text:p>
          </table:table-cell>
          <table:table-cell table:style-name="ce1" office:value-type="string" calcext:value-type="string" table:number-columns-spanned="1" table:number-rows-spanned="2">
            <text:p>a.g.</text:p>
          </table:table-cell>
          <table:table-cell table:style-name="ce1" office:value-type="string" calcext:value-type="string" table:number-columns-spanned="1" table:number-rows-spanned="2">
            <text:p>g.g.</text:p>
          </table:table-cell>
          <table:table-cell table:style-name="ce1" office:value-type="string" calcext:value-type="string" table:number-columns-spanned="1" table:number-rows-spanned="2">
            <text:p>%</text:p>
          </table:table-cell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R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number-columns-repeated="2" table:style-name="ce22"/>
          <table:covered-table-cell table:style-name="ce30"/>
          <table:table-cell table:style-name="ce33" table:formula="of:=IF([.B20]&lt;&gt;&quot;&quot;;[.B20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22]&lt;&gt;&quot;&quot;;[.B22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24]&lt;&gt;&quot;&quot;;[.B24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26]&lt;&gt;&quot;&quot;;[.B26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28]&lt;&gt;&quot;&quot;;[.B28];&quot;&quot;)" table:number-columns-spanned="3" table:number-rows-spanned="1">
            <text:p/>
          </table:table-cell>
          <table:covered-table-cell table:number-columns-repeated="2" table:style-name="ce41"/>
          <table:covered-table-cell table:number-columns-repeated="3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3" table:formula="of:=IF([.B14]&lt;&gt;&quot;&quot;;[.A14]+1;IF([.B12]&lt;&gt;&quot;&quot;;[.A12]+1;[.A10]+1))" office:value-type="float" office:value="4" calcext:value-type="float" table:number-columns-spanned="1" table:number-rows-spanned="2">
            <text:p>4</text:p>
          </table:table-cell>
          <table:table-cell table:style-name="ce28"/>
          <table:table-cell table:style-name="ce40"/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19];&quot;&quot;)" table:number-columns-spanned="1" table:number-rows-spanned="2">
            <text:p/>
          </table:table-cell>
          <table:table-cell table:style-name="ce23" table:formula="of:=IF([.$X$1];[.AD19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19]&gt;[.F19];1;0)+IF([.G19]&gt;[.I19];1;0)+IF([.J19]&gt;[.L19];1;0)+IF([.M19]&gt;[.O19];1;0)+IF([.P19]&gt;[.R19];1;0)" office:value-type="float" office:value="0" calcext:value-type="float" table:number-columns-spanned="1" table:number-rows-spanned="2">
            <text:p>0</text:p>
          </table:table-cell>
          <table:table-cell table:style-name="ce1" table:formula="of:=IF([.D19]&lt;[.F19];1;0)+IF([.G19]&lt;[.I19];1;0)+IF([.J19]&lt;[.L19];1;0)+IF([.M19]&lt;[.O19];1;0)+IF([.P19]&lt;[.R19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19];[.F19];[.G19];[.I19];[.J19];[.L19];[.M19];[.O19];[.P19];[.R19])" office:value-type="float" office:value="0" calcext:value-type="float" table:number-columns-spanned="1" table:number-rows-spanned="2">
            <text:p>0</text:p>
          </table:table-cell>
          <table:table-cell table:style-name="ce1" table:formula="of:=SUM([.D19];[.G19];[.J19];[.M19];[.P19])" office:value-type="float" office:value="0" calcext:value-type="float" table:number-columns-spanned="1" table:number-rows-spanned="2">
            <text:p>0</text:p>
          </table:table-cell>
          <table:table-cell table:style-name="ce19" table:formula="of:=IF([.Z19]=0;0;[.AA19]/[.Z19])" office:value-type="float" office:value="0" calcext:value-type="float" table:number-columns-spanned="1" table:number-rows-spanned="2">
            <text:p>0.0000</text:p>
          </table:table-cell>
          <table:table-cell table:style-name="ce20" table:formula="of:=[.X19]&amp;&quot;勝&quot;&amp;[.Y19]&amp;&quot;敗&quot;&amp;CHAR(13)&amp;TEXT([.AB19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19];[.X19:.X27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39"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3" table:formula="of:=+[.A19]+1" office:value-type="float" office:value="5" calcext:value-type="float" table:number-columns-spanned="1" table:number-rows-spanned="2">
            <text:p>5</text:p>
          </table:table-cell>
          <table:table-cell table:style-name="ce28"/>
          <table:table-cell table:style-name="ce40"/>
          <table:table-cell table:style-name="ce6" table:formula="of:=IF([.$X$1];[.I19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G19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21];&quot;&quot;)" table:number-columns-spanned="1" table:number-rows-spanned="2">
            <text:p/>
          </table:table-cell>
          <table:table-cell table:style-name="ce23" table:formula="of:=IF([.$X$1];[.AD21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21]&gt;[.F21];1;0)+IF([.G21]&gt;[.I21];1;0)+IF([.J21]&gt;[.L21];1;0)+IF([.M21]&gt;[.O21];1;0)+IF([.P21]&gt;[.R21];1;0)" office:value-type="float" office:value="0" calcext:value-type="float" table:number-columns-spanned="1" table:number-rows-spanned="2">
            <text:p>0</text:p>
          </table:table-cell>
          <table:table-cell table:style-name="ce1" table:formula="of:=IF([.D21]&lt;[.F21];1;0)+IF([.G21]&lt;[.I21];1;0)+IF([.J21]&lt;[.L21];1;0)+IF([.M21]&lt;[.O21];1;0)+IF([.P21]&lt;[.R21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21];[.F21];[.G21];[.I21];[.J21];[.L21];[.M21];[.O21];[.P21];[.R21])" office:value-type="float" office:value="0" calcext:value-type="float" table:number-columns-spanned="1" table:number-rows-spanned="2">
            <text:p>0</text:p>
          </table:table-cell>
          <table:table-cell table:style-name="ce1" table:formula="of:=SUM([.D21];[.G21];[.J21];[.M21];[.P21])" office:value-type="float" office:value="0" calcext:value-type="float" table:number-columns-spanned="1" table:number-rows-spanned="2">
            <text:p>0</text:p>
          </table:table-cell>
          <table:table-cell table:style-name="ce19" table:formula="of:=IF([.Z21]=0;0;[.AA21]/[.Z21])" office:value-type="float" office:value="0" calcext:value-type="float" table:number-columns-spanned="1" table:number-rows-spanned="2">
            <text:p>0.0000</text:p>
          </table:table-cell>
          <table:table-cell table:style-name="ce20" table:formula="of:=[.X21]&amp;&quot;勝&quot;&amp;[.Y21]&amp;&quot;敗&quot;&amp;CHAR(13)&amp;TEXT([.AB21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21];[.X19:.X27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3" table:formula="of:=+[.A21]+1" office:value-type="float" office:value="6" calcext:value-type="float" table:number-columns-spanned="1" table:number-rows-spanned="2">
            <text:p>6</text:p>
          </table:table-cell>
          <table:table-cell table:style-name="ce28"/>
          <table:table-cell table:style-name="ce40"/>
          <table:table-cell table:style-name="ce6" table:formula="of:=IF([.$X$1];[.L19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J19];&quot;&quot;)" table:number-columns-spanned="1" table:number-rows-spanned="2">
            <text:p/>
          </table:table-cell>
          <table:table-cell table:style-name="ce6" table:formula="of:=IF([.$X$1];[.L21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J21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23];&quot;&quot;)" table:number-columns-spanned="1" table:number-rows-spanned="2">
            <text:p/>
          </table:table-cell>
          <table:table-cell table:style-name="ce23" table:formula="of:=IF([.$X$1];[.AD23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23]&gt;[.F23];1;0)+IF([.G23]&gt;[.I23];1;0)+IF([.J23]&gt;[.L23];1;0)+IF([.M23]&gt;[.O23];1;0)+IF([.P23]&gt;[.R23];1;0)" office:value-type="float" office:value="0" calcext:value-type="float" table:number-columns-spanned="1" table:number-rows-spanned="2">
            <text:p>0</text:p>
          </table:table-cell>
          <table:table-cell table:style-name="ce1" table:formula="of:=IF([.D23]&lt;[.F23];1;0)+IF([.G23]&lt;[.I23];1;0)+IF([.J23]&lt;[.L23];1;0)+IF([.M23]&lt;[.O23];1;0)+IF([.P23]&lt;[.R23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23];[.F23];[.G23];[.I23];[.J23];[.L23];[.M23];[.O23];[.P23];[.R23])" office:value-type="float" office:value="0" calcext:value-type="float" table:number-columns-spanned="1" table:number-rows-spanned="2">
            <text:p>0</text:p>
          </table:table-cell>
          <table:table-cell table:style-name="ce1" table:formula="of:=SUM([.D23];[.G23];[.J23];[.M23];[.P23])" office:value-type="float" office:value="0" calcext:value-type="float" table:number-columns-spanned="1" table:number-rows-spanned="2">
            <text:p>0</text:p>
          </table:table-cell>
          <table:table-cell table:style-name="ce19" table:formula="of:=IF([.Z23]=0;0;[.AA23]/[.Z23])" office:value-type="float" office:value="0" calcext:value-type="float" table:number-columns-spanned="1" table:number-rows-spanned="2">
            <text:p>0.0000</text:p>
          </table:table-cell>
          <table:table-cell table:style-name="ce20" table:formula="of:=[.X23]&amp;&quot;勝&quot;&amp;[.Y23]&amp;&quot;敗&quot;&amp;CHAR(13)&amp;TEXT([.AB23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23];[.X19:.X27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23" table:formula="of:=IF([.B25]&lt;&gt;&quot;&quot;;[.A23]+1;&quot;&quot;)" table:number-columns-spanned="1" table:number-rows-spanned="2">
            <text:p/>
          </table:table-cell>
          <table:table-cell table:style-name="ce28"/>
          <table:table-cell table:style-name="ce40"/>
          <table:table-cell table:style-name="ce6" table:formula="of:=IF([.$X$1];[.O19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19];&quot;&quot;)" table:number-columns-spanned="1" table:number-rows-spanned="2">
            <text:p/>
          </table:table-cell>
          <table:table-cell table:style-name="ce6" table:formula="of:=IF([.$X$1];[.O21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21];&quot;&quot;)" table:number-columns-spanned="1" table:number-rows-spanned="2">
            <text:p/>
          </table:table-cell>
          <table:table-cell table:style-name="ce6" table:formula="of:=IF([.$X$1];[.O23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23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25];&quot;&quot;)" table:number-columns-spanned="1" table:number-rows-spanned="2">
            <text:p/>
          </table:table-cell>
          <table:table-cell table:style-name="ce23" table:formula="of:=IF([.$X$1];[.AD25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25]&gt;[.F25];1;0)+IF([.G25]&gt;[.I25];1;0)+IF([.J25]&gt;[.L25];1;0)+IF([.M25]&gt;[.O25];1;0)+IF([.P25]&gt;[.R25];1;0)" office:value-type="float" office:value="0" calcext:value-type="float" table:number-columns-spanned="1" table:number-rows-spanned="2">
            <text:p>0</text:p>
          </table:table-cell>
          <table:table-cell table:style-name="ce1" table:formula="of:=IF([.D25]&lt;[.F25];1;0)+IF([.G25]&lt;[.I25];1;0)+IF([.J25]&lt;[.L25];1;0)+IF([.M25]&lt;[.O25];1;0)+IF([.P25]&lt;[.R25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25];[.F25];[.G25];[.I25];[.J25];[.L25];[.M25];[.O25];[.P25];[.R25])" office:value-type="float" office:value="0" calcext:value-type="float" table:number-columns-spanned="1" table:number-rows-spanned="2">
            <text:p>0</text:p>
          </table:table-cell>
          <table:table-cell table:style-name="ce1" table:formula="of:=SUM([.D25];[.G25];[.J25];[.M25];[.P25])" office:value-type="float" office:value="0" calcext:value-type="float" table:number-columns-spanned="1" table:number-rows-spanned="2">
            <text:p>0</text:p>
          </table:table-cell>
          <table:table-cell table:style-name="ce19" table:formula="of:=IF([.Z25]=0;0;[.AA25]/[.Z25])" office:value-type="float" office:value="0" calcext:value-type="float" table:number-columns-spanned="1" table:number-rows-spanned="2">
            <text:p>0.0000</text:p>
          </table:table-cell>
          <table:table-cell table:style-name="ce20" table:formula="of:=[.X25]&amp;&quot;勝&quot;&amp;[.Y25]&amp;&quot;敗&quot;&amp;CHAR(13)&amp;TEXT([.AB25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25];[.X19:.X27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23" table:formula="of:=IF([.B27]&lt;&gt;&quot;&quot;;[.A25]+1;&quot;&quot;)" table:number-columns-spanned="1" table:number-rows-spanned="2">
            <text:p/>
          </table:table-cell>
          <table:table-cell table:style-name="ce28"/>
          <table:table-cell table:style-name="ce40"/>
          <table:table-cell table:style-name="ce6" table:formula="of:=IF([.$X$1];[.R19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19];&quot;&quot;)" table:number-columns-spanned="1" table:number-rows-spanned="2">
            <text:p/>
          </table:table-cell>
          <table:table-cell table:style-name="ce6" table:formula="of:=IF([.$X$1];[.R21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21];&quot;&quot;)" table:number-columns-spanned="1" table:number-rows-spanned="2">
            <text:p/>
          </table:table-cell>
          <table:table-cell table:style-name="ce6" table:formula="of:=IF([.$X$1];[.R23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23];&quot;&quot;)" table:number-columns-spanned="1" table:number-rows-spanned="2">
            <text:p/>
          </table:table-cell>
          <table:table-cell table:style-name="ce6" table:formula="of:=IF([.$X$1];[.R25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25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38" table:formula="of:=IF([.$X$1];[.AC27];&quot;&quot;)" table:number-columns-spanned="1" table:number-rows-spanned="2">
            <text:p/>
          </table:table-cell>
          <table:table-cell table:style-name="ce23" table:formula="of:=IF([.$X$1];[.AD27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27]&gt;[.F27];1;0)+IF([.G27]&gt;[.I27];1;0)+IF([.J27]&gt;[.L27];1;0)+IF([.M27]&gt;[.O27];1;0)+IF([.P27]&gt;[.R27];1;0)" office:value-type="float" office:value="0" calcext:value-type="float" table:number-columns-spanned="1" table:number-rows-spanned="2">
            <text:p>0</text:p>
          </table:table-cell>
          <table:table-cell table:style-name="ce1" table:formula="of:=IF([.D27]&lt;[.F27];1;0)+IF([.G27]&lt;[.I27];1;0)+IF([.J27]&lt;[.L27];1;0)+IF([.M27]&lt;[.O27];1;0)+IF([.P27]&lt;[.R27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27];[.F27];[.G27];[.I27];[.J27];[.L27];[.M27];[.O27];[.P27];[.R27])" office:value-type="float" office:value="0" calcext:value-type="float" table:number-columns-spanned="1" table:number-rows-spanned="2">
            <text:p>0</text:p>
          </table:table-cell>
          <table:table-cell table:style-name="ce1" table:formula="of:=SUM([.D27];[.G27];[.J27];[.M27];[.P27])" office:value-type="float" office:value="0" calcext:value-type="float" table:number-columns-spanned="1" table:number-rows-spanned="2">
            <text:p>0</text:p>
          </table:table-cell>
          <table:table-cell table:style-name="ce19" table:formula="of:=IF([.Z27]=0;0;[.AA27]/[.Z27])" office:value-type="float" office:value="0" calcext:value-type="float" table:number-columns-spanned="1" table:number-rows-spanned="2">
            <text:p>0.0000</text:p>
          </table:table-cell>
          <table:table-cell table:style-name="ce20" table:formula="of:=[.X27]&amp;&quot;勝&quot;&amp;[.Y27]&amp;&quot;敗&quot;&amp;CHAR(13)&amp;TEXT([.AB27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27];[.X19:.X27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spanned="3" table:number-rows-spanned="2"/>
          <table:covered-table-cell table:style-name="ce15"/>
          <table:covered-table-cell table:style-name="ce35"/>
          <table:table-cell table:style-name="ce32" table:formula="of:=IF([.B32]&lt;&gt;&quot;&quot;;[.B32];&quot;&quot;)" table:number-columns-spanned="3" table:number-rows-spanned="1">
            <text:p/>
          </table:table-cell>
          <table:covered-table-cell table:number-columns-repeated="2" table:style-name="ce36"/>
          <table:table-cell table:style-name="ce32" table:formula="of:=IF([.B34]&lt;&gt;&quot;&quot;;[.B34];&quot;&quot;)" table:number-columns-spanned="3" table:number-rows-spanned="1">
            <text:p/>
          </table:table-cell>
          <table:covered-table-cell table:number-columns-repeated="2" table:style-name="ce36"/>
          <table:table-cell table:style-name="ce32" table:formula="of:=IF([.B36]&lt;&gt;&quot;&quot;;[.B36];&quot;&quot;)" table:number-columns-spanned="3" table:number-rows-spanned="1">
            <text:p/>
          </table:table-cell>
          <table:covered-table-cell table:number-columns-repeated="2" table:style-name="ce36"/>
          <table:table-cell table:style-name="ce55" table:formula="of:=IF([.B38]&lt;&gt;&quot;&quot;;[.B38];&quot;&quot;)" table:number-columns-spanned="3" table:number-rows-spanned="1">
            <text:p/>
          </table:table-cell>
          <table:covered-table-cell table:number-columns-repeated="2" table:style-name="ce36"/>
          <table:table-cell table:style-name="ce55" table:formula="of:=IF([.B40]&lt;&gt;&quot;&quot;;[.B40];&quot;&quot;)" table:number-columns-spanned="3" table:number-rows-spanned="1">
            <text:p/>
          </table:table-cell>
          <table:covered-table-cell table:number-columns-repeated="2" table:style-name="ce36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  <table:table-cell table:style-name="ce1" office:value-type="string" calcext:value-type="string" table:number-columns-spanned="1" table:number-rows-spanned="2">
            <text:p>w</text:p>
          </table:table-cell>
          <table:table-cell table:style-name="ce1" office:value-type="string" calcext:value-type="string" table:number-columns-spanned="1" table:number-rows-spanned="2">
            <text:p>l</text:p>
          </table:table-cell>
          <table:table-cell table:style-name="ce1" office:value-type="string" calcext:value-type="string" table:number-columns-spanned="1" table:number-rows-spanned="2">
            <text:p>a.g.</text:p>
          </table:table-cell>
          <table:table-cell table:style-name="ce1" office:value-type="string" calcext:value-type="string" table:number-columns-spanned="1" table:number-rows-spanned="2">
            <text:p>g.g.</text:p>
          </table:table-cell>
          <table:table-cell table:style-name="ce1" office:value-type="string" calcext:value-type="string" table:number-columns-spanned="1" table:number-rows-spanned="2">
            <text:p>%</text:p>
          </table:table-cell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R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number-columns-repeated="2" table:style-name="ce22"/>
          <table:covered-table-cell table:style-name="ce30"/>
          <table:table-cell table:style-name="ce33" table:formula="of:=IF([.B33]&lt;&gt;&quot;&quot;;[.B33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35]&lt;&gt;&quot;&quot;;[.B35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37]&lt;&gt;&quot;&quot;;[.B37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39]&lt;&gt;&quot;&quot;;[.B39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41]&lt;&gt;&quot;&quot;;[.B41];&quot;&quot;)" table:number-columns-spanned="3" table:number-rows-spanned="1">
            <text:p/>
          </table:table-cell>
          <table:covered-table-cell table:number-columns-repeated="2" table:style-name="ce41"/>
          <table:covered-table-cell table:number-columns-repeated="3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3" table:formula="of:=IF([.B27]&lt;&gt;&quot;&quot;;[.A27]+1;IF([.B25]&lt;&gt;&quot;&quot;;[.A25]+1;[.A23]+1))" office:value-type="float" office:value="7" calcext:value-type="float" table:number-columns-spanned="1" table:number-rows-spanned="2">
            <text:p>7</text:p>
          </table:table-cell>
          <table:table-cell table:style-name="ce28"/>
          <table:table-cell table:style-name="ce40"/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32];&quot;&quot;)" table:number-columns-spanned="1" table:number-rows-spanned="2">
            <text:p/>
          </table:table-cell>
          <table:table-cell table:style-name="ce23" table:formula="of:=IF([.$X$1];[.AD32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32]&gt;[.F32];1;0)+IF([.G32]&gt;[.I32];1;0)+IF([.J32]&gt;[.L32];1;0)+IF([.M32]&gt;[.O32];1;0)+IF([.P32]&gt;[.R32];1;0)" office:value-type="float" office:value="0" calcext:value-type="float" table:number-columns-spanned="1" table:number-rows-spanned="2">
            <text:p>0</text:p>
          </table:table-cell>
          <table:table-cell table:style-name="ce1" table:formula="of:=IF([.D32]&lt;[.F32];1;0)+IF([.G32]&lt;[.I32];1;0)+IF([.J32]&lt;[.L32];1;0)+IF([.M32]&lt;[.O32];1;0)+IF([.P32]&lt;[.R32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32];[.F32];[.G32];[.I32];[.J32];[.L32];[.M32];[.O32];[.P32];[.R32])" office:value-type="float" office:value="0" calcext:value-type="float" table:number-columns-spanned="1" table:number-rows-spanned="2">
            <text:p>0</text:p>
          </table:table-cell>
          <table:table-cell table:style-name="ce1" table:formula="of:=SUM([.D32];[.G32];[.J32];[.M32];[.P32])" office:value-type="float" office:value="0" calcext:value-type="float" table:number-columns-spanned="1" table:number-rows-spanned="2">
            <text:p>0</text:p>
          </table:table-cell>
          <table:table-cell table:style-name="ce19" table:formula="of:=IF([.Z32]=0;0;[.AA32]/[.Z32])" office:value-type="float" office:value="0" calcext:value-type="float" table:number-columns-spanned="1" table:number-rows-spanned="2">
            <text:p>0.0000</text:p>
          </table:table-cell>
          <table:table-cell table:style-name="ce20" table:formula="of:=[.X32]&amp;&quot;勝&quot;&amp;[.Y32]&amp;&quot;敗&quot;&amp;CHAR(13)&amp;TEXT([.AB32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32];[.X32:.X40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39"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3" table:formula="of:=+[.A32]+1" office:value-type="float" office:value="8" calcext:value-type="float" table:number-columns-spanned="1" table:number-rows-spanned="2">
            <text:p>8</text:p>
          </table:table-cell>
          <table:table-cell table:style-name="ce28"/>
          <table:table-cell table:style-name="ce40"/>
          <table:table-cell table:style-name="ce6" table:formula="of:=IF([.$X$1];[.I32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G32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34];&quot;&quot;)" table:number-columns-spanned="1" table:number-rows-spanned="2">
            <text:p/>
          </table:table-cell>
          <table:table-cell table:style-name="ce23" table:formula="of:=IF([.$X$1];[.AD34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34]&gt;[.F34];1;0)+IF([.G34]&gt;[.I34];1;0)+IF([.J34]&gt;[.L34];1;0)+IF([.M34]&gt;[.O34];1;0)+IF([.P34]&gt;[.R34];1;0)" office:value-type="float" office:value="0" calcext:value-type="float" table:number-columns-spanned="1" table:number-rows-spanned="2">
            <text:p>0</text:p>
          </table:table-cell>
          <table:table-cell table:style-name="ce1" table:formula="of:=IF([.D34]&lt;[.F34];1;0)+IF([.G34]&lt;[.I34];1;0)+IF([.J34]&lt;[.L34];1;0)+IF([.M34]&lt;[.O34];1;0)+IF([.P34]&lt;[.R34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34];[.F34];[.G34];[.I34];[.J34];[.L34];[.M34];[.O34];[.P34];[.R34])" office:value-type="float" office:value="0" calcext:value-type="float" table:number-columns-spanned="1" table:number-rows-spanned="2">
            <text:p>0</text:p>
          </table:table-cell>
          <table:table-cell table:style-name="ce1" table:formula="of:=SUM([.D34];[.G34];[.J34];[.M34];[.P34])" office:value-type="float" office:value="0" calcext:value-type="float" table:number-columns-spanned="1" table:number-rows-spanned="2">
            <text:p>0</text:p>
          </table:table-cell>
          <table:table-cell table:style-name="ce19" table:formula="of:=IF([.Z34]=0;0;[.AA34]/[.Z34])" office:value-type="float" office:value="0" calcext:value-type="float" table:number-columns-spanned="1" table:number-rows-spanned="2">
            <text:p>0.0000</text:p>
          </table:table-cell>
          <table:table-cell table:style-name="ce20" table:formula="of:=[.X34]&amp;&quot;勝&quot;&amp;[.Y34]&amp;&quot;敗&quot;&amp;CHAR(13)&amp;TEXT([.AB34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34];[.X32:.X40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3" table:formula="of:=+[.A34]+1" office:value-type="float" office:value="9" calcext:value-type="float" table:number-columns-spanned="1" table:number-rows-spanned="2">
            <text:p>9</text:p>
          </table:table-cell>
          <table:table-cell table:style-name="ce28"/>
          <table:table-cell table:style-name="ce40"/>
          <table:table-cell table:style-name="ce6" table:formula="of:=IF([.$X$1];[.L32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J32];&quot;&quot;)" table:number-columns-spanned="1" table:number-rows-spanned="2">
            <text:p/>
          </table:table-cell>
          <table:table-cell table:style-name="ce6" table:formula="of:=IF([.$X$1];[.L34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J34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36];&quot;&quot;)" table:number-columns-spanned="1" table:number-rows-spanned="2">
            <text:p/>
          </table:table-cell>
          <table:table-cell table:style-name="ce3" table:formula="of:=IF([.$X$1];[.AD36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36]&gt;[.F36];1;0)+IF([.G36]&gt;[.I36];1;0)+IF([.J36]&gt;[.L36];1;0)+IF([.M36]&gt;[.O36];1;0)+IF([.P36]&gt;[.R36];1;0)" office:value-type="float" office:value="0" calcext:value-type="float" table:number-columns-spanned="1" table:number-rows-spanned="2">
            <text:p>0</text:p>
          </table:table-cell>
          <table:table-cell table:style-name="ce1" table:formula="of:=IF([.D36]&lt;[.F36];1;0)+IF([.G36]&lt;[.I36];1;0)+IF([.J36]&lt;[.L36];1;0)+IF([.M36]&lt;[.O36];1;0)+IF([.P36]&lt;[.R36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36];[.F36];[.G36];[.I36];[.J36];[.L36];[.M36];[.O36];[.P36];[.R36])" office:value-type="float" office:value="0" calcext:value-type="float" table:number-columns-spanned="1" table:number-rows-spanned="2">
            <text:p>0</text:p>
          </table:table-cell>
          <table:table-cell table:style-name="ce1" table:formula="of:=SUM([.D36];[.G36];[.J36];[.M36];[.P36])" office:value-type="float" office:value="0" calcext:value-type="float" table:number-columns-spanned="1" table:number-rows-spanned="2">
            <text:p>0</text:p>
          </table:table-cell>
          <table:table-cell table:style-name="ce19" table:formula="of:=IF([.Z36]=0;0;[.AA36]/[.Z36])" office:value-type="float" office:value="0" calcext:value-type="float" table:number-columns-spanned="1" table:number-rows-spanned="2">
            <text:p>0.0000</text:p>
          </table:table-cell>
          <table:table-cell table:style-name="ce20" table:formula="of:=[.X36]&amp;&quot;勝&quot;&amp;[.Y36]&amp;&quot;敗&quot;&amp;CHAR(13)&amp;TEXT([.AB36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36];[.X32:.X40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23" table:formula="of:=IF([.B38]&lt;&gt;&quot;&quot;;[.A36]+1;&quot;&quot;)" table:number-columns-spanned="1" table:number-rows-spanned="2">
            <text:p/>
          </table:table-cell>
          <table:table-cell table:style-name="ce28"/>
          <table:table-cell table:style-name="ce40"/>
          <table:table-cell table:style-name="ce6" table:formula="of:=IF([.$X$1];[.O32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32];&quot;&quot;)" table:number-columns-spanned="1" table:number-rows-spanned="2">
            <text:p/>
          </table:table-cell>
          <table:table-cell table:style-name="ce6" table:formula="of:=IF([.$X$1];[.O34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34];&quot;&quot;)" table:number-columns-spanned="1" table:number-rows-spanned="2">
            <text:p/>
          </table:table-cell>
          <table:table-cell table:style-name="ce6" table:formula="of:=IF([.$X$1];[.O36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36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38];&quot;&quot;)" table:number-columns-spanned="1" table:number-rows-spanned="2">
            <text:p/>
          </table:table-cell>
          <table:table-cell table:style-name="ce3" table:formula="of:=IF([.$X$1];[.AD38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38]&gt;[.F38];1;0)+IF([.G38]&gt;[.I38];1;0)+IF([.J38]&gt;[.L38];1;0)+IF([.M38]&gt;[.O38];1;0)+IF([.P38]&gt;[.R38];1;0)" office:value-type="float" office:value="0" calcext:value-type="float" table:number-columns-spanned="1" table:number-rows-spanned="2">
            <text:p>0</text:p>
          </table:table-cell>
          <table:table-cell table:style-name="ce1" table:formula="of:=IF([.D38]&lt;[.F38];1;0)+IF([.G38]&lt;[.I38];1;0)+IF([.J38]&lt;[.L38];1;0)+IF([.M38]&lt;[.O38];1;0)+IF([.P38]&lt;[.R38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38];[.F38];[.G38];[.I38];[.J38];[.L38];[.M38];[.O38];[.P38];[.R38])" office:value-type="float" office:value="0" calcext:value-type="float" table:number-columns-spanned="1" table:number-rows-spanned="2">
            <text:p>0</text:p>
          </table:table-cell>
          <table:table-cell table:style-name="ce1" table:formula="of:=SUM([.D38];[.G38];[.J38];[.M38];[.P38])" office:value-type="float" office:value="0" calcext:value-type="float" table:number-columns-spanned="1" table:number-rows-spanned="2">
            <text:p>0</text:p>
          </table:table-cell>
          <table:table-cell table:style-name="ce19" table:formula="of:=IF([.Z38]=0;0;[.AA38]/[.Z38])" office:value-type="float" office:value="0" calcext:value-type="float" table:number-columns-spanned="1" table:number-rows-spanned="2">
            <text:p>0.0000</text:p>
          </table:table-cell>
          <table:table-cell table:style-name="ce20" table:formula="of:=[.X38]&amp;&quot;勝&quot;&amp;[.Y38]&amp;&quot;敗&quot;&amp;CHAR(13)&amp;TEXT([.AB38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38];[.X32:.X40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23" table:formula="of:=IF([.B40]&lt;&gt;&quot;&quot;;[.A38]+1;&quot;&quot;)" table:number-columns-spanned="1" table:number-rows-spanned="2">
            <text:p/>
          </table:table-cell>
          <table:table-cell table:style-name="ce28"/>
          <table:table-cell table:style-name="ce40"/>
          <table:table-cell table:style-name="ce6" table:formula="of:=IF([.$X$1];[.R32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32];&quot;&quot;)" table:number-columns-spanned="1" table:number-rows-spanned="2">
            <text:p/>
          </table:table-cell>
          <table:table-cell table:style-name="ce6" table:formula="of:=IF([.$X$1];[.R34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34];&quot;&quot;)" table:number-columns-spanned="1" table:number-rows-spanned="2">
            <text:p/>
          </table:table-cell>
          <table:table-cell table:style-name="ce6" table:formula="of:=IF([.$X$1];[.R36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36];&quot;&quot;)" table:number-columns-spanned="1" table:number-rows-spanned="2">
            <text:p/>
          </table:table-cell>
          <table:table-cell table:style-name="ce6" table:formula="of:=IF([.$X$1];[.R38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38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38" table:formula="of:=IF([.$X$1];[.AC40];&quot;&quot;)" table:number-columns-spanned="1" table:number-rows-spanned="2">
            <text:p/>
          </table:table-cell>
          <table:table-cell table:style-name="ce3" table:formula="of:=IF([.$X$1];[.AD40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40]&gt;[.F40];1;0)+IF([.G40]&gt;[.I40];1;0)+IF([.J40]&gt;[.L40];1;0)+IF([.M40]&gt;[.O40];1;0)+IF([.P40]&gt;[.R40];1;0)" office:value-type="float" office:value="0" calcext:value-type="float" table:number-columns-spanned="1" table:number-rows-spanned="2">
            <text:p>0</text:p>
          </table:table-cell>
          <table:table-cell table:style-name="ce1" table:formula="of:=IF([.D40]&lt;[.F40];1;0)+IF([.G40]&lt;[.I40];1;0)+IF([.J40]&lt;[.L40];1;0)+IF([.M40]&lt;[.O40];1;0)+IF([.P40]&lt;[.R40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40];[.F40];[.G40];[.I40];[.J40];[.L40];[.M40];[.O40];[.P40];[.R40])" office:value-type="float" office:value="0" calcext:value-type="float" table:number-columns-spanned="1" table:number-rows-spanned="2">
            <text:p>0</text:p>
          </table:table-cell>
          <table:table-cell table:style-name="ce1" table:formula="of:=SUM([.D40];[.G40];[.J40];[.M40];[.P40])" office:value-type="float" office:value="0" calcext:value-type="float" table:number-columns-spanned="1" table:number-rows-spanned="2">
            <text:p>0</text:p>
          </table:table-cell>
          <table:table-cell table:style-name="ce19" table:formula="of:=IF([.Z40]=0;0;[.AA40]/[.Z40])" office:value-type="float" office:value="0" calcext:value-type="float" table:number-columns-spanned="1" table:number-rows-spanned="2">
            <text:p>0.0000</text:p>
          </table:table-cell>
          <table:table-cell table:style-name="ce20" table:formula="of:=[.X40]&amp;&quot;勝&quot;&amp;[.Y40]&amp;&quot;敗&quot;&amp;CHAR(13)&amp;TEXT([.AB40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40];[.X32:.X40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spanned="3" table:number-rows-spanned="2"/>
          <table:covered-table-cell table:style-name="ce15"/>
          <table:covered-table-cell table:style-name="ce35"/>
          <table:table-cell table:style-name="ce32" table:formula="of:=IF([.B45]&lt;&gt;&quot;&quot;;[.B45];&quot;&quot;)" table:number-columns-spanned="3" table:number-rows-spanned="1">
            <text:p/>
          </table:table-cell>
          <table:covered-table-cell table:number-columns-repeated="2" table:style-name="ce36"/>
          <table:table-cell table:style-name="ce32" table:formula="of:=IF([.B47]&lt;&gt;&quot;&quot;;[.B47];&quot;&quot;)" table:number-columns-spanned="3" table:number-rows-spanned="1">
            <text:p/>
          </table:table-cell>
          <table:covered-table-cell table:number-columns-repeated="2" table:style-name="ce36"/>
          <table:table-cell table:style-name="ce32" table:formula="of:=IF([.B49]&lt;&gt;&quot;&quot;;[.B49];&quot;&quot;)" table:number-columns-spanned="3" table:number-rows-spanned="1">
            <text:p/>
          </table:table-cell>
          <table:covered-table-cell table:number-columns-repeated="2" table:style-name="ce36"/>
          <table:table-cell table:style-name="ce55" table:formula="of:=IF([.B51]&lt;&gt;&quot;&quot;;[.B51];&quot;&quot;)" table:number-columns-spanned="3" table:number-rows-spanned="1">
            <text:p/>
          </table:table-cell>
          <table:covered-table-cell table:number-columns-repeated="2" table:style-name="ce36"/>
          <table:table-cell table:style-name="ce55" table:formula="of:=IF([.B53]&lt;&gt;&quot;&quot;;[.B53];&quot;&quot;)" table:number-columns-spanned="3" table:number-rows-spanned="1">
            <text:p/>
          </table:table-cell>
          <table:covered-table-cell table:number-columns-repeated="2" table:style-name="ce36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  <table:table-cell table:style-name="ce1" office:value-type="string" calcext:value-type="string" table:number-columns-spanned="1" table:number-rows-spanned="2">
            <text:p>w</text:p>
          </table:table-cell>
          <table:table-cell table:style-name="ce1" office:value-type="string" calcext:value-type="string" table:number-columns-spanned="1" table:number-rows-spanned="2">
            <text:p>l</text:p>
          </table:table-cell>
          <table:table-cell table:style-name="ce1" office:value-type="string" calcext:value-type="string" table:number-columns-spanned="1" table:number-rows-spanned="2">
            <text:p>a.g.</text:p>
          </table:table-cell>
          <table:table-cell table:style-name="ce1" office:value-type="string" calcext:value-type="string" table:number-columns-spanned="1" table:number-rows-spanned="2">
            <text:p>g.g.</text:p>
          </table:table-cell>
          <table:table-cell table:style-name="ce1" office:value-type="string" calcext:value-type="string" table:number-columns-spanned="1" table:number-rows-spanned="2">
            <text:p>%</text:p>
          </table:table-cell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R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number-columns-repeated="2" table:style-name="ce22"/>
          <table:covered-table-cell table:style-name="ce30"/>
          <table:table-cell table:style-name="ce33" table:formula="of:=IF([.B46]&lt;&gt;&quot;&quot;;[.B46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48]&lt;&gt;&quot;&quot;;[.B48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50]&lt;&gt;&quot;&quot;;[.B50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52]&lt;&gt;&quot;&quot;;[.B52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54]&lt;&gt;&quot;&quot;;[.B54];&quot;&quot;)" table:number-columns-spanned="3" table:number-rows-spanned="1">
            <text:p/>
          </table:table-cell>
          <table:covered-table-cell table:number-columns-repeated="2" table:style-name="ce41"/>
          <table:covered-table-cell table:number-columns-repeated="3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3" table:formula="of:=IF([.B40]&lt;&gt;&quot;&quot;;[.A40]+1;IF([.B38]&lt;&gt;&quot;&quot;;[.A38]+1;[.A36]+1))" office:value-type="float" office:value="10" calcext:value-type="float" table:number-columns-spanned="1" table:number-rows-spanned="2">
            <text:p>10</text:p>
          </table:table-cell>
          <table:table-cell table:style-name="ce28"/>
          <table:table-cell table:style-name="ce40"/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45];&quot;&quot;)" table:number-columns-spanned="1" table:number-rows-spanned="2">
            <text:p/>
          </table:table-cell>
          <table:table-cell table:style-name="ce3" table:formula="of:=IF([.$X$1];[.AD45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45]&gt;[.F45];1;0)+IF([.G45]&gt;[.I45];1;0)+IF([.J45]&gt;[.L45];1;0)+IF([.M45]&gt;[.O45];1;0)+IF([.P45]&gt;[.R45];1;0)" office:value-type="float" office:value="0" calcext:value-type="float" table:number-columns-spanned="1" table:number-rows-spanned="2">
            <text:p>0</text:p>
          </table:table-cell>
          <table:table-cell table:style-name="ce1" table:formula="of:=IF([.D45]&lt;[.F45];1;0)+IF([.G45]&lt;[.I45];1;0)+IF([.J45]&lt;[.L45];1;0)+IF([.M45]&lt;[.O45];1;0)+IF([.P45]&lt;[.R45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45];[.F45];[.G45];[.I45];[.J45];[.L45];[.M45];[.O45];[.P45];[.R45])" office:value-type="float" office:value="0" calcext:value-type="float" table:number-columns-spanned="1" table:number-rows-spanned="2">
            <text:p>0</text:p>
          </table:table-cell>
          <table:table-cell table:style-name="ce1" table:formula="of:=SUM([.D45];[.G45];[.J45];[.M45];[.P45])" office:value-type="float" office:value="0" calcext:value-type="float" table:number-columns-spanned="1" table:number-rows-spanned="2">
            <text:p>0</text:p>
          </table:table-cell>
          <table:table-cell table:style-name="ce19" table:formula="of:=IF([.Z45]=0;0;[.AA45]/[.Z45])" office:value-type="float" office:value="0" calcext:value-type="float" table:number-columns-spanned="1" table:number-rows-spanned="2">
            <text:p>0.0000</text:p>
          </table:table-cell>
          <table:table-cell table:style-name="ce20" table:formula="of:=[.X45]&amp;&quot;勝&quot;&amp;[.Y45]&amp;&quot;敗&quot;&amp;CHAR(13)&amp;TEXT([.AB45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45];[.X45:.X53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39"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3" table:formula="of:=+[.A45]+1" office:value-type="float" office:value="11" calcext:value-type="float" table:number-columns-spanned="1" table:number-rows-spanned="2">
            <text:p>11</text:p>
          </table:table-cell>
          <table:table-cell table:style-name="ce28"/>
          <table:table-cell table:style-name="ce40"/>
          <table:table-cell table:style-name="ce6" table:formula="of:=IF([.$X$1];[.I45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G45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47];&quot;&quot;)" table:number-columns-spanned="1" table:number-rows-spanned="2">
            <text:p/>
          </table:table-cell>
          <table:table-cell table:style-name="ce3" table:formula="of:=IF([.$X$1];[.AD47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47]&gt;[.F47];1;0)+IF([.G47]&gt;[.I47];1;0)+IF([.J47]&gt;[.L47];1;0)+IF([.M47]&gt;[.O47];1;0)+IF([.P47]&gt;[.R47];1;0)" office:value-type="float" office:value="0" calcext:value-type="float" table:number-columns-spanned="1" table:number-rows-spanned="2">
            <text:p>0</text:p>
          </table:table-cell>
          <table:table-cell table:style-name="ce1" table:formula="of:=IF([.D47]&lt;[.F47];1;0)+IF([.G47]&lt;[.I47];1;0)+IF([.J47]&lt;[.L47];1;0)+IF([.M47]&lt;[.O47];1;0)+IF([.P47]&lt;[.R47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47];[.F47];[.G47];[.I47];[.J47];[.L47];[.M47];[.O47];[.P47];[.R47])" office:value-type="float" office:value="0" calcext:value-type="float" table:number-columns-spanned="1" table:number-rows-spanned="2">
            <text:p>0</text:p>
          </table:table-cell>
          <table:table-cell table:style-name="ce1" table:formula="of:=SUM([.D47];[.G47];[.J47];[.M47];[.P47])" office:value-type="float" office:value="0" calcext:value-type="float" table:number-columns-spanned="1" table:number-rows-spanned="2">
            <text:p>0</text:p>
          </table:table-cell>
          <table:table-cell table:style-name="ce19" table:formula="of:=IF([.Z47]=0;0;[.AA47]/[.Z47])" office:value-type="float" office:value="0" calcext:value-type="float" table:number-columns-spanned="1" table:number-rows-spanned="2">
            <text:p>0.0000</text:p>
          </table:table-cell>
          <table:table-cell table:style-name="ce20" table:formula="of:=[.X47]&amp;&quot;勝&quot;&amp;[.Y47]&amp;&quot;敗&quot;&amp;CHAR(13)&amp;TEXT([.AB47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47];[.X45:.X53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3" table:formula="of:=+[.A47]+1" office:value-type="float" office:value="12" calcext:value-type="float" table:number-columns-spanned="1" table:number-rows-spanned="2">
            <text:p>12</text:p>
          </table:table-cell>
          <table:table-cell table:style-name="ce28"/>
          <table:table-cell table:style-name="ce40"/>
          <table:table-cell table:style-name="ce6" table:formula="of:=IF([.$X$1];[.L45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J45];&quot;&quot;)" table:number-columns-spanned="1" table:number-rows-spanned="2">
            <text:p/>
          </table:table-cell>
          <table:table-cell table:style-name="ce6" table:formula="of:=IF([.$X$1];[.L47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J47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49];&quot;&quot;)" table:number-columns-spanned="1" table:number-rows-spanned="2">
            <text:p/>
          </table:table-cell>
          <table:table-cell table:style-name="ce3" table:formula="of:=IF([.$X$1];[.AD49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49]&gt;[.F49];1;0)+IF([.G49]&gt;[.I49];1;0)+IF([.J49]&gt;[.L49];1;0)+IF([.M49]&gt;[.O49];1;0)+IF([.P49]&gt;[.R49];1;0)" office:value-type="float" office:value="0" calcext:value-type="float" table:number-columns-spanned="1" table:number-rows-spanned="2">
            <text:p>0</text:p>
          </table:table-cell>
          <table:table-cell table:style-name="ce1" table:formula="of:=IF([.D49]&lt;[.F49];1;0)+IF([.G49]&lt;[.I49];1;0)+IF([.J49]&lt;[.L49];1;0)+IF([.M49]&lt;[.O49];1;0)+IF([.P49]&lt;[.R49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49];[.F49];[.G49];[.I49];[.J49];[.L49];[.M49];[.O49];[.P49];[.R49])" office:value-type="float" office:value="0" calcext:value-type="float" table:number-columns-spanned="1" table:number-rows-spanned="2">
            <text:p>0</text:p>
          </table:table-cell>
          <table:table-cell table:style-name="ce1" table:formula="of:=SUM([.D49];[.G49];[.J49];[.M49];[.P49])" office:value-type="float" office:value="0" calcext:value-type="float" table:number-columns-spanned="1" table:number-rows-spanned="2">
            <text:p>0</text:p>
          </table:table-cell>
          <table:table-cell table:style-name="ce19" table:formula="of:=IF([.Z49]=0;0;[.AA49]/[.Z49])" office:value-type="float" office:value="0" calcext:value-type="float" table:number-columns-spanned="1" table:number-rows-spanned="2">
            <text:p>0.0000</text:p>
          </table:table-cell>
          <table:table-cell table:style-name="ce20" table:formula="of:=[.X49]&amp;&quot;勝&quot;&amp;[.Y49]&amp;&quot;敗&quot;&amp;CHAR(13)&amp;TEXT([.AB49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49];[.X45:.X53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23" table:formula="of:=IF([.B51]&lt;&gt;&quot;&quot;;[.A49]+1;&quot;&quot;)" table:number-columns-spanned="1" table:number-rows-spanned="2">
            <text:p/>
          </table:table-cell>
          <table:table-cell table:style-name="ce28"/>
          <table:table-cell table:style-name="ce40"/>
          <table:table-cell table:style-name="ce6" table:formula="of:=IF([.$X$1];[.O45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45];&quot;&quot;)" table:number-columns-spanned="1" table:number-rows-spanned="2">
            <text:p/>
          </table:table-cell>
          <table:table-cell table:style-name="ce6" table:formula="of:=IF([.$X$1];[.O47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47];&quot;&quot;)" table:number-columns-spanned="1" table:number-rows-spanned="2">
            <text:p/>
          </table:table-cell>
          <table:table-cell table:style-name="ce6" table:formula="of:=IF([.$X$1];[.O49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M49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38" table:formula="of:=IF([.$X$1];[.AC51];&quot;&quot;)" table:number-columns-spanned="1" table:number-rows-spanned="2">
            <text:p/>
          </table:table-cell>
          <table:table-cell table:style-name="ce3" table:formula="of:=IF([.$X$1];[.AD51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51]&gt;[.F51];1;0)+IF([.G51]&gt;[.I51];1;0)+IF([.J51]&gt;[.L51];1;0)+IF([.M51]&gt;[.O51];1;0)+IF([.P51]&gt;[.R51];1;0)" office:value-type="float" office:value="0" calcext:value-type="float" table:number-columns-spanned="1" table:number-rows-spanned="2">
            <text:p>0</text:p>
          </table:table-cell>
          <table:table-cell table:style-name="ce1" table:formula="of:=IF([.D51]&lt;[.F51];1;0)+IF([.G51]&lt;[.I51];1;0)+IF([.J51]&lt;[.L51];1;0)+IF([.M51]&lt;[.O51];1;0)+IF([.P51]&lt;[.R51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51];[.F51];[.G51];[.I51];[.J51];[.L51];[.M51];[.O51];[.P51];[.R51])" office:value-type="float" office:value="0" calcext:value-type="float" table:number-columns-spanned="1" table:number-rows-spanned="2">
            <text:p>0</text:p>
          </table:table-cell>
          <table:table-cell table:style-name="ce1" table:formula="of:=SUM([.D51];[.G51];[.J51];[.M51];[.P51])" office:value-type="float" office:value="0" calcext:value-type="float" table:number-columns-spanned="1" table:number-rows-spanned="2">
            <text:p>0</text:p>
          </table:table-cell>
          <table:table-cell table:style-name="ce19" table:formula="of:=IF([.Z51]=0;0;[.AA51]/[.Z51])" office:value-type="float" office:value="0" calcext:value-type="float" table:number-columns-spanned="1" table:number-rows-spanned="2">
            <text:p>0.0000</text:p>
          </table:table-cell>
          <table:table-cell table:style-name="ce20" table:formula="of:=[.X51]&amp;&quot;勝&quot;&amp;[.Y51]&amp;&quot;敗&quot;&amp;CHAR(13)&amp;TEXT([.AB51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51];[.X45:.X53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>
          <table:table-cell table:style-name="ce23" table:formula="of:=IF([.B53]&lt;&gt;&quot;&quot;;[.A51]+1;&quot;&quot;)" table:number-columns-spanned="1" table:number-rows-spanned="2">
            <text:p/>
          </table:table-cell>
          <table:table-cell table:style-name="ce28"/>
          <table:table-cell table:style-name="ce40"/>
          <table:table-cell table:style-name="ce6" table:formula="of:=IF([.$X$1];[.R45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45];&quot;&quot;)" table:number-columns-spanned="1" table:number-rows-spanned="2">
            <text:p/>
          </table:table-cell>
          <table:table-cell table:style-name="ce6" table:formula="of:=IF([.$X$1];[.R47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47];&quot;&quot;)" table:number-columns-spanned="1" table:number-rows-spanned="2">
            <text:p/>
          </table:table-cell>
          <table:table-cell table:style-name="ce6" table:formula="of:=IF([.$X$1];[.R49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49];&quot;&quot;)" table:number-columns-spanned="1" table:number-rows-spanned="2">
            <text:p/>
          </table:table-cell>
          <table:table-cell table:style-name="ce6" table:formula="of:=IF([.$X$1];[.R51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X$1];[.P51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15"/>
          <table:table-cell table:style-name="ce38" table:formula="of:=IF([.$X$1];[.AC53];&quot;&quot;)" table:number-columns-spanned="1" table:number-rows-spanned="2">
            <text:p/>
          </table:table-cell>
          <table:table-cell table:style-name="ce3" table:formula="of:=IF([.$X$1];[.AD53];&quot;&quot;)" table:number-columns-spanned="1" table:number-rows-spanned="2">
            <text:p/>
          </table:table-cell>
          <table:table-cell table:style-name="ce3" table:number-columns-spanned="1" table:number-rows-spanned="2"/>
          <table:table-cell table:number-columns-repeated="2"/>
          <table:table-cell table:style-name="ce1" table:formula="of:=IF([.D53]&gt;[.F53];1;0)+IF([.G53]&gt;[.I53];1;0)+IF([.J53]&gt;[.L53];1;0)+IF([.M53]&gt;[.O53];1;0)+IF([.P53]&gt;[.R53];1;0)" office:value-type="float" office:value="0" calcext:value-type="float" table:number-columns-spanned="1" table:number-rows-spanned="2">
            <text:p>0</text:p>
          </table:table-cell>
          <table:table-cell table:style-name="ce1" table:formula="of:=IF([.D53]&lt;[.F53];1;0)+IF([.G53]&lt;[.I53];1;0)+IF([.J53]&lt;[.L53];1;0)+IF([.M53]&lt;[.O53];1;0)+IF([.P53]&lt;[.R53];1;0)" office:value-type="float" office:value="0" calcext:value-type="float" table:number-columns-spanned="1" table:number-rows-spanned="2">
            <text:p>0</text:p>
          </table:table-cell>
          <table:table-cell table:style-name="ce1" table:formula="of:=SUM([.D53];[.F53];[.G53];[.I53];[.J53];[.L53];[.M53];[.O53];[.P53];[.R53])" office:value-type="float" office:value="0" calcext:value-type="float" table:number-columns-spanned="1" table:number-rows-spanned="2">
            <text:p>0</text:p>
          </table:table-cell>
          <table:table-cell table:style-name="ce1" table:formula="of:=SUM([.D53];[.G53];[.J53];[.M53];[.P53])" office:value-type="float" office:value="0" calcext:value-type="float" table:number-columns-spanned="1" table:number-rows-spanned="2">
            <text:p>0</text:p>
          </table:table-cell>
          <table:table-cell table:style-name="ce19" table:formula="of:=IF([.Z53]=0;0;[.AA53]/[.Z53])" office:value-type="float" office:value="0" calcext:value-type="float" table:number-columns-spanned="1" table:number-rows-spanned="2">
            <text:p>0.0000</text:p>
          </table:table-cell>
          <table:table-cell table:style-name="ce20" table:formula="of:=[.X53]&amp;&quot;勝&quot;&amp;[.Y53]&amp;&quot;敗&quot;&amp;CHAR(13)&amp;TEXT([.AB53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1" table:formula="of:=RANK([.X53];[.X45:.X53])" office:value-type="float" office:value="1" calcext:value-type="float" table:number-columns-spanned="1" table:number-rows-spanned="2">
            <text:p>1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991"/>
        </table:table-row>
        <table:table-row table:style-name="ro1">
          <table:covered-table-cell table:style-name="ce22"/>
          <table:table-cell table:style-name="ce29"/>
          <table:table-cell table:style-name="ce4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/>
          <table:covered-table-cell table:number-columns-repeated="2" table:style-name="ce22"/>
          <table:table-cell table:number-columns-repeated="2"/>
          <table:covered-table-cell table:number-columns-repeated="10"/>
          <table:table-cell table:number-columns-repeated="99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ラウンドロビン6-ダブルス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992" table:default-cell-style-name="Default"/>
        <table:table-row table:style-name="ro1">
          <table:table-cell table:style-name="ce4" table:formula="of:=[.AA1]" office:value-type="float" office:value="0" calcext:value-type="float" table:number-columns-spanned="24" table:number-rows-spanned="1">
            <text:p>0</text:p>
          </table:table-cell>
          <table:covered-table-cell table:number-columns-repeated="23"/>
          <table:table-cell/>
          <table:table-cell table:style-name="ce66" office:value-type="string" calcext:value-type="string">
            <text:p>TITLE</text:p>
          </table:table-cell>
          <table:table-cell table:style-name="ce66"/>
          <table:table-cell table:style-name="ce18" table:formula="of:=(LEFT([.AA5];1)=&quot;1&quot;)" office:value-type="boolean" office:boolean-value="false" calcext:value-type="boolean" table:number-columns-spanned="5" table:number-rows-spanned="1">
            <text:p>FALSE</text:p>
          </table:table-cell>
          <table:covered-table-cell table:number-columns-repeated="4"/>
          <table:table-cell table:number-columns-repeated="992"/>
        </table:table-row>
        <table:table-row table:style-name="ro1">
          <table:table-cell table:style-name="ce164" table:formula="of:=[.AA2]" office:value-type="string" office:string-value="A" calcext:value-type="string" table:number-columns-spanned="9" table:number-rows-spanned="1">
            <text:p>A</text:p>
          </table:table-cell>
          <table:covered-table-cell table:number-columns-repeated="8"/>
          <table:table-cell table:style-name="ce14" table:formula="of:=TEXT([.AA4];&quot;yyyy年m月d日&quot;)&amp; &quot; &quot;&amp;[.AA3]" office:value-type="string" office:string-value="2017年11月28日 " calcext:value-type="string" table:number-columns-spanned="15" table:number-rows-spanned="1">
            <text:p>2017年11月28日 </text:p>
          </table:table-cell>
          <table:covered-table-cell table:number-columns-repeated="14"/>
          <table:table-cell/>
          <table:table-cell table:style-name="ce66" office:value-type="string" calcext:value-type="string">
            <text:p>CLASS</text:p>
          </table:table-cell>
          <table:table-cell table:style-name="ce66"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ce66" office:value-type="string" calcext:value-type="string">
            <text:p>PLACE</text:p>
          </table:table-cell>
          <table:table-cell table:style-name="ce66"/>
          <table:table-cell table:style-name="ce18" table:number-columns-spanned="5" table:number-rows-spanned="1"/>
          <table:covered-table-cell table:number-columns-repeated="4"/>
          <table:table-cell table:number-columns-repeated="992"/>
        </table:table-row>
        <table:table-row table:style-name="ro1">
          <table:table-cell table:style-name="ce119" table:number-columns-spanned="3" table:number-rows-spanned="2"/>
          <table:covered-table-cell table:style-name="ce124"/>
          <table:covered-table-cell table:style-name="ce127"/>
          <table:table-cell table:style-name="ce131" table:formula="of:=IF([.B6]&lt;&gt;&quot;&quot;;[.B6];&quot;&quot;)" table:number-columns-spanned="3" table:number-rows-spanned="1">
            <text:p/>
          </table:table-cell>
          <table:covered-table-cell table:number-columns-repeated="2" table:style-name="ce136"/>
          <table:table-cell table:style-name="ce131" table:formula="of:=IF([.B8]&lt;&gt;&quot;&quot;;[.B8];&quot;&quot;)" table:number-columns-spanned="3" table:number-rows-spanned="1">
            <text:p/>
          </table:table-cell>
          <table:covered-table-cell table:number-columns-repeated="2" table:style-name="ce136"/>
          <table:table-cell table:style-name="ce131" table:formula="of:=IF([.B10]&lt;&gt;&quot;&quot;;[.B10];&quot;&quot;)" table:number-columns-spanned="3" table:number-rows-spanned="1">
            <text:p/>
          </table:table-cell>
          <table:covered-table-cell table:number-columns-repeated="2" table:style-name="ce136"/>
          <table:table-cell table:style-name="ce144" table:formula="of:=IF([.B12]&lt;&gt;&quot;&quot;;[.B12];&quot;&quot;)" table:number-columns-spanned="3" table:number-rows-spanned="1">
            <text:p/>
          </table:table-cell>
          <table:covered-table-cell table:number-columns-repeated="2" table:style-name="ce136"/>
          <table:table-cell table:style-name="ce144" table:formula="of:=IF([.B14]&lt;&gt;&quot;&quot;;[.B14];&quot;&quot;)" table:number-columns-spanned="3" table:number-rows-spanned="1">
            <text:p/>
          </table:table-cell>
          <table:covered-table-cell table:number-columns-repeated="2" table:style-name="ce136"/>
          <table:table-cell table:style-name="ce144" table:formula="of:=IF([.B16]&lt;&gt;&quot;&quot;;[.B16];&quot;&quot;)" table:number-columns-spanned="3" table:number-rows-spanned="1">
            <text:p/>
          </table:table-cell>
          <table:covered-table-cell table:number-columns-repeated="2" table:style-name="ce136"/>
          <table:table-cell table:style-name="ce121" table:number-columns-spanned="1" table:number-rows-spanned="2"/>
          <table:table-cell table:style-name="ce121" table:number-columns-spanned="1" table:number-rows-spanned="2"/>
          <table:table-cell table:style-name="ce121" table:number-columns-spanned="1" table:number-rows-spanned="2"/>
          <table:table-cell table:style-name="ce429"/>
          <table:table-cell table:style-name="ce66" office:value-type="string" calcext:value-type="string">
            <text:p>DATE</text:p>
          </table:table-cell>
          <table:table-cell table:style-name="ce17" office:value-type="date" office:date-value="2017-11-28" calcext:value-type="date">
            <text:p>2017/11/28</text:p>
          </table:table-cell>
          <table:table-cell table:style-name="ce115" office:value-type="string" calcext:value-type="string" table:number-columns-spanned="1" table:number-rows-spanned="2">
            <text:p>勝数</text:p>
          </table:table-cell>
          <table:table-cell table:style-name="ce115" office:value-type="string" calcext:value-type="string" table:number-columns-spanned="1" table:number-rows-spanned="2">
            <text:p>負数</text:p>
          </table:table-cell>
          <table:table-cell table:style-name="ce115" office:value-type="string" calcext:value-type="string" table:number-columns-spanned="1" table:number-rows-spanned="2">
            <text:p>全ゲーム</text:p>
          </table:table-cell>
          <table:table-cell table:style-name="ce115" office:value-type="string" calcext:value-type="string" table:number-columns-spanned="1" table:number-rows-spanned="2">
            <text:p>取得ゲーム</text:p>
          </table:table-cell>
          <table:table-cell table:style-name="ce115" office:value-type="string" calcext:value-type="string" table:number-columns-spanned="1" table:number-rows-spanned="2">
            <text:p>取得率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R1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987"/>
        </table:table-row>
        <table:table-row table:style-name="ro1">
          <table:covered-table-cell table:style-name="ce120"/>
          <table:covered-table-cell table:style-name="ce22"/>
          <table:covered-table-cell table:style-name="ce35"/>
          <table:table-cell table:style-name="ce33" table:formula="of:=IF([.B7]&lt;&gt;&quot;&quot;;[.B7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9]&lt;&gt;&quot;&quot;;[.B9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11]&lt;&gt;&quot;&quot;;[.B11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13]&lt;&gt;&quot;&quot;;[.B13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15]&lt;&gt;&quot;&quot;;[.B15];&quot;&quot;)" table:number-columns-spanned="3" table:number-rows-spanned="1">
            <text:p/>
          </table:table-cell>
          <table:covered-table-cell table:number-columns-repeated="2" table:style-name="ce41"/>
          <table:table-cell table:style-name="ce33" table:formula="of:=IF([.B17]&lt;&gt;&quot;&quot;;[.B17];&quot;&quot;)" table:number-columns-spanned="3" table:number-rows-spanned="1">
            <text:p/>
          </table:table-cell>
          <table:covered-table-cell table:number-columns-repeated="2" table:style-name="ce41"/>
          <table:covered-table-cell table:number-columns-repeated="3" table:style-name="ce122"/>
          <table:table-cell table:style-name="ce150"/>
          <table:table-cell table:style-name="ce66" office:value-type="string" calcext:value-type="string">
            <text:p>MODE</text:p>
          </table:table-cell>
          <table:table-cell table:style-name="ce66" table:content-validation-name="val1" office:value-type="string" calcext:value-type="string">
            <text:p>0:DRAW</text:p>
          </table:table-cell>
          <table:covered-table-cell table:number-columns-repeated="7" table:style-name="ce34"/>
          <table:covered-table-cell table:number-columns-repeated="3"/>
          <table:table-cell table:number-columns-repeated="987"/>
        </table:table-row>
        <table:table-row table:style-name="ro1">
          <table:table-cell table:style-name="ce121" office:value-type="float" office:value="1" calcext:value-type="float" table:number-columns-spanned="1" table:number-rows-spanned="2">
            <text:p>1</text:p>
          </table:table-cell>
          <table:table-cell table:style-name="ce125"/>
          <table:table-cell table:style-name="ce129"/>
          <table:table-cell table:style-name="ce45" table:number-columns-spanned="3" table:number-rows-spanned="2"/>
          <table:covered-table-cell table:number-columns-repeated="2" table:style-name="ce21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147" table:formula="of:=IF([.$X$1];[.AG6];&quot;&quot;)" table:number-columns-spanned="1" table:number-rows-spanned="2">
            <text:p/>
          </table:table-cell>
          <table:table-cell table:style-name="ce121" table:formula="of:=IF([.$AB$1];[.AH6];&quot;&quot;)" table:number-columns-spanned="1" table:number-rows-spanned="2">
            <text:p/>
          </table:table-cell>
          <table:table-cell table:style-name="ce121" table:number-columns-spanned="1" table:number-rows-spanned="2"/>
          <table:table-cell table:style-name="ce429"/>
          <table:table-cell table:number-columns-repeated="2"/>
          <table:table-cell table:style-name="ce4" table:formula="of:=IF([.D6]&gt;[.F6];1;0)+IF([.G6]&gt;[.I6];1;0)+IF([.J6]&gt;[.L6];1;0)+IF([.M6]&gt;[.O6];1;0)+IF([.P6]&gt;[.R6];1;0)+IF([.S6]&gt;[.U6];1;0)" office:value-type="float" office:value="0" calcext:value-type="float" table:number-columns-spanned="1" table:number-rows-spanned="2">
            <text:p>0</text:p>
          </table:table-cell>
          <table:table-cell table:style-name="ce4" table:formula="of:=IF([.D6]&lt;[.F6];1;0)+IF([.G6]&lt;[.I6];1;0)+IF([.J6]&lt;[.L6];1;0)+IF([.M6]&lt;[.O6];1;0)+IF([.P6]&lt;[.R6];1;0)+IF([.S6]&lt;[.U6];1;0)" office:value-type="float" office:value="0" calcext:value-type="float" table:number-columns-spanned="1" table:number-rows-spanned="2">
            <text:p>0</text:p>
          </table:table-cell>
          <table:table-cell table:style-name="ce4" table:formula="of:=SUM([.D6];[.F6];[.G6];[.I6];[.J6];[.L6];[.M6];[.O6];[.P6];[.R6];[.S6];[.U6])" office:value-type="float" office:value="0" calcext:value-type="float" table:number-columns-spanned="1" table:number-rows-spanned="2">
            <text:p>0</text:p>
          </table:table-cell>
          <table:table-cell table:style-name="ce4" table:formula="of:=SUM([.D6];[.G6];[.J6];[.M6];[.P6];[.S6])" office:value-type="float" office:value="0" calcext:value-type="float" table:number-columns-spanned="1" table:number-rows-spanned="2">
            <text:p>0</text:p>
          </table:table-cell>
          <table:table-cell table:style-name="ce19" table:formula="of:=IF([.AD6]=0;0;[.AE6]/[.AD6])" office:value-type="float" office:value="0" calcext:value-type="float" table:number-columns-spanned="1" table:number-rows-spanned="2">
            <text:p>0.0000</text:p>
          </table:table-cell>
          <table:table-cell table:style-name="ce20" table:formula="of:=[.AB6]&amp;&quot;勝&quot;&amp;[.AC6]&amp;&quot;敗&quot;&amp;CHAR(13)&amp;TEXT([.AF6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4" table:formula="of:=RANK([.AB6];[.AB6:.AB14])" office:value-type="float" office:value="1" calcext:value-type="float" table:number-columns-spanned="1" table:number-rows-spanned="2">
            <text:p>1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987"/>
        </table:table-row>
        <table:table-row table:style-name="ro1">
          <table:covered-table-cell table:style-name="ce122"/>
          <table:table-cell table:style-name="ce126"/>
          <table:table-cell table:style-name="ce130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148"/>
          <table:covered-table-cell table:number-columns-repeated="2" table:style-name="ce122"/>
          <table:table-cell table:style-name="ce150"/>
          <table:table-cell table:number-columns-repeated="2"/>
          <table:covered-table-cell table:number-columns-repeated="10"/>
          <table:table-cell table:number-columns-repeated="987"/>
        </table:table-row>
        <table:table-row table:style-name="ro1">
          <table:table-cell table:style-name="ce121" table:formula="of:=+[.A6]+1" office:value-type="float" office:value="2" calcext:value-type="float" table:number-columns-spanned="1" table:number-rows-spanned="2">
            <text:p>2</text:p>
          </table:table-cell>
          <table:table-cell table:style-name="ce125"/>
          <table:table-cell table:style-name="ce129"/>
          <table:table-cell table:style-name="ce6" table:formula="of:=IF([.$AB$1];[.I6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G6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21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147" table:formula="of:=IF([.$X$1];[.AG8];&quot;&quot;)" table:number-columns-spanned="1" table:number-rows-spanned="2">
            <text:p/>
          </table:table-cell>
          <table:table-cell table:style-name="ce121" table:formula="of:=IF([.$AB$1];[.AH8];&quot;&quot;)" table:number-columns-spanned="1" table:number-rows-spanned="2">
            <text:p/>
          </table:table-cell>
          <table:table-cell table:style-name="ce121" table:number-columns-spanned="1" table:number-rows-spanned="2"/>
          <table:table-cell table:style-name="ce429"/>
          <table:table-cell table:number-columns-repeated="2"/>
          <table:table-cell table:style-name="ce4" table:formula="of:=IF([.D8]&gt;[.F8];1;0)+IF([.G8]&gt;[.I8];1;0)+IF([.J8]&gt;[.L8];1;0)+IF([.M8]&gt;[.O8];1;0)+IF([.P8]&gt;[.R8];1;0)+IF([.S8]&gt;[.U8];1;0)" office:value-type="float" office:value="0" calcext:value-type="float" table:number-columns-spanned="1" table:number-rows-spanned="2">
            <text:p>0</text:p>
          </table:table-cell>
          <table:table-cell table:style-name="ce4" table:formula="of:=IF([.D8]&lt;[.F8];1;0)+IF([.G8]&lt;[.I8];1;0)+IF([.J8]&lt;[.L8];1;0)+IF([.M8]&lt;[.O8];1;0)+IF([.P8]&lt;[.R8];1;0)+IF([.S8]&lt;[.U8];1;0)" office:value-type="float" office:value="0" calcext:value-type="float" table:number-columns-spanned="1" table:number-rows-spanned="2">
            <text:p>0</text:p>
          </table:table-cell>
          <table:table-cell table:style-name="ce4" table:formula="of:=SUM([.D8];[.F8];[.G8];[.I8];[.J8];[.L8];[.M8];[.O8];[.P8];[.R8];[.S8];[.U8])" office:value-type="float" office:value="0" calcext:value-type="float" table:number-columns-spanned="1" table:number-rows-spanned="2">
            <text:p>0</text:p>
          </table:table-cell>
          <table:table-cell table:style-name="ce4" table:formula="of:=SUM([.D8];[.G8];[.J8];[.M8];[.P8];[.S8])" office:value-type="float" office:value="0" calcext:value-type="float" table:number-columns-spanned="1" table:number-rows-spanned="2">
            <text:p>0</text:p>
          </table:table-cell>
          <table:table-cell table:style-name="ce19" table:formula="of:=IF([.AD8]=0;0;[.AE8]/[.AD8])" office:value-type="float" office:value="0" calcext:value-type="float" table:number-columns-spanned="1" table:number-rows-spanned="2">
            <text:p>0.0000</text:p>
          </table:table-cell>
          <table:table-cell table:style-name="ce20" table:formula="of:=[.AB8]&amp;&quot;勝&quot;&amp;[.AC8]&amp;&quot;敗&quot;&amp;CHAR(13)&amp;TEXT([.AF8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4" table:formula="of:=RANK([.AB8];[.AB6:.AB14])" office:value-type="float" office:value="1" calcext:value-type="float" table:number-columns-spanned="1" table:number-rows-spanned="2">
            <text:p>1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987"/>
        </table:table-row>
        <table:table-row table:style-name="ro1">
          <table:covered-table-cell table:style-name="ce122"/>
          <table:table-cell table:style-name="ce126"/>
          <table:table-cell table:style-name="ce130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122"/>
          <table:table-cell table:style-name="ce150"/>
          <table:table-cell table:number-columns-repeated="2"/>
          <table:covered-table-cell table:number-columns-repeated="10"/>
          <table:table-cell table:number-columns-repeated="987"/>
        </table:table-row>
        <table:table-row table:style-name="ro1">
          <table:table-cell table:style-name="ce121" table:formula="of:=+[.A8]+1" office:value-type="float" office:value="3" calcext:value-type="float" table:number-columns-spanned="1" table:number-rows-spanned="2">
            <text:p>3</text:p>
          </table:table-cell>
          <table:table-cell table:style-name="ce125"/>
          <table:table-cell table:style-name="ce129"/>
          <table:table-cell table:style-name="ce6" table:formula="of:=IF([.$AB$1];[.L6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J6];&quot;&quot;)" table:number-columns-spanned="1" table:number-rows-spanned="2">
            <text:p/>
          </table:table-cell>
          <table:table-cell table:style-name="ce6" table:formula="of:=IF([.$AB$1];[.L8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J8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21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147" table:formula="of:=IF([.$X$1];[.AG10];&quot;&quot;)" table:number-columns-spanned="1" table:number-rows-spanned="2">
            <text:p/>
          </table:table-cell>
          <table:table-cell table:style-name="ce121" table:formula="of:=IF([.$AB$1];[.AH10];&quot;&quot;)" table:number-columns-spanned="1" table:number-rows-spanned="2">
            <text:p/>
          </table:table-cell>
          <table:table-cell table:style-name="ce121" table:number-columns-spanned="1" table:number-rows-spanned="2"/>
          <table:table-cell table:style-name="ce429"/>
          <table:table-cell table:number-columns-repeated="2"/>
          <table:table-cell table:style-name="ce4" table:formula="of:=IF([.D10]&gt;[.F10];1;0)+IF([.G10]&gt;[.I10];1;0)+IF([.J10]&gt;[.L10];1;0)+IF([.M10]&gt;[.O10];1;0)+IF([.P10]&gt;[.R10];1;0)+IF([.S10]&gt;[.U10];1;0)" office:value-type="float" office:value="0" calcext:value-type="float" table:number-columns-spanned="1" table:number-rows-spanned="2">
            <text:p>0</text:p>
          </table:table-cell>
          <table:table-cell table:style-name="ce4" table:formula="of:=IF([.D10]&lt;[.F10];1;0)+IF([.G10]&lt;[.I10];1;0)+IF([.J10]&lt;[.L10];1;0)+IF([.M10]&lt;[.O10];1;0)+IF([.P10]&lt;[.R10];1;0)+IF([.S10]&lt;[.U10];1;0)" office:value-type="float" office:value="0" calcext:value-type="float" table:number-columns-spanned="1" table:number-rows-spanned="2">
            <text:p>0</text:p>
          </table:table-cell>
          <table:table-cell table:style-name="ce4" table:formula="of:=SUM([.D10];[.F10];[.G10];[.I10];[.J10];[.L10];[.M10];[.O10];[.P10];[.R10];[.S10];[.U10])" office:value-type="float" office:value="0" calcext:value-type="float" table:number-columns-spanned="1" table:number-rows-spanned="2">
            <text:p>0</text:p>
          </table:table-cell>
          <table:table-cell table:style-name="ce4" table:formula="of:=SUM([.D10];[.G10];[.J10];[.M10];[.P10];[.S10])" office:value-type="float" office:value="0" calcext:value-type="float" table:number-columns-spanned="1" table:number-rows-spanned="2">
            <text:p>0</text:p>
          </table:table-cell>
          <table:table-cell table:style-name="ce19" table:formula="of:=IF([.AD10]=0;0;[.AE10]/[.AD10])" office:value-type="float" office:value="0" calcext:value-type="float" table:number-columns-spanned="1" table:number-rows-spanned="2">
            <text:p>0.0000</text:p>
          </table:table-cell>
          <table:table-cell table:style-name="ce20" table:formula="of:=[.AB10]&amp;&quot;勝&quot;&amp;[.AC10]&amp;&quot;敗&quot;&amp;CHAR(13)&amp;TEXT([.AF10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4" table:formula="of:=RANK([.AB10];[.AB6:.AB14])" office:value-type="float" office:value="1" calcext:value-type="float" table:number-columns-spanned="1" table:number-rows-spanned="2">
            <text:p>1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987"/>
        </table:table-row>
        <table:table-row table:style-name="ro1">
          <table:covered-table-cell table:style-name="ce122"/>
          <table:table-cell table:style-name="ce126"/>
          <table:table-cell table:style-name="ce130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122"/>
          <table:table-cell table:style-name="ce150"/>
          <table:table-cell table:number-columns-repeated="2"/>
          <table:covered-table-cell table:number-columns-repeated="10"/>
          <table:table-cell table:number-columns-repeated="987"/>
        </table:table-row>
        <table:table-row table:style-name="ro1">
          <table:table-cell table:style-name="ce123" table:formula="of:=IF([.B12]&lt;&gt;&quot;&quot;;[.A10]+1;&quot;&quot;)" table:number-columns-spanned="1" table:number-rows-spanned="2">
            <text:p/>
          </table:table-cell>
          <table:table-cell table:style-name="ce125"/>
          <table:table-cell table:style-name="ce129"/>
          <table:table-cell table:style-name="ce6" table:formula="of:=IF([.$AB$1];[.O6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M6];&quot;&quot;)" table:number-columns-spanned="1" table:number-rows-spanned="2">
            <text:p/>
          </table:table-cell>
          <table:table-cell table:style-name="ce6" table:formula="of:=IF([.$AB$1];[.O8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M8];&quot;&quot;)" table:number-columns-spanned="1" table:number-rows-spanned="2">
            <text:p/>
          </table:table-cell>
          <table:table-cell table:style-name="ce6" table:formula="of:=IF([.$AB$1];[.O10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M10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21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147" table:formula="of:=IF([.$X$1];[.AG12];&quot;&quot;)" table:number-columns-spanned="1" table:number-rows-spanned="2">
            <text:p/>
          </table:table-cell>
          <table:table-cell table:style-name="ce121" table:formula="of:=IF([.$AB$1];[.AH12];&quot;&quot;)" table:number-columns-spanned="1" table:number-rows-spanned="2">
            <text:p/>
          </table:table-cell>
          <table:table-cell table:style-name="ce121" table:number-columns-spanned="1" table:number-rows-spanned="2"/>
          <table:table-cell table:style-name="ce429"/>
          <table:table-cell table:number-columns-repeated="2"/>
          <table:table-cell table:style-name="ce4" table:formula="of:=IF([.D12]&gt;[.F12];1;0)+IF([.G12]&gt;[.I12];1;0)+IF([.J12]&gt;[.L12];1;0)+IF([.M12]&gt;[.O12];1;0)+IF([.P12]&gt;[.R12];1;0)+IF([.S12]&gt;[.U12];1;0)" office:value-type="float" office:value="0" calcext:value-type="float" table:number-columns-spanned="1" table:number-rows-spanned="2">
            <text:p>0</text:p>
          </table:table-cell>
          <table:table-cell table:style-name="ce4" table:formula="of:=IF([.D12]&lt;[.F12];1;0)+IF([.G12]&lt;[.I12];1;0)+IF([.J12]&lt;[.L12];1;0)+IF([.M12]&lt;[.O12];1;0)+IF([.P12]&lt;[.R12];1;0)+IF([.S12]&lt;[.U12];1;0)" office:value-type="float" office:value="0" calcext:value-type="float" table:number-columns-spanned="1" table:number-rows-spanned="2">
            <text:p>0</text:p>
          </table:table-cell>
          <table:table-cell table:style-name="ce4" table:formula="of:=SUM([.D12];[.F12];[.G12];[.I12];[.J12];[.L12];[.M12];[.O12];[.P12];[.R12];[.S12];[.U12])" office:value-type="float" office:value="0" calcext:value-type="float" table:number-columns-spanned="1" table:number-rows-spanned="2">
            <text:p>0</text:p>
          </table:table-cell>
          <table:table-cell table:style-name="ce4" table:formula="of:=SUM([.D12];[.G12];[.J12];[.M12];[.P12];[.S12])" office:value-type="float" office:value="0" calcext:value-type="float" table:number-columns-spanned="1" table:number-rows-spanned="2">
            <text:p>0</text:p>
          </table:table-cell>
          <table:table-cell table:style-name="ce19" table:formula="of:=IF([.AD12]=0;0;[.AE12]/[.AD12])" office:value-type="float" office:value="0" calcext:value-type="float" table:number-columns-spanned="1" table:number-rows-spanned="2">
            <text:p>0.0000</text:p>
          </table:table-cell>
          <table:table-cell table:style-name="ce20" table:formula="of:=[.AB12]&amp;&quot;勝&quot;&amp;[.AC12]&amp;&quot;敗&quot;&amp;CHAR(13)&amp;TEXT([.AF12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4" table:formula="of:=RANK([.AB12];[.AB6:.AB14])" office:value-type="float" office:value="1" calcext:value-type="float" table:number-columns-spanned="1" table:number-rows-spanned="2">
            <text:p>1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987"/>
        </table:table-row>
        <table:table-row table:style-name="ro1">
          <table:covered-table-cell table:style-name="ce122"/>
          <table:table-cell table:style-name="ce126"/>
          <table:table-cell table:style-name="ce130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122"/>
          <table:table-cell table:style-name="ce150"/>
          <table:table-cell table:number-columns-repeated="2"/>
          <table:covered-table-cell table:number-columns-repeated="10"/>
          <table:table-cell table:number-columns-repeated="987"/>
        </table:table-row>
        <table:table-row table:style-name="ro1">
          <table:table-cell table:style-name="ce123" table:formula="of:=IF([.B15]&lt;&gt;&quot;&quot;;[.A12]+1;&quot;&quot;)" table:number-columns-spanned="1" table:number-rows-spanned="2">
            <text:p/>
          </table:table-cell>
          <table:table-cell table:style-name="ce125"/>
          <table:table-cell table:style-name="ce129"/>
          <table:table-cell table:style-name="ce6" table:formula="of:=IF([.$AB$1];[.R6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P6];&quot;&quot;)" table:number-columns-spanned="1" table:number-rows-spanned="2">
            <text:p/>
          </table:table-cell>
          <table:table-cell table:style-name="ce6" table:formula="of:=IF([.$AB$1];[.R8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P8];&quot;&quot;)" table:number-columns-spanned="1" table:number-rows-spanned="2">
            <text:p/>
          </table:table-cell>
          <table:table-cell table:style-name="ce6" table:formula="of:=IF([.$AB$1];[.R10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P10];&quot;&quot;)" table:number-columns-spanned="1" table:number-rows-spanned="2">
            <text:p/>
          </table:table-cell>
          <table:table-cell table:style-name="ce6" table:formula="of:=IF([.$AB$1];[.R12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P12];&quot;&quot;)" table:number-columns-spanned="1" table:number-rows-spanned="2">
            <text:p/>
          </table:table-cell>
          <table:table-cell table:style-name="ce45" table:number-columns-spanned="3" table:number-rows-spanned="2"/>
          <table:covered-table-cell table:number-columns-repeated="2" table:style-name="ce21"/>
          <table:table-cell table:style-name="ce8" table:number-columns-spanned="1" table:number-rows-spanned="2"/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3" table:number-columns-spanned="1" table:number-rows-spanned="2"/>
          <table:table-cell table:style-name="ce147" table:formula="of:=IF([.$X$1];[.AG14];&quot;&quot;)" table:number-columns-spanned="1" table:number-rows-spanned="2">
            <text:p/>
          </table:table-cell>
          <table:table-cell table:style-name="ce121" table:formula="of:=IF([.$AB$1];[.AH14];&quot;&quot;)" table:number-columns-spanned="1" table:number-rows-spanned="2">
            <text:p/>
          </table:table-cell>
          <table:table-cell table:style-name="ce121" table:number-columns-spanned="1" table:number-rows-spanned="2"/>
          <table:table-cell table:style-name="ce429"/>
          <table:table-cell table:number-columns-repeated="2"/>
          <table:table-cell table:style-name="ce4" table:formula="of:=IF([.D14]&gt;[.F14];1;0)+IF([.G14]&gt;[.I14];1;0)+IF([.J14]&gt;[.L14];1;0)+IF([.M14]&gt;[.O14];1;0)+IF([.P14]&gt;[.R14];1;0)+IF([.S14]&gt;[.U14];1;0)" office:value-type="float" office:value="0" calcext:value-type="float" table:number-columns-spanned="1" table:number-rows-spanned="2">
            <text:p>0</text:p>
          </table:table-cell>
          <table:table-cell table:style-name="ce4" table:formula="of:=IF([.D14]&lt;[.F14];1;0)+IF([.G14]&lt;[.I14];1;0)+IF([.J14]&lt;[.L14];1;0)+IF([.M14]&lt;[.O14];1;0)+IF([.P14]&lt;[.R14];1;0)+IF([.S14]&lt;[.U14];1;0)" office:value-type="float" office:value="0" calcext:value-type="float" table:number-columns-spanned="1" table:number-rows-spanned="2">
            <text:p>0</text:p>
          </table:table-cell>
          <table:table-cell table:style-name="ce4" table:formula="of:=SUM([.D14];[.F14];[.G14];[.I14];[.J14];[.L14];[.M14];[.O14];[.P14];[.R14];[.S14];[.U14])" office:value-type="float" office:value="0" calcext:value-type="float" table:number-columns-spanned="1" table:number-rows-spanned="2">
            <text:p>0</text:p>
          </table:table-cell>
          <table:table-cell table:style-name="ce4" table:formula="of:=SUM([.D14];[.G14];[.J14];[.M14];[.P14];[.S14])" office:value-type="float" office:value="0" calcext:value-type="float" table:number-columns-spanned="1" table:number-rows-spanned="2">
            <text:p>0</text:p>
          </table:table-cell>
          <table:table-cell table:style-name="ce19" table:formula="of:=IF([.AD14]=0;0;[.AE14]/[.AD14])" office:value-type="float" office:value="0" calcext:value-type="float" table:number-columns-spanned="1" table:number-rows-spanned="2">
            <text:p>0.0000</text:p>
          </table:table-cell>
          <table:table-cell table:style-name="ce20" table:formula="of:=[.AB14]&amp;&quot;勝&quot;&amp;[.AC14]&amp;&quot;敗&quot;&amp;CHAR(13)&amp;TEXT([.AF14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4" table:formula="of:=RANK([.AB14];[.AB6:.AB14])" office:value-type="float" office:value="1" calcext:value-type="float" table:number-columns-spanned="1" table:number-rows-spanned="2">
            <text:p>1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987"/>
        </table:table-row>
        <table:table-row table:style-name="ro1">
          <table:covered-table-cell table:style-name="ce122"/>
          <table:table-cell table:style-name="ce126"/>
          <table:table-cell table:style-name="ce130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22"/>
          <table:covered-table-cell table:style-name="ce7"/>
          <table:covered-table-cell table:style-name="ce10"/>
          <table:covered-table-cell table:style-name="ce12"/>
          <table:covered-table-cell table:number-columns-repeated="3" table:style-name="ce122"/>
          <table:table-cell table:style-name="ce150"/>
          <table:table-cell table:number-columns-repeated="2"/>
          <table:covered-table-cell table:number-columns-repeated="10"/>
          <table:table-cell table:number-columns-repeated="987"/>
        </table:table-row>
        <table:table-row table:style-name="ro1">
          <table:table-cell table:style-name="ce123" table:formula="of:=IF([.B16]&lt;&gt;&quot;&quot;;[.A14]+1;&quot;&quot;)" table:number-columns-spanned="1" table:number-rows-spanned="2">
            <text:p/>
          </table:table-cell>
          <table:table-cell table:style-name="ce125"/>
          <table:table-cell table:style-name="ce129"/>
          <table:table-cell table:style-name="ce133" table:formula="of:=IF([.$AB$1];[.U6];&quot;&quot;)" table:number-columns-spanned="1" table:number-rows-spanned="2">
            <text:p/>
          </table:table-cell>
          <table:table-cell table:style-name="ce137" office:value-type="string" calcext:value-type="string" table:number-columns-spanned="1" table:number-rows-spanned="2">
            <text:p>-</text:p>
          </table:table-cell>
          <table:table-cell table:style-name="ce142" table:formula="of:=IF([.$AB$1];[.S6];&quot;&quot;)" table:number-columns-spanned="1" table:number-rows-spanned="2">
            <text:p/>
          </table:table-cell>
          <table:table-cell table:style-name="ce6" table:formula="of:=IF([.$AB$1];[.U8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S8];&quot;&quot;)" table:number-columns-spanned="1" table:number-rows-spanned="2">
            <text:p/>
          </table:table-cell>
          <table:table-cell table:style-name="ce6" table:formula="of:=IF([.$AB$1];[.U10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S10];&quot;&quot;)" table:number-columns-spanned="1" table:number-rows-spanned="2">
            <text:p/>
          </table:table-cell>
          <table:table-cell table:style-name="ce6" table:formula="of:=IF([.$AB$1];[.U12];&quot;&quot;)" table:number-columns-spanned="1" table:number-rows-spanned="2">
            <text:p/>
          </table:table-cell>
          <table:table-cell table:style-name="ce53" office:value-type="string" calcext:value-type="string" table:number-columns-spanned="1" table:number-rows-spanned="2">
            <text:p>-</text:p>
          </table:table-cell>
          <table:table-cell table:style-name="ce11" table:formula="of:=IF([.$AB$1];[.S12];&quot;&quot;)" table:number-columns-spanned="1" table:number-rows-spanned="2">
            <text:p/>
          </table:table-cell>
          <table:table-cell table:style-name="ce133" table:formula="of:=IF([.$AB$1];[.U14];&quot;&quot;)" table:number-columns-spanned="1" table:number-rows-spanned="2">
            <text:p/>
          </table:table-cell>
          <table:table-cell table:style-name="ce137" office:value-type="string" calcext:value-type="string" table:number-columns-spanned="1" table:number-rows-spanned="2">
            <text:p>-</text:p>
          </table:table-cell>
          <table:table-cell table:style-name="ce142" table:formula="of:=IF([.$AB$1];[.S14];&quot;&quot;)" table:number-columns-spanned="1" table:number-rows-spanned="2">
            <text:p/>
          </table:table-cell>
          <table:table-cell table:style-name="ce145" table:number-columns-spanned="3" table:number-rows-spanned="2"/>
          <table:covered-table-cell table:number-columns-repeated="2" table:style-name="ce21"/>
          <table:table-cell table:style-name="ce147" table:formula="of:=IF([.$X$1];[.AG16];&quot;&quot;)" table:number-columns-spanned="1" table:number-rows-spanned="2">
            <text:p/>
          </table:table-cell>
          <table:table-cell table:style-name="ce123" table:formula="of:=IF([.$AB$1];[.AH16];&quot;&quot;)" table:number-columns-spanned="1" table:number-rows-spanned="2">
            <text:p/>
          </table:table-cell>
          <table:table-cell table:style-name="ce121" table:number-columns-spanned="1" table:number-rows-spanned="2"/>
          <table:table-cell table:style-name="ce429"/>
          <table:table-cell table:number-columns-repeated="2"/>
          <table:table-cell table:style-name="ce4" table:formula="of:=IF([.D16]&gt;[.F16];1;0)+IF([.G16]&gt;[.I16];1;0)+IF([.J16]&gt;[.L16];1;0)+IF([.M16]&gt;[.O16];1;0)+IF([.P16]&gt;[.R16];1;0)+IF([.S16]&gt;[.U16];1;0)" office:value-type="float" office:value="0" calcext:value-type="float" table:number-columns-spanned="1" table:number-rows-spanned="2">
            <text:p>0</text:p>
          </table:table-cell>
          <table:table-cell table:style-name="ce4" table:formula="of:=IF([.D16]&lt;[.F16];1;0)+IF([.G16]&lt;[.I16];1;0)+IF([.J16]&lt;[.L16];1;0)+IF([.M16]&lt;[.O16];1;0)+IF([.P16]&lt;[.R16];1;0)+IF([.S16]&lt;[.U16];1;0)" office:value-type="float" office:value="0" calcext:value-type="float" table:number-columns-spanned="1" table:number-rows-spanned="2">
            <text:p>0</text:p>
          </table:table-cell>
          <table:table-cell table:style-name="ce4" table:formula="of:=SUM([.D16];[.F16];[.G16];[.I16];[.J16];[.L16];[.M16];[.O16];[.P16];[.R16];[.S16];[.U16])" office:value-type="float" office:value="0" calcext:value-type="float" table:number-columns-spanned="1" table:number-rows-spanned="2">
            <text:p>0</text:p>
          </table:table-cell>
          <table:table-cell table:style-name="ce4" table:formula="of:=SUM([.D16];[.G16];[.J16];[.M16];[.P16];[.S16])" office:value-type="float" office:value="0" calcext:value-type="float" table:number-columns-spanned="1" table:number-rows-spanned="2">
            <text:p>0</text:p>
          </table:table-cell>
          <table:table-cell table:style-name="ce19" table:formula="of:=IF([.AD16]=0;0;[.AE16]/[.AD16])" office:value-type="float" office:value="0" calcext:value-type="float" table:number-columns-spanned="1" table:number-rows-spanned="2">
            <text:p>0.0000</text:p>
          </table:table-cell>
          <table:table-cell table:style-name="ce20" table:formula="of:=[.AB16]&amp;&quot;勝&quot;&amp;[.AC16]&amp;&quot;敗&quot;&amp;CHAR(13)&amp;TEXT([.AF16];&quot;0.0000&quot;)" office:value-type="string" office:string-value="0勝0敗&#13;0.0000" calcext:value-type="string" table:number-columns-spanned="1" table:number-rows-spanned="2">
            <text:p>0勝0敗0.0000</text:p>
          </table:table-cell>
          <table:table-cell table:style-name="ce4" table:formula="of:=RANK([.AB16];[.AB16:.AB16])" office:value-type="float" office:value="1" calcext:value-type="float" table:number-columns-spanned="1" table:number-rows-spanned="2">
            <text:p>1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987"/>
        </table:table-row>
        <table:table-row table:style-name="ro1">
          <table:covered-table-cell table:style-name="ce122"/>
          <table:table-cell table:style-name="ce126"/>
          <table:table-cell table:style-name="ce130"/>
          <table:covered-table-cell table:style-name="ce135"/>
          <table:covered-table-cell table:style-name="ce140"/>
          <table:covered-table-cell table:style-name="ce143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10"/>
          <table:covered-table-cell table:style-name="ce12"/>
          <table:covered-table-cell table:style-name="ce135"/>
          <table:covered-table-cell table:style-name="ce140"/>
          <table:covered-table-cell table:style-name="ce143"/>
          <table:covered-table-cell table:number-columns-repeated="3" table:style-name="ce95"/>
          <table:covered-table-cell table:number-columns-repeated="3" table:style-name="ce122"/>
          <table:table-cell table:style-name="ce150"/>
          <table:table-cell table:number-columns-repeated="2"/>
          <table:covered-table-cell table:number-columns-repeated="10"/>
          <table:table-cell table:number-columns-repeated="987"/>
        </table:table-row>
        <table:table-row table:style-name="ro1" table:number-rows-repeated="104852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トーナメント32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4" table:default-cell-style-name="ce164"/>
        <table:table-column table:style-name="co9" table:number-columns-repeated="2" table:default-cell-style-name="ce538"/>
        <table:table-column table:style-name="co11" table:default-cell-style-name="Default"/>
        <table:table-column table:style-name="co11" table:default-cell-style-name="ce552"/>
        <table:table-column table:style-name="co12" table:number-columns-repeated="5" table:default-cell-style-name="Default"/>
        <table:table-row table:style-name="ro3">
          <table:table-cell table:style-name="ce431" office:value-type="string" calcext:value-type="string" table:number-columns-spanned="10" table:number-rows-spanned="1">
            <text:p>大会名</text:p>
          </table:table-cell>
          <table:covered-table-cell table:number-columns-repeated="2" table:style-name="ce433"/>
          <table:covered-table-cell table:number-columns-repeated="4" table:style-name="ce437"/>
          <table:covered-table-cell table:number-columns-repeated="2" table:style-name="ce536"/>
          <table:covered-table-cell table:style-name="ce433"/>
          <table:table-cell table:number-columns-repeated="6"/>
        </table:table-row>
        <table:table-row table:style-name="ro3">
          <table:table-cell table:style-name="ce432" office:value-type="string" calcext:value-type="string" table:number-columns-spanned="5" table:number-rows-spanned="1">
            <text:p>クラス</text:p>
          </table:table-cell>
          <table:covered-table-cell table:number-columns-repeated="2" table:style-name="ce434"/>
          <table:covered-table-cell table:number-columns-repeated="2" table:style-name="ce438"/>
          <table:table-cell table:style-name="ce506" office:value-type="string" calcext:value-type="string" table:number-columns-spanned="5" table:number-rows-spanned="1">
            <text:p>日付</text:p>
          </table:table-cell>
          <table:covered-table-cell table:style-name="ce438"/>
          <table:covered-table-cell table:number-columns-repeated="2" table:style-name="ce537"/>
          <table:covered-table-cell table:style-name="ce434"/>
          <table:table-cell table:number-columns-repeated="6"/>
        </table:table-row>
        <table:table-row table:style-name="ro3">
          <table:table-cell table:style-name="ce429" office:value-type="float" office:value="1" calcext:value-type="float" table:number-columns-spanned="1" table:number-rows-spanned="2">
            <text:p>1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13"/>
        </table:table-row>
        <table:table-row table:style-name="ro3">
          <table:covered-table-cell table:number-columns-repeated="2"/>
          <table:covered-table-cell table:style-name="ce436"/>
          <table:table-cell table:style-name="ce191"/>
          <table:table-cell table:style-name="ce224"/>
          <table:table-cell table:number-columns-repeated="6"/>
          <table:table-cell table:formula="of:=CHOOSE(IF(ISBLANK([.E4]);0;TYPE([.E4]))+1;1;[.E4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3]+1" office:value-type="float" office:value="2" calcext:value-type="float" table:number-columns-spanned="1" table:number-rows-spanned="2">
            <text:p>2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192"/>
          <table:table-cell table:style-name="ce225"/>
          <table:table-cell table:style-name="ce259" table:number-columns-spanned="1" table:number-rows-spanned="2"/>
          <table:table-cell table:number-columns-repeated="5"/>
          <table:table-cell table:formula="of:=CHOOSE(IF(ISBLANK([.E5]);0;TYPE([.E5]))+1;1;[.E5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08"/>
          <table:table-cell table:number-columns-repeated="6"/>
          <table:table-cell table:formula="of:=CHOOSE(IF(ISBLANK([.F5]);0;TYPE([.F5]))+1;1;[.F5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5]+1" office:value-type="float" office:value="3" calcext:value-type="float" table:number-columns-spanned="1" table:number-rows-spanned="2">
            <text:p>3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261" table:number-columns-spanned="1" table:number-rows-spanned="2"/>
          <table:table-cell table:style-name="ce279" table:number-columns-spanned="1" table:number-rows-spanned="4"/>
          <table:table-cell table:number-columns-repeated="5"/>
          <table:table-cell table:formula="of:=CHOOSE(IF(ISBLANK([.F7]);0;TYPE([.F7]))+1;1;[.F7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193"/>
          <table:table-cell table:style-name="ce227"/>
          <table:covered-table-cell table:style-name="ce510"/>
          <table:covered-table-cell table:style-name="ce508"/>
          <table:table-cell table:number-columns-repeated="4"/>
          <table:table-cell table:formula="of:=CHOOSE(IF(ISBLANK([.E8]);0;TYPE([.E8]))+1;1;[.E8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7]+1" office:value-type="float" office:value="4" calcext:value-type="float" table:number-columns-spanned="1" table:number-rows-spanned="2">
            <text:p>4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194"/>
          <table:table-cell table:style-name="ce228"/>
          <table:table-cell table:style-name="ce474" table:number-columns-spanned="1" table:number-rows-spanned="2"/>
          <table:covered-table-cell table:style-name="ce508"/>
          <table:table-cell table:number-columns-repeated="4"/>
          <table:table-cell table:formula="of:=CHOOSE(IF(ISBLANK([.E9]);0;TYPE([.E9]))+1;1;[.E9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covered-table-cell table:style-name="ce474"/>
          <table:covered-table-cell table:style-name="ce508"/>
          <table:table-cell table:number-columns-repeated="6"/>
          <table:table-cell table:formula="of:=CHOOSE(IF(ISBLANK([.G7]);0;TYPE([.G7]))+1;1;[.G7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429" table:formula="of:=[.A9]+1" office:value-type="float" office:value="5" calcext:value-type="float" table:number-columns-spanned="1" table:number-rows-spanned="2">
            <text:p>5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2"/>
          <table:table-cell table:style-name="ce474" table:number-columns-spanned="1" table:number-rows-spanned="2"/>
          <table:table-cell table:style-name="ce280" table:number-columns-spanned="1" table:number-rows-spanned="4"/>
          <table:table-cell table:style-name="ce291" table:number-columns-spanned="1" table:number-rows-spanned="8"/>
          <table:table-cell table:number-columns-repeated="5"/>
          <table:table-cell table:formula="of:=CHOOSE(IF(ISBLANK([.G11]);0;TYPE([.G11]))+1;1;[.G11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covered-table-cell table:number-columns-repeated="2"/>
          <table:covered-table-cell table:style-name="ce436"/>
          <table:table-cell table:style-name="ce195"/>
          <table:table-cell table:style-name="ce229"/>
          <table:covered-table-cell table:style-name="ce474"/>
          <table:covered-table-cell table:style-name="ce510"/>
          <table:covered-table-cell table:style-name="ce540"/>
          <table:table-cell table:number-columns-repeated="3"/>
          <table:table-cell table:formula="of:=CHOOSE(IF(ISBLANK([.E12]);0;TYPE([.E12]))+1;1;[.E12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11]+1" office:value-type="float" office:value="6" calcext:value-type="float" table:number-columns-spanned="1" table:number-rows-spanned="2">
            <text:p>6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196"/>
          <table:table-cell table:style-name="ce230"/>
          <table:table-cell table:style-name="ce263" table:number-columns-spanned="1" table:number-rows-spanned="2"/>
          <table:covered-table-cell table:style-name="ce510"/>
          <table:covered-table-cell table:style-name="ce540"/>
          <table:table-cell table:number-columns-repeated="3"/>
          <table:table-cell table:formula="of:=CHOOSE(IF(ISBLANK([.E13]);0;TYPE([.E13]))+1;1;[.E13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12"/>
          <table:covered-table-cell table:style-name="ce510"/>
          <table:covered-table-cell table:style-name="ce540"/>
          <table:table-cell table:number-columns-repeated="4"/>
          <table:table-cell table:formula="of:=CHOOSE(IF(ISBLANK([.F13]);0;TYPE([.F13]))+1;1;[.F13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13]+1" office:value-type="float" office:value="7" calcext:value-type="float" table:number-columns-spanned="1" table:number-rows-spanned="2">
            <text:p>7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265" table:number-columns-spanned="1" table:number-rows-spanned="2"/>
          <table:table-cell table:style-name="ce474" table:number-columns-spanned="1" table:number-rows-spanned="4"/>
          <table:covered-table-cell table:style-name="ce540"/>
          <table:table-cell table:number-columns-repeated="4"/>
          <table:table-cell table:formula="of:=CHOOSE(IF(ISBLANK([.F15]);0;TYPE([.F15]))+1;1;[.F15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197"/>
          <table:table-cell table:style-name="ce231"/>
          <table:covered-table-cell table:style-name="ce508"/>
          <table:covered-table-cell table:style-name="ce474"/>
          <table:covered-table-cell table:style-name="ce540"/>
          <table:table-cell table:number-columns-repeated="3"/>
          <table:table-cell table:formula="of:=CHOOSE(IF(ISBLANK([.E16]);0;TYPE([.E16]))+1;1;[.E16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15]+1" office:value-type="float" office:value="8" calcext:value-type="float" table:number-columns-spanned="1" table:number-rows-spanned="2">
            <text:p>8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198"/>
          <table:table-cell table:style-name="ce232"/>
          <table:table-cell table:number-columns-spanned="1" table:number-rows-spanned="2"/>
          <table:covered-table-cell table:style-name="ce474"/>
          <table:covered-table-cell table:style-name="ce540"/>
          <table:table-cell table:number-columns-repeated="3"/>
          <table:table-cell table:formula="of:=CHOOSE(IF(ISBLANK([.E17]);0;TYPE([.E17]))+1;1;[.E17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covered-table-cell/>
          <table:covered-table-cell table:style-name="ce474"/>
          <table:covered-table-cell table:style-name="ce540"/>
          <table:table-cell table:number-columns-repeated="6"/>
          <table:table-cell table:formula="of:=CHOOSE(IF(ISBLANK([.H11]);0;TYPE([.H11]))+1;1;[.H11]*10;0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29" table:formula="of:=[.A17]+1" office:value-type="float" office:value="9" calcext:value-type="float" table:number-columns-spanned="1" table:number-rows-spanned="2">
            <text:p>9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2"/>
          <table:table-cell table:number-columns-spanned="1" table:number-rows-spanned="2"/>
          <table:table-cell table:style-name="ce474" table:number-columns-spanned="1" table:number-rows-spanned="4"/>
          <table:table-cell table:style-name="ce293" table:number-columns-spanned="1" table:number-rows-spanned="8"/>
          <table:table-cell table:style-name="ce300" table:number-columns-spanned="1" table:number-rows-spanned="16"/>
          <table:table-cell table:number-columns-repeated="5"/>
          <table:table-cell table:formula="of:=CHOOSE(IF(ISBLANK([.H19]);0;TYPE([.H19]))+1;1;[.H19]*10;0)" office:value-type="float" office:value="1" calcext:value-type="float">
            <text:p>1</text:p>
          </table:table-cell>
          <table:table-cell/>
        </table:table-row>
        <table:table-row table:style-name="ro3">
          <table:covered-table-cell table:number-columns-repeated="2"/>
          <table:covered-table-cell table:style-name="ce436"/>
          <table:table-cell table:style-name="ce199"/>
          <table:table-cell table:style-name="ce233"/>
          <table:covered-table-cell/>
          <table:covered-table-cell table:style-name="ce474"/>
          <table:covered-table-cell table:style-name="ce294"/>
          <table:covered-table-cell table:style-name="ce540"/>
          <table:table-cell table:number-columns-repeated="2"/>
          <table:table-cell table:formula="of:=CHOOSE(IF(ISBLANK([.E20]);0;TYPE([.E20]))+1;1;[.E20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19]+1" office:value-type="float" office:value="10" calcext:value-type="float" table:number-columns-spanned="1" table:number-rows-spanned="2">
            <text:p>10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00"/>
          <table:table-cell table:style-name="ce234"/>
          <table:table-cell table:style-name="ce266" table:number-columns-spanned="1" table:number-rows-spanned="2"/>
          <table:covered-table-cell table:style-name="ce474"/>
          <table:covered-table-cell table:style-name="ce294"/>
          <table:covered-table-cell table:style-name="ce540"/>
          <table:table-cell table:number-columns-repeated="2"/>
          <table:table-cell table:formula="of:=CHOOSE(IF(ISBLANK([.E21]);0;TYPE([.E21]))+1;1;[.E21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08"/>
          <table:covered-table-cell table:style-name="ce474"/>
          <table:covered-table-cell table:style-name="ce294"/>
          <table:covered-table-cell table:style-name="ce540"/>
          <table:table-cell table:number-columns-repeated="3"/>
          <table:table-cell table:formula="of:=CHOOSE(IF(ISBLANK([.F21]);0;TYPE([.F21]))+1;1;[.F21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21]+1" office:value-type="float" office:value="11" calcext:value-type="float" table:number-columns-spanned="1" table:number-rows-spanned="2">
            <text:p>11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267" table:number-columns-spanned="1" table:number-rows-spanned="2"/>
          <table:table-cell table:style-name="ce281" table:number-columns-spanned="1" table:number-rows-spanned="4"/>
          <table:covered-table-cell table:style-name="ce294"/>
          <table:covered-table-cell table:style-name="ce540"/>
          <table:table-cell table:number-columns-repeated="3"/>
          <table:table-cell table:formula="of:=CHOOSE(IF(ISBLANK([.F23]);0;TYPE([.F23]))+1;1;[.F23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201"/>
          <table:table-cell table:style-name="ce235"/>
          <table:covered-table-cell table:number-columns-repeated="2" table:style-name="ce510"/>
          <table:covered-table-cell table:style-name="ce294"/>
          <table:covered-table-cell table:style-name="ce540"/>
          <table:table-cell table:number-columns-repeated="2"/>
          <table:table-cell table:formula="of:=CHOOSE(IF(ISBLANK([.E24]);0;TYPE([.E24]))+1;1;[.E24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23]+1" office:value-type="float" office:value="12" calcext:value-type="float" table:number-columns-spanned="1" table:number-rows-spanned="2">
            <text:p>12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02"/>
          <table:table-cell table:style-name="ce236"/>
          <table:table-cell table:style-name="ce474" table:number-columns-spanned="1" table:number-rows-spanned="2"/>
          <table:covered-table-cell table:style-name="ce510"/>
          <table:covered-table-cell table:style-name="ce294"/>
          <table:covered-table-cell table:style-name="ce540"/>
          <table:table-cell table:number-columns-repeated="2"/>
          <table:table-cell table:formula="of:=CHOOSE(IF(ISBLANK([.E25]);0;TYPE([.E25]))+1;1;[.E25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covered-table-cell table:style-name="ce474"/>
          <table:covered-table-cell table:style-name="ce512"/>
          <table:covered-table-cell table:style-name="ce294"/>
          <table:covered-table-cell table:style-name="ce540"/>
          <table:table-cell table:number-columns-repeated="4"/>
          <table:table-cell table:formula="of:=CHOOSE(IF(ISBLANK([.G23]);0;TYPE([.G23]))+1;1;[.G23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429" table:formula="of:=[.A25]+1" office:value-type="float" office:value="13" calcext:value-type="float" table:number-columns-spanned="1" table:number-rows-spanned="2">
            <text:p>13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2"/>
          <table:table-cell table:style-name="ce474" table:number-columns-spanned="1" table:number-rows-spanned="2"/>
          <table:table-cell table:style-name="ce282" table:number-columns-spanned="1" table:number-rows-spanned="4"/>
          <table:table-cell table:style-name="ce474" table:number-columns-spanned="1" table:number-rows-spanned="8"/>
          <table:covered-table-cell table:style-name="ce540"/>
          <table:table-cell table:number-columns-repeated="4"/>
          <table:table-cell table:formula="of:=CHOOSE(IF(ISBLANK([.G27]);0;TYPE([.G27]))+1;1;[.G27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covered-table-cell table:number-columns-repeated="2"/>
          <table:covered-table-cell table:style-name="ce436"/>
          <table:table-cell table:style-name="ce203"/>
          <table:table-cell table:style-name="ce237"/>
          <table:covered-table-cell table:style-name="ce474"/>
          <table:covered-table-cell table:style-name="ce508"/>
          <table:covered-table-cell table:style-name="ce295"/>
          <table:covered-table-cell table:style-name="ce540"/>
          <table:table-cell table:number-columns-repeated="2"/>
          <table:table-cell table:formula="of:=CHOOSE(IF(ISBLANK([.E28]);0;TYPE([.E28]))+1;1;[.E28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27]+1" office:value-type="float" office:value="14" calcext:value-type="float" table:number-columns-spanned="1" table:number-rows-spanned="2">
            <text:p>14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04"/>
          <table:table-cell table:style-name="ce238"/>
          <table:table-cell table:style-name="ce268" table:number-columns-spanned="1" table:number-rows-spanned="2"/>
          <table:covered-table-cell table:style-name="ce508"/>
          <table:covered-table-cell table:style-name="ce295"/>
          <table:covered-table-cell table:style-name="ce540"/>
          <table:table-cell table:number-columns-repeated="2"/>
          <table:table-cell table:formula="of:=CHOOSE(IF(ISBLANK([.E29]);0;TYPE([.E29]))+1;1;[.E29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12"/>
          <table:covered-table-cell table:style-name="ce508"/>
          <table:covered-table-cell table:style-name="ce295"/>
          <table:covered-table-cell table:style-name="ce540"/>
          <table:table-cell table:number-columns-repeated="3"/>
          <table:table-cell table:formula="of:=CHOOSE(IF(ISBLANK([.F29]);0;TYPE([.F29]))+1;1;[.F29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29]+1" office:value-type="float" office:value="15" calcext:value-type="float" table:number-columns-spanned="1" table:number-rows-spanned="2">
            <text:p>15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269" table:number-columns-spanned="1" table:number-rows-spanned="2"/>
          <table:table-cell/>
          <table:covered-table-cell table:style-name="ce295"/>
          <table:covered-table-cell table:style-name="ce540"/>
          <table:table-cell table:number-columns-repeated="3"/>
          <table:table-cell table:formula="of:=CHOOSE(IF(ISBLANK([.F31]);0;TYPE([.F31]))+1;1;[.F31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205"/>
          <table:table-cell table:style-name="ce239"/>
          <table:covered-table-cell table:style-name="ce508"/>
          <table:table-cell/>
          <table:covered-table-cell table:style-name="ce295"/>
          <table:covered-table-cell table:style-name="ce540"/>
          <table:table-cell table:number-columns-repeated="2"/>
          <table:table-cell table:formula="of:=CHOOSE(IF(ISBLANK([.E32]);0;TYPE([.E32]))+1;1;[.E32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31]+1" office:value-type="float" office:value="16" calcext:value-type="float" table:number-columns-spanned="1" table:number-rows-spanned="2">
            <text:p>16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06"/>
          <table:table-cell table:style-name="ce240"/>
          <table:table-cell table:number-columns-repeated="2"/>
          <table:covered-table-cell table:style-name="ce295"/>
          <table:covered-table-cell table:style-name="ce540"/>
          <table:table-cell table:number-columns-repeated="2"/>
          <table:table-cell table:formula="of:=CHOOSE(IF(ISBLANK([.E33]);0;TYPE([.E33]))+1;1;[.E33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4"/>
          <table:covered-table-cell table:style-name="ce295"/>
          <table:covered-table-cell table:style-name="ce301"/>
          <table:table-cell table:number-columns-repeated="6"/>
          <table:table-cell table:formula="of:=CHOOSE(IF(ISBLANK([.I19]);0;TYPE([.I19]))+1;1;[.I19]*10;0)" office:value-type="float" office:value="1" calcext:value-type="float">
            <text:p>1</text:p>
          </table:table-cell>
        </table:table-row>
        <table:table-row table:style-name="ro3">
          <table:table-cell table:style-name="ce429" table:formula="of:=[.A33]+1" office:value-type="float" office:value="17" calcext:value-type="float" table:number-columns-spanned="1" table:number-rows-spanned="2">
            <text:p>17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4"/>
          <table:table-cell table:style-name="ce474" table:number-columns-spanned="1" table:number-rows-spanned="8"/>
          <table:table-cell table:style-name="ce302" table:number-columns-spanned="1" table:number-rows-spanned="16"/>
          <table:table-cell table:number-columns-repeated="6"/>
          <table:table-cell table:formula="of:=CHOOSE(IF(ISBLANK([.I35]);0;TYPE([.I35]))+1;1;[.I35]*10;0)" office:value-type="float" office:value="1" calcext:value-type="float">
            <text:p>1</text:p>
          </table:table-cell>
        </table:table-row>
        <table:table-row table:style-name="ro3">
          <table:covered-table-cell table:number-columns-repeated="2"/>
          <table:covered-table-cell table:style-name="ce436"/>
          <table:table-cell table:style-name="ce207"/>
          <table:table-cell table:style-name="ce241"/>
          <table:table-cell table:number-columns-repeated="2"/>
          <table:covered-table-cell table:style-name="ce295"/>
          <table:covered-table-cell table:style-name="ce540"/>
          <table:table-cell table:number-columns-repeated="2"/>
          <table:table-cell table:formula="of:=CHOOSE(IF(ISBLANK([.E36]);0;TYPE([.E36]))+1;1;[.E36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35]+1" office:value-type="float" office:value="18" calcext:value-type="float" table:number-columns-spanned="1" table:number-rows-spanned="2">
            <text:p>18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08"/>
          <table:table-cell table:style-name="ce242"/>
          <table:table-cell table:style-name="ce270" table:number-columns-spanned="1" table:number-rows-spanned="2"/>
          <table:table-cell/>
          <table:covered-table-cell table:style-name="ce295"/>
          <table:covered-table-cell table:style-name="ce540"/>
          <table:table-cell table:number-columns-repeated="2"/>
          <table:table-cell table:formula="of:=CHOOSE(IF(ISBLANK([.E37]);0;TYPE([.E37]))+1;1;[.E37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08"/>
          <table:table-cell/>
          <table:covered-table-cell table:style-name="ce295"/>
          <table:covered-table-cell table:style-name="ce540"/>
          <table:table-cell table:number-columns-repeated="3"/>
          <table:table-cell table:formula="of:=CHOOSE(IF(ISBLANK([.F37]);0;TYPE([.F37]))+1;1;[.F37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37]+1" office:value-type="float" office:value="19" calcext:value-type="float" table:number-columns-spanned="1" table:number-rows-spanned="2">
            <text:p>19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271" table:number-columns-spanned="1" table:number-rows-spanned="2"/>
          <table:table-cell table:style-name="ce283" table:number-columns-spanned="1" table:number-rows-spanned="4"/>
          <table:covered-table-cell table:style-name="ce295"/>
          <table:covered-table-cell table:style-name="ce540"/>
          <table:table-cell table:number-columns-repeated="3"/>
          <table:table-cell table:formula="of:=CHOOSE(IF(ISBLANK([.F39]);0;TYPE([.F39]))+1;1;[.F39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209"/>
          <table:table-cell table:style-name="ce243"/>
          <table:covered-table-cell table:style-name="ce510"/>
          <table:covered-table-cell table:style-name="ce508"/>
          <table:covered-table-cell table:style-name="ce295"/>
          <table:covered-table-cell table:style-name="ce540"/>
          <table:table-cell table:number-columns-repeated="2"/>
          <table:table-cell table:formula="of:=CHOOSE(IF(ISBLANK([.E40]);0;TYPE([.E40]))+1;1;[.E40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39]+1" office:value-type="float" office:value="20" calcext:value-type="float" table:number-columns-spanned="1" table:number-rows-spanned="2">
            <text:p>20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10"/>
          <table:table-cell table:style-name="ce244"/>
          <table:table-cell table:style-name="ce474" table:number-columns-spanned="1" table:number-rows-spanned="2"/>
          <table:covered-table-cell table:style-name="ce508"/>
          <table:covered-table-cell table:style-name="ce295"/>
          <table:covered-table-cell table:style-name="ce540"/>
          <table:table-cell table:number-columns-repeated="2"/>
          <table:table-cell table:formula="of:=CHOOSE(IF(ISBLANK([.E41]);0;TYPE([.E41]))+1;1;[.E41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covered-table-cell table:style-name="ce474"/>
          <table:covered-table-cell table:style-name="ce508"/>
          <table:covered-table-cell table:style-name="ce295"/>
          <table:covered-table-cell table:style-name="ce540"/>
          <table:table-cell table:number-columns-repeated="4"/>
          <table:table-cell table:formula="of:=CHOOSE(IF(ISBLANK([.G39]);0;TYPE([.G39]))+1;1;[.G39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429" table:formula="of:=[.A41]+1" office:value-type="float" office:value="21" calcext:value-type="float" table:number-columns-spanned="1" table:number-rows-spanned="2">
            <text:p>21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2"/>
          <table:table-cell table:style-name="ce474" table:number-columns-spanned="1" table:number-rows-spanned="2"/>
          <table:table-cell table:style-name="ce284" table:number-columns-spanned="1" table:number-rows-spanned="4"/>
          <table:table-cell table:style-name="ce296" table:number-columns-spanned="1" table:number-rows-spanned="8"/>
          <table:covered-table-cell table:style-name="ce540"/>
          <table:table-cell table:number-columns-repeated="4"/>
          <table:table-cell table:formula="of:=CHOOSE(IF(ISBLANK([.G43]);0;TYPE([.G43]))+1;1;[.G43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covered-table-cell table:number-columns-repeated="2"/>
          <table:covered-table-cell table:style-name="ce436"/>
          <table:table-cell table:style-name="ce211"/>
          <table:table-cell table:style-name="ce245"/>
          <table:covered-table-cell table:style-name="ce474"/>
          <table:covered-table-cell table:style-name="ce510"/>
          <table:covered-table-cell table:style-name="ce294"/>
          <table:covered-table-cell table:style-name="ce540"/>
          <table:table-cell table:number-columns-repeated="2"/>
          <table:table-cell table:formula="of:=CHOOSE(IF(ISBLANK([.E44]);0;TYPE([.E44]))+1;1;[.E44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43]+1" office:value-type="float" office:value="22" calcext:value-type="float" table:number-columns-spanned="1" table:number-rows-spanned="2">
            <text:p>22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12"/>
          <table:table-cell table:style-name="ce246"/>
          <table:table-cell table:style-name="ce272" table:number-columns-spanned="1" table:number-rows-spanned="2"/>
          <table:covered-table-cell table:style-name="ce510"/>
          <table:covered-table-cell table:style-name="ce294"/>
          <table:covered-table-cell table:style-name="ce540"/>
          <table:table-cell table:number-columns-repeated="2"/>
          <table:table-cell table:formula="of:=CHOOSE(IF(ISBLANK([.E45]);0;TYPE([.E45]))+1;1;[.E45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12"/>
          <table:covered-table-cell table:style-name="ce510"/>
          <table:covered-table-cell table:style-name="ce294"/>
          <table:covered-table-cell table:style-name="ce540"/>
          <table:table-cell table:number-columns-repeated="3"/>
          <table:table-cell table:formula="of:=CHOOSE(IF(ISBLANK([.F45]);0;TYPE([.F45]))+1;1;[.F45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45]+1" office:value-type="float" office:value="23" calcext:value-type="float" table:number-columns-spanned="1" table:number-rows-spanned="2">
            <text:p>23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273" table:number-columns-spanned="1" table:number-rows-spanned="2"/>
          <table:table-cell table:style-name="ce474" table:number-columns-spanned="1" table:number-rows-spanned="4"/>
          <table:covered-table-cell table:style-name="ce294"/>
          <table:covered-table-cell table:style-name="ce540"/>
          <table:table-cell table:number-columns-repeated="3"/>
          <table:table-cell table:formula="of:=CHOOSE(IF(ISBLANK([.F47]);0;TYPE([.F47]))+1;1;[.F47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213"/>
          <table:table-cell table:style-name="ce247"/>
          <table:covered-table-cell table:style-name="ce508"/>
          <table:covered-table-cell table:style-name="ce474"/>
          <table:covered-table-cell table:style-name="ce294"/>
          <table:covered-table-cell table:style-name="ce540"/>
          <table:table-cell table:number-columns-repeated="2"/>
          <table:table-cell table:formula="of:=CHOOSE(IF(ISBLANK([.E48]);0;TYPE([.E48]))+1;1;[.E48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47]+1" office:value-type="float" office:value="24" calcext:value-type="float" table:number-columns-spanned="1" table:number-rows-spanned="2">
            <text:p>24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14"/>
          <table:table-cell table:style-name="ce248"/>
          <table:table-cell table:number-columns-spanned="1" table:number-rows-spanned="2"/>
          <table:covered-table-cell table:style-name="ce474"/>
          <table:covered-table-cell table:style-name="ce294"/>
          <table:covered-table-cell table:style-name="ce540"/>
          <table:table-cell table:number-columns-repeated="2"/>
          <table:table-cell table:formula="of:=CHOOSE(IF(ISBLANK([.E49]);0;TYPE([.E49]))+1;1;[.E49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covered-table-cell/>
          <table:covered-table-cell table:style-name="ce474"/>
          <table:covered-table-cell table:style-name="ce297"/>
          <table:covered-table-cell table:style-name="ce540"/>
          <table:table-cell table:number-columns-repeated="5"/>
          <table:table-cell table:formula="of:=CHOOSE(IF(ISBLANK([.H43]);0;TYPE([.H43]))+1;1;[.H43]*10;0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29" table:formula="of:=[.A49]+1" office:value-type="float" office:value="25" calcext:value-type="float" table:number-columns-spanned="1" table:number-rows-spanned="2">
            <text:p>25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2"/>
          <table:table-cell table:number-columns-spanned="1" table:number-rows-spanned="2"/>
          <table:table-cell table:style-name="ce474" table:number-columns-spanned="1" table:number-rows-spanned="4"/>
          <table:table-cell table:style-name="ce298" table:number-columns-spanned="1" table:number-rows-spanned="8"/>
          <table:table-cell table:number-columns-repeated="6"/>
          <table:table-cell table:formula="of:=CHOOSE(IF(ISBLANK([.H51]);0;TYPE([.H51]))+1;1;[.H51]*10;0)" office:value-type="float" office:value="1" calcext:value-type="float">
            <text:p>1</text:p>
          </table:table-cell>
          <table:table-cell/>
        </table:table-row>
        <table:table-row table:style-name="ro3">
          <table:covered-table-cell table:number-columns-repeated="2"/>
          <table:covered-table-cell table:style-name="ce436"/>
          <table:table-cell table:style-name="ce215"/>
          <table:table-cell table:style-name="ce249"/>
          <table:covered-table-cell/>
          <table:covered-table-cell table:style-name="ce474"/>
          <table:covered-table-cell table:style-name="ce540"/>
          <table:table-cell table:number-columns-repeated="3"/>
          <table:table-cell table:formula="of:=CHOOSE(IF(ISBLANK([.E52]);0;TYPE([.E52]))+1;1;[.E52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51]+1" office:value-type="float" office:value="26" calcext:value-type="float" table:number-columns-spanned="1" table:number-rows-spanned="2">
            <text:p>26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16"/>
          <table:table-cell table:style-name="ce250"/>
          <table:table-cell table:style-name="ce274" table:number-columns-spanned="1" table:number-rows-spanned="2"/>
          <table:covered-table-cell table:style-name="ce474"/>
          <table:covered-table-cell table:style-name="ce540"/>
          <table:table-cell table:number-columns-repeated="3"/>
          <table:table-cell table:formula="of:=CHOOSE(IF(ISBLANK([.E53]);0;TYPE([.E53]))+1;1;[.E53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08"/>
          <table:covered-table-cell table:style-name="ce474"/>
          <table:covered-table-cell table:style-name="ce540"/>
          <table:table-cell table:number-columns-repeated="4"/>
          <table:table-cell table:formula="of:=CHOOSE(IF(ISBLANK([.F53]);0;TYPE([.F53]))+1;1;[.F53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53]+1" office:value-type="float" office:value="27" calcext:value-type="float" table:number-columns-spanned="1" table:number-rows-spanned="2">
            <text:p>27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275" table:number-columns-spanned="1" table:number-rows-spanned="2"/>
          <table:table-cell table:style-name="ce285" table:number-columns-spanned="1" table:number-rows-spanned="4"/>
          <table:covered-table-cell table:style-name="ce540"/>
          <table:table-cell table:number-columns-repeated="4"/>
          <table:table-cell table:formula="of:=CHOOSE(IF(ISBLANK([.F55]);0;TYPE([.F55]))+1;1;[.F55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217"/>
          <table:table-cell table:style-name="ce251"/>
          <table:covered-table-cell table:number-columns-repeated="2" table:style-name="ce510"/>
          <table:covered-table-cell table:style-name="ce540"/>
          <table:table-cell table:number-columns-repeated="3"/>
          <table:table-cell table:formula="of:=CHOOSE(IF(ISBLANK([.E56]);0;TYPE([.E56]))+1;1;[.E56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55]+1" office:value-type="float" office:value="28" calcext:value-type="float" table:number-columns-spanned="1" table:number-rows-spanned="2">
            <text:p>28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18"/>
          <table:table-cell table:style-name="ce252"/>
          <table:table-cell table:style-name="ce474" table:number-columns-spanned="1" table:number-rows-spanned="2"/>
          <table:covered-table-cell table:style-name="ce510"/>
          <table:covered-table-cell table:style-name="ce540"/>
          <table:table-cell table:number-columns-repeated="3"/>
          <table:table-cell table:formula="of:=CHOOSE(IF(ISBLANK([.E57]);0;TYPE([.E57]))+1;1;[.E57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covered-table-cell table:style-name="ce474"/>
          <table:covered-table-cell table:style-name="ce512"/>
          <table:covered-table-cell table:style-name="ce540"/>
          <table:table-cell table:number-columns-repeated="5"/>
          <table:table-cell table:formula="of:=CHOOSE(IF(ISBLANK([.G55]);0;TYPE([.G55]))+1;1;[.G55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429" table:formula="of:=[.A57]+1" office:value-type="float" office:value="29" calcext:value-type="float" table:number-columns-spanned="1" table:number-rows-spanned="2">
            <text:p>29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2"/>
          <table:table-cell table:style-name="ce474" table:number-columns-spanned="1" table:number-rows-spanned="2"/>
          <table:table-cell table:style-name="ce286" table:number-columns-spanned="1" table:number-rows-spanned="4"/>
          <table:table-cell table:number-columns-repeated="6"/>
          <table:table-cell table:formula="of:=CHOOSE(IF(ISBLANK([.G59]);0;TYPE([.G59]))+1;1;[.G59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covered-table-cell table:number-columns-repeated="2"/>
          <table:covered-table-cell table:style-name="ce436"/>
          <table:table-cell table:style-name="ce219"/>
          <table:table-cell table:style-name="ce253"/>
          <table:covered-table-cell table:style-name="ce474"/>
          <table:covered-table-cell table:style-name="ce508"/>
          <table:table-cell table:number-columns-repeated="4"/>
          <table:table-cell table:formula="of:=CHOOSE(IF(ISBLANK([.E60]);0;TYPE([.E60]))+1;1;[.E60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59]+1" office:value-type="float" office:value="30" calcext:value-type="float" table:number-columns-spanned="1" table:number-rows-spanned="2">
            <text:p>30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20"/>
          <table:table-cell table:style-name="ce254"/>
          <table:table-cell table:style-name="ce276" table:number-columns-spanned="1" table:number-rows-spanned="2"/>
          <table:covered-table-cell table:style-name="ce508"/>
          <table:table-cell table:number-columns-repeated="4"/>
          <table:table-cell table:formula="of:=CHOOSE(IF(ISBLANK([.E61]);0;TYPE([.E61]))+1;1;[.E61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12"/>
          <table:covered-table-cell table:style-name="ce508"/>
          <table:table-cell table:number-columns-repeated="5"/>
          <table:table-cell table:formula="of:=CHOOSE(IF(ISBLANK([.F61]);0;TYPE([.F61]))+1;1;[.F61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61]+1" office:value-type="float" office:value="31" calcext:value-type="float" table:number-columns-spanned="1" table:number-rows-spanned="2">
            <text:p>31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277" table:number-columns-spanned="1" table:number-rows-spanned="2"/>
          <table:table-cell table:number-columns-repeated="6"/>
          <table:table-cell table:formula="of:=CHOOSE(IF(ISBLANK([.F63]);0;TYPE([.F63]))+1;1;[.F63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221"/>
          <table:table-cell table:style-name="ce255"/>
          <table:covered-table-cell table:style-name="ce508"/>
          <table:table-cell table:number-columns-repeated="5"/>
          <table:table-cell table:formula="of:=CHOOSE(IF(ISBLANK([.E64]);0;TYPE([.E64]))+1;1;[.E64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63]+1" office:value-type="float" office:value="32" calcext:value-type="float" table:number-columns-spanned="1" table:number-rows-spanned="2">
            <text:p>32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222"/>
          <table:table-cell table:style-name="ce256"/>
          <table:table-cell table:number-columns-repeated="6"/>
          <table:table-cell table:formula="of:=CHOOSE(IF(ISBLANK([.E65]);0;TYPE([.E65]))+1;1;[.E65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13"/>
        </table:table-row>
        <table:table-row table:style-name="ro3">
          <table:table-cell table:number-columns-repeated="3"/>
          <table:table-cell table:style-name="ce223"/>
          <table:table-cell table:style-name="ce257"/>
          <table:table-cell table:style-name="ce278"/>
          <table:table-cell table:style-name="ce287"/>
          <table:table-cell table:style-name="ce299"/>
          <table:table-cell table:style-name="ce303"/>
          <table:table-cell table:number-columns-repeated="7"/>
        </table:table-row>
        <table:table-row table:style-name="ro3" table:number-rows-repeated="1048508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トーナメント32.E4:トーナメント32.E4">
            <calcext:condition calcext:apply-style-name="赤左下" calcext:value="formula-is([.L4]&gt;[.L5])" calcext:base-cell-address="トーナメント32.E4"/>
          </calcext:conditional-format>
          <calcext:conditional-format calcext:target-range-address="トーナメント32.E5:トーナメント32.E5">
            <calcext:condition calcext:apply-style-name="赤左上＋右" calcext:value="formula-is([.L5]&gt;[.L4])" calcext:base-cell-address="トーナメント32.E5"/>
          </calcext:conditional-format>
          <calcext:conditional-format calcext:target-range-address="トーナメント32.E8:トーナメント32.E8">
            <calcext:condition calcext:apply-style-name="赤左下＋右" calcext:value="formula-is([.L8]&gt;[.L9])" calcext:base-cell-address="トーナメント32.E8"/>
          </calcext:conditional-format>
          <calcext:conditional-format calcext:target-range-address="トーナメント32.E9:トーナメント32.E9">
            <calcext:condition calcext:apply-style-name="赤左上" calcext:value="formula-is([.L9]&gt;[.L8])" calcext:base-cell-address="トーナメント32.E9"/>
          </calcext:conditional-format>
          <calcext:conditional-format calcext:target-range-address="トーナメント32.F5:トーナメント32.F5">
            <calcext:condition calcext:apply-style-name="赤左下" calcext:value="formula-is([.M6]&gt;[.M7])" calcext:base-cell-address="トーナメント32.F5"/>
          </calcext:conditional-format>
          <calcext:conditional-format calcext:target-range-address="トーナメント32.F7:トーナメント32.F7">
            <calcext:condition calcext:apply-style-name="赤左上＋右" calcext:value="formula-is([.M7]&gt;[.M6])" calcext:base-cell-address="トーナメント32.F7"/>
          </calcext:conditional-format>
          <calcext:conditional-format calcext:target-range-address="トーナメント32.F13:トーナメント32.F13">
            <calcext:condition calcext:apply-style-name="赤左下＋右" calcext:value="formula-is([.M14]&gt;[.M15])" calcext:base-cell-address="トーナメント32.F13"/>
          </calcext:conditional-format>
          <calcext:conditional-format calcext:target-range-address="トーナメント32.F15:トーナメント32.F15">
            <calcext:condition calcext:apply-style-name="赤左上" calcext:value="formula-is([.M15]&gt;[.M14])" calcext:base-cell-address="トーナメント32.F15"/>
          </calcext:conditional-format>
          <calcext:conditional-format calcext:target-range-address="トーナメント32.G7:トーナメント32.G7">
            <calcext:condition calcext:apply-style-name="赤左下" calcext:value="formula-is([.N10]&gt;[.N11])" calcext:base-cell-address="トーナメント32.G7"/>
          </calcext:conditional-format>
          <calcext:conditional-format calcext:target-range-address="トーナメント32.G11:トーナメント32.G11">
            <calcext:condition calcext:apply-style-name="赤左上＋右" calcext:value="formula-is([.N11]&gt;[.N10])" calcext:base-cell-address="トーナメント32.G11"/>
          </calcext:conditional-format>
          <calcext:conditional-format calcext:target-range-address="トーナメント32.G23:トーナメント32.G23">
            <calcext:condition calcext:apply-style-name="赤左下＋右" calcext:value="formula-is([.N26]&gt;[.N27])" calcext:base-cell-address="トーナメント32.G23"/>
          </calcext:conditional-format>
          <calcext:conditional-format calcext:target-range-address="トーナメント32.G27:トーナメント32.G27">
            <calcext:condition calcext:apply-style-name="赤左上" calcext:value="formula-is([.N27]&gt;[.N26])" calcext:base-cell-address="トーナメント32.G27"/>
          </calcext:conditional-format>
          <calcext:conditional-format calcext:target-range-address="トーナメント32.I67:トーナメント32.I67">
            <calcext:condition calcext:apply-style-name="赤左上" calcext:value="formula-is([.P67]&gt;[.P66])" calcext:base-cell-address="トーナメント32.I67"/>
          </calcext:conditional-format>
          <calcext:conditional-format calcext:target-range-address="トーナメント32.G67:トーナメント32.G67">
            <calcext:condition calcext:apply-style-name="赤左下" calcext:value="formula-is([.N70]&gt;[.N71])" calcext:base-cell-address="トーナメント32.G67"/>
          </calcext:conditional-format>
          <calcext:conditional-format calcext:target-range-address="トーナメント32.G67:トーナメント32.G67">
            <calcext:condition calcext:apply-style-name="赤左上＋右" calcext:value="formula-is([.N67]&gt;[.N66])" calcext:base-cell-address="トーナメント32.G67"/>
          </calcext:conditional-format>
          <calcext:conditional-format calcext:target-range-address="トーナメント32.G67:トーナメント32.G67">
            <calcext:condition calcext:apply-style-name="赤左下＋右" calcext:value="formula-is([.N70]&gt;[.N71])" calcext:base-cell-address="トーナメント32.G67"/>
          </calcext:conditional-format>
          <calcext:conditional-format calcext:target-range-address="トーナメント32.G67:トーナメント32.G67">
            <calcext:condition calcext:apply-style-name="赤左上" calcext:value="formula-is([.N67]&gt;[.N66])" calcext:base-cell-address="トーナメント32.G67"/>
          </calcext:conditional-format>
          <calcext:conditional-format calcext:target-range-address="トーナメント32.F21:トーナメント32.F21">
            <calcext:condition calcext:apply-style-name="赤左下" calcext:value="formula-is([.M22]&gt;[.M23])" calcext:base-cell-address="トーナメント32.F21"/>
          </calcext:conditional-format>
          <calcext:conditional-format calcext:target-range-address="トーナメント32.F23:トーナメント32.F23">
            <calcext:condition calcext:apply-style-name="赤左上＋右" calcext:value="formula-is([.M23]&gt;[.M22])" calcext:base-cell-address="トーナメント32.F23"/>
          </calcext:conditional-format>
          <calcext:conditional-format calcext:target-range-address="トーナメント32.F29:トーナメント32.F29">
            <calcext:condition calcext:apply-style-name="赤左下＋右" calcext:value="formula-is([.M30]&gt;[.M31])" calcext:base-cell-address="トーナメント32.F29"/>
          </calcext:conditional-format>
          <calcext:conditional-format calcext:target-range-address="トーナメント32.F31:トーナメント32.F31">
            <calcext:condition calcext:apply-style-name="赤左上" calcext:value="formula-is([.M31]&gt;[.M30])" calcext:base-cell-address="トーナメント32.F31"/>
          </calcext:conditional-format>
          <calcext:conditional-format calcext:target-range-address="トーナメント32.F67:トーナメント32.F67">
            <calcext:condition calcext:apply-style-name="赤左下" calcext:value="formula-is([.M68]&gt;[.M69])" calcext:base-cell-address="トーナメント32.F67"/>
          </calcext:conditional-format>
          <calcext:conditional-format calcext:target-range-address="トーナメント32.F67:トーナメント32.F67">
            <calcext:condition calcext:apply-style-name="赤左上＋右" calcext:value="formula-is([.M67]&gt;[.M66])" calcext:base-cell-address="トーナメント32.F67"/>
          </calcext:conditional-format>
          <calcext:conditional-format calcext:target-range-address="トーナメント32.F67:トーナメント32.F67">
            <calcext:condition calcext:apply-style-name="赤左下＋右" calcext:value="formula-is([.M68]&gt;[.M69])" calcext:base-cell-address="トーナメント32.F67"/>
          </calcext:conditional-format>
          <calcext:conditional-format calcext:target-range-address="トーナメント32.F67:トーナメント32.F67">
            <calcext:condition calcext:apply-style-name="赤左上" calcext:value="formula-is([.M67]&gt;[.M66])" calcext:base-cell-address="トーナメント32.F67"/>
          </calcext:conditional-format>
          <calcext:conditional-format calcext:target-range-address="トーナメント32.F67:トーナメント32.F67">
            <calcext:condition calcext:apply-style-name="赤左下" calcext:value="formula-is([.M68]&gt;[.M69])" calcext:base-cell-address="トーナメント32.F67"/>
          </calcext:conditional-format>
          <calcext:conditional-format calcext:target-range-address="トーナメント32.F67:トーナメント32.F67">
            <calcext:condition calcext:apply-style-name="赤左上＋右" calcext:value="formula-is([.M67]&gt;[.M66])" calcext:base-cell-address="トーナメント32.F67"/>
          </calcext:conditional-format>
          <calcext:conditional-format calcext:target-range-address="トーナメント32.F67:トーナメント32.F67">
            <calcext:condition calcext:apply-style-name="赤左下＋右" calcext:value="formula-is([.M68]&gt;[.M69])" calcext:base-cell-address="トーナメント32.F67"/>
          </calcext:conditional-format>
          <calcext:conditional-format calcext:target-range-address="トーナメント32.F67:トーナメント32.F67">
            <calcext:condition calcext:apply-style-name="赤左上" calcext:value="formula-is([.M67]&gt;[.M66])" calcext:base-cell-address="トーナメント32.F67"/>
          </calcext:conditional-format>
          <calcext:conditional-format calcext:target-range-address="トーナメント32.E12:トーナメント32.E12">
            <calcext:condition calcext:apply-style-name="赤左下" calcext:value="formula-is([.L12]&gt;[.L13])" calcext:base-cell-address="トーナメント32.E12"/>
          </calcext:conditional-format>
          <calcext:conditional-format calcext:target-range-address="トーナメント32.E13:トーナメント32.E13">
            <calcext:condition calcext:apply-style-name="赤左上＋右" calcext:value="formula-is([.L13]&gt;[.L12])" calcext:base-cell-address="トーナメント32.E13"/>
          </calcext:conditional-format>
          <calcext:conditional-format calcext:target-range-address="トーナメント32.E16:トーナメント32.E16">
            <calcext:condition calcext:apply-style-name="赤左下＋右" calcext:value="formula-is([.L16]&gt;[.L17])" calcext:base-cell-address="トーナメント32.E16"/>
          </calcext:conditional-format>
          <calcext:conditional-format calcext:target-range-address="トーナメント32.E17:トーナメント32.E17">
            <calcext:condition calcext:apply-style-name="赤左上" calcext:value="formula-is([.L17]&gt;[.L16])" calcext:base-cell-address="トーナメント32.E17"/>
          </calcext:conditional-format>
          <calcext:conditional-format calcext:target-range-address="トーナメント32.E20:トーナメント32.E20">
            <calcext:condition calcext:apply-style-name="赤左下" calcext:value="formula-is([.L20]&gt;[.L21])" calcext:base-cell-address="トーナメント32.E20"/>
          </calcext:conditional-format>
          <calcext:conditional-format calcext:target-range-address="トーナメント32.E21:トーナメント32.E21">
            <calcext:condition calcext:apply-style-name="赤左上＋右" calcext:value="formula-is([.L21]&gt;[.L20])" calcext:base-cell-address="トーナメント32.E21"/>
          </calcext:conditional-format>
          <calcext:conditional-format calcext:target-range-address="トーナメント32.E24:トーナメント32.E24">
            <calcext:condition calcext:apply-style-name="赤左下＋右" calcext:value="formula-is([.L24]&gt;[.L25])" calcext:base-cell-address="トーナメント32.E24"/>
          </calcext:conditional-format>
          <calcext:conditional-format calcext:target-range-address="トーナメント32.E25:トーナメント32.E25">
            <calcext:condition calcext:apply-style-name="赤左上" calcext:value="formula-is([.L25]&gt;[.L24])" calcext:base-cell-address="トーナメント32.E25"/>
          </calcext:conditional-format>
          <calcext:conditional-format calcext:target-range-address="トーナメント32.E28:トーナメント32.E28">
            <calcext:condition calcext:apply-style-name="赤左下" calcext:value="formula-is([.L28]&gt;[.L29])" calcext:base-cell-address="トーナメント32.E28"/>
          </calcext:conditional-format>
          <calcext:conditional-format calcext:target-range-address="トーナメント32.E29:トーナメント32.E29">
            <calcext:condition calcext:apply-style-name="赤左上＋右" calcext:value="formula-is([.L29]&gt;[.L28])" calcext:base-cell-address="トーナメント32.E29"/>
          </calcext:conditional-format>
          <calcext:conditional-format calcext:target-range-address="トーナメント32.E32:トーナメント32.E32">
            <calcext:condition calcext:apply-style-name="赤左下＋右" calcext:value="formula-is([.L32]&gt;[.L33])" calcext:base-cell-address="トーナメント32.E32"/>
          </calcext:conditional-format>
          <calcext:conditional-format calcext:target-range-address="トーナメント32.E33:トーナメント32.E33">
            <calcext:condition calcext:apply-style-name="赤左上" calcext:value="formula-is([.L33]&gt;[.L32])" calcext:base-cell-address="トーナメント32.E33"/>
          </calcext:conditional-format>
          <calcext:conditional-format calcext:target-range-address="トーナメント32.E67:トーナメント32.E67">
            <calcext:condition calcext:apply-style-name="赤左下" calcext:value="formula-is([.L67]&gt;[.L68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上＋右" calcext:value="formula-is([.L67]&gt;[.L66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下＋右" calcext:value="formula-is([.L67]&gt;[.L68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上" calcext:value="formula-is([.L67]&gt;[.L66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下" calcext:value="formula-is([.L67]&gt;[.L68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上＋右" calcext:value="formula-is([.L67]&gt;[.L66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下＋右" calcext:value="formula-is([.L67]&gt;[.L68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上" calcext:value="formula-is([.L67]&gt;[.L66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下" calcext:value="formula-is([.L67]&gt;[.L68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上＋右" calcext:value="formula-is([.L67]&gt;[.L66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下＋右" calcext:value="formula-is([.L67]&gt;[.L68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上" calcext:value="formula-is([.L67]&gt;[.L66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下" calcext:value="formula-is([.L67]&gt;[.L68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上＋右" calcext:value="formula-is([.L67]&gt;[.L66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下＋右" calcext:value="formula-is([.L67]&gt;[.L68])" calcext:base-cell-address="トーナメント32.E67"/>
          </calcext:conditional-format>
          <calcext:conditional-format calcext:target-range-address="トーナメント32.E67:トーナメント32.E67">
            <calcext:condition calcext:apply-style-name="赤左上" calcext:value="formula-is([.L67]&gt;[.L66])" calcext:base-cell-address="トーナメント32.E67"/>
          </calcext:conditional-format>
          <calcext:conditional-format calcext:target-range-address="トーナメント32.H11:トーナメント32.H11">
            <calcext:condition calcext:apply-style-name="赤左下" calcext:value="formula-is([.O18]&gt;[.O19])" calcext:base-cell-address="トーナメント32.H11"/>
          </calcext:conditional-format>
          <calcext:conditional-format calcext:target-range-address="トーナメント32.H19:トーナメント32.H19">
            <calcext:condition calcext:apply-style-name="赤左上＋右" calcext:value="formula-is([.O19]&gt;[.O18])" calcext:base-cell-address="トーナメント32.H19"/>
          </calcext:conditional-format>
          <calcext:conditional-format calcext:target-range-address="トーナメント32.H67:トーナメント32.H67">
            <calcext:condition calcext:apply-style-name="赤左下＋右" calcext:value="formula-is([.O74]&gt;[.O75])" calcext:base-cell-address="トーナメント32.H67"/>
          </calcext:conditional-format>
          <calcext:conditional-format calcext:target-range-address="トーナメント32.H67:トーナメント32.H67">
            <calcext:condition calcext:apply-style-name="赤左上" calcext:value="formula-is([.O67]&gt;[.O66])" calcext:base-cell-address="トーナメント32.H67"/>
          </calcext:conditional-format>
          <calcext:conditional-format calcext:target-range-address="トーナメント32.D4:トーナメント32.D4">
            <calcext:condition calcext:apply-style-name="赤上" calcext:value="formula-is([.L4]&gt;[.L5])" calcext:base-cell-address="トーナメント32.D4"/>
          </calcext:conditional-format>
          <calcext:conditional-format calcext:target-range-address="トーナメント32.D5:トーナメント32.D5">
            <calcext:condition calcext:apply-style-name="赤下" calcext:value="formula-is([.L5]&gt;[.L4])" calcext:base-cell-address="トーナメント32.D5"/>
          </calcext:conditional-format>
          <calcext:conditional-format calcext:target-range-address="トーナメント32.D8:トーナメント32.D8">
            <calcext:condition calcext:apply-style-name="赤上" calcext:value="formula-is([.L8]&gt;[.L9])" calcext:base-cell-address="トーナメント32.D8"/>
          </calcext:conditional-format>
          <calcext:conditional-format calcext:target-range-address="トーナメント32.D9:トーナメント32.D9">
            <calcext:condition calcext:apply-style-name="赤下" calcext:value="formula-is([.L9]&gt;[.L8])" calcext:base-cell-address="トーナメント32.D9"/>
          </calcext:conditional-format>
          <calcext:conditional-format calcext:target-range-address="トーナメント32.D12:トーナメント32.D12">
            <calcext:condition calcext:apply-style-name="赤上" calcext:value="formula-is([.L12]&gt;[.L13])" calcext:base-cell-address="トーナメント32.D12"/>
          </calcext:conditional-format>
          <calcext:conditional-format calcext:target-range-address="トーナメント32.D13:トーナメント32.D13">
            <calcext:condition calcext:apply-style-name="赤下" calcext:value="formula-is([.L13]&gt;[.L12])" calcext:base-cell-address="トーナメント32.D13"/>
          </calcext:conditional-format>
          <calcext:conditional-format calcext:target-range-address="トーナメント32.D16:トーナメント32.D16">
            <calcext:condition calcext:apply-style-name="赤上" calcext:value="formula-is([.L16]&gt;[.L17])" calcext:base-cell-address="トーナメント32.D16"/>
          </calcext:conditional-format>
          <calcext:conditional-format calcext:target-range-address="トーナメント32.D17:トーナメント32.D17">
            <calcext:condition calcext:apply-style-name="赤下" calcext:value="formula-is([.L17]&gt;[.L16])" calcext:base-cell-address="トーナメント32.D17"/>
          </calcext:conditional-format>
          <calcext:conditional-format calcext:target-range-address="トーナメント32.D20:トーナメント32.D20">
            <calcext:condition calcext:apply-style-name="赤上" calcext:value="formula-is([.L20]&gt;[.L21])" calcext:base-cell-address="トーナメント32.D20"/>
          </calcext:conditional-format>
          <calcext:conditional-format calcext:target-range-address="トーナメント32.D21:トーナメント32.D21">
            <calcext:condition calcext:apply-style-name="赤下" calcext:value="formula-is([.L21]&gt;[.L20])" calcext:base-cell-address="トーナメント32.D21"/>
          </calcext:conditional-format>
          <calcext:conditional-format calcext:target-range-address="トーナメント32.D24:トーナメント32.D24">
            <calcext:condition calcext:apply-style-name="赤上" calcext:value="formula-is([.L24]&gt;[.L25])" calcext:base-cell-address="トーナメント32.D24"/>
          </calcext:conditional-format>
          <calcext:conditional-format calcext:target-range-address="トーナメント32.D25:トーナメント32.D25">
            <calcext:condition calcext:apply-style-name="赤下" calcext:value="formula-is([.L25]&gt;[.L24])" calcext:base-cell-address="トーナメント32.D25"/>
          </calcext:conditional-format>
          <calcext:conditional-format calcext:target-range-address="トーナメント32.D28:トーナメント32.D28">
            <calcext:condition calcext:apply-style-name="赤上" calcext:value="formula-is([.L28]&gt;[.L29])" calcext:base-cell-address="トーナメント32.D28"/>
          </calcext:conditional-format>
          <calcext:conditional-format calcext:target-range-address="トーナメント32.D29:トーナメント32.D29">
            <calcext:condition calcext:apply-style-name="赤下" calcext:value="formula-is([.L29]&gt;[.L28])" calcext:base-cell-address="トーナメント32.D29"/>
          </calcext:conditional-format>
          <calcext:conditional-format calcext:target-range-address="トーナメント32.D32:トーナメント32.D32">
            <calcext:condition calcext:apply-style-name="赤上" calcext:value="formula-is([.L32]&gt;[.L33])" calcext:base-cell-address="トーナメント32.D32"/>
          </calcext:conditional-format>
          <calcext:conditional-format calcext:target-range-address="トーナメント32.D33:トーナメント32.D33">
            <calcext:condition calcext:apply-style-name="赤下" calcext:value="formula-is([.L33]&gt;[.L32])" calcext:base-cell-address="トーナメント32.D33"/>
          </calcext:conditional-format>
          <calcext:conditional-format calcext:target-range-address="トーナメント32.D67:トーナメント32.D67">
            <calcext:condition calcext:apply-style-name="赤上" calcext:value="formula-is([.L67]&gt;[.L68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下" calcext:value="formula-is([.L67]&gt;[.L66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上" calcext:value="formula-is([.L67]&gt;[.L68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下" calcext:value="formula-is([.L67]&gt;[.L66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上" calcext:value="formula-is([.L67]&gt;[.L68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下" calcext:value="formula-is([.L67]&gt;[.L66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上" calcext:value="formula-is([.L67]&gt;[.L68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下" calcext:value="formula-is([.L67]&gt;[.L66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上" calcext:value="formula-is([.L67]&gt;[.L68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下" calcext:value="formula-is([.L67]&gt;[.L66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上" calcext:value="formula-is([.L67]&gt;[.L68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下" calcext:value="formula-is([.L67]&gt;[.L66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上" calcext:value="formula-is([.L67]&gt;[.L68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下" calcext:value="formula-is([.L67]&gt;[.L66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上" calcext:value="formula-is([.L67]&gt;[.L68])" calcext:base-cell-address="トーナメント32.D67"/>
          </calcext:conditional-format>
          <calcext:conditional-format calcext:target-range-address="トーナメント32.D67:トーナメント32.D67">
            <calcext:condition calcext:apply-style-name="赤下" calcext:value="formula-is([.L67]&gt;[.L66])" calcext:base-cell-address="トーナメント32.D67"/>
          </calcext:conditional-format>
          <calcext:conditional-format calcext:target-range-address="トーナメント32.I35:トーナメント32.I35">
            <calcext:condition calcext:apply-style-name="赤左上" calcext:value="formula-is([.P35]&gt;[.P34])" calcext:base-cell-address="トーナメント32.I35"/>
          </calcext:conditional-format>
          <calcext:conditional-format calcext:target-range-address="トーナメント32.H43:トーナメント32.H43">
            <calcext:condition calcext:apply-style-name="赤左下＋右" calcext:value="formula-is([.O50]&gt;[.O51])" calcext:base-cell-address="トーナメント32.H43"/>
          </calcext:conditional-format>
          <calcext:conditional-format calcext:target-range-address="トーナメント32.H51:トーナメント32.H51">
            <calcext:condition calcext:apply-style-name="赤左上" calcext:value="formula-is([.O51]&gt;[.O50])" calcext:base-cell-address="トーナメント32.H51"/>
          </calcext:conditional-format>
          <calcext:conditional-format calcext:target-range-address="トーナメント32.I19:トーナメント32.I19">
            <calcext:condition calcext:apply-style-name="赤左下" calcext:value="formula-is([.P34]&gt;[.P35])" calcext:base-cell-address="トーナメント32.I19"/>
          </calcext:conditional-format>
          <calcext:conditional-format calcext:target-range-address="トーナメント32.E36:トーナメント32.E36">
            <calcext:condition calcext:apply-style-name="赤左下" calcext:value="formula-is([.L36]&gt;[.L37])" calcext:base-cell-address="トーナメント32.E36"/>
          </calcext:conditional-format>
          <calcext:conditional-format calcext:target-range-address="トーナメント32.E37:トーナメント32.E37">
            <calcext:condition calcext:apply-style-name="赤左上＋右" calcext:value="formula-is([.L37]&gt;[.L36])" calcext:base-cell-address="トーナメント32.E37"/>
          </calcext:conditional-format>
          <calcext:conditional-format calcext:target-range-address="トーナメント32.E40:トーナメント32.E40">
            <calcext:condition calcext:apply-style-name="赤左下＋右" calcext:value="formula-is([.L40]&gt;[.L41])" calcext:base-cell-address="トーナメント32.E40"/>
          </calcext:conditional-format>
          <calcext:conditional-format calcext:target-range-address="トーナメント32.E41:トーナメント32.E41">
            <calcext:condition calcext:apply-style-name="赤左上" calcext:value="formula-is([.L41]&gt;[.L40])" calcext:base-cell-address="トーナメント32.E41"/>
          </calcext:conditional-format>
          <calcext:conditional-format calcext:target-range-address="トーナメント32.F37:トーナメント32.F37">
            <calcext:condition calcext:apply-style-name="赤左下" calcext:value="formula-is([.M38]&gt;[.M39])" calcext:base-cell-address="トーナメント32.F37"/>
          </calcext:conditional-format>
          <calcext:conditional-format calcext:target-range-address="トーナメント32.F39:トーナメント32.F39">
            <calcext:condition calcext:apply-style-name="赤左上＋右" calcext:value="formula-is([.M39]&gt;[.M38])" calcext:base-cell-address="トーナメント32.F39"/>
          </calcext:conditional-format>
          <calcext:conditional-format calcext:target-range-address="トーナメント32.F45:トーナメント32.F45">
            <calcext:condition calcext:apply-style-name="赤左下＋右" calcext:value="formula-is([.M46]&gt;[.M47])" calcext:base-cell-address="トーナメント32.F45"/>
          </calcext:conditional-format>
          <calcext:conditional-format calcext:target-range-address="トーナメント32.F47:トーナメント32.F47">
            <calcext:condition calcext:apply-style-name="赤左上" calcext:value="formula-is([.M47]&gt;[.M46])" calcext:base-cell-address="トーナメント32.F47"/>
          </calcext:conditional-format>
          <calcext:conditional-format calcext:target-range-address="トーナメント32.G39:トーナメント32.G39">
            <calcext:condition calcext:apply-style-name="赤左下" calcext:value="formula-is([.N42]&gt;[.N43])" calcext:base-cell-address="トーナメント32.G39"/>
          </calcext:conditional-format>
          <calcext:conditional-format calcext:target-range-address="トーナメント32.G43:トーナメント32.G43">
            <calcext:condition calcext:apply-style-name="赤左上＋右" calcext:value="formula-is([.N43]&gt;[.N42])" calcext:base-cell-address="トーナメント32.G43"/>
          </calcext:conditional-format>
          <calcext:conditional-format calcext:target-range-address="トーナメント32.G55:トーナメント32.G55">
            <calcext:condition calcext:apply-style-name="赤左下＋右" calcext:value="formula-is([.N58]&gt;[.N59])" calcext:base-cell-address="トーナメント32.G55"/>
          </calcext:conditional-format>
          <calcext:conditional-format calcext:target-range-address="トーナメント32.G59:トーナメント32.G59">
            <calcext:condition calcext:apply-style-name="赤左上" calcext:value="formula-is([.N59]&gt;[.N58])" calcext:base-cell-address="トーナメント32.G59"/>
          </calcext:conditional-format>
          <calcext:conditional-format calcext:target-range-address="トーナメント32.F53:トーナメント32.F53">
            <calcext:condition calcext:apply-style-name="赤左下" calcext:value="formula-is([.M54]&gt;[.M55])" calcext:base-cell-address="トーナメント32.F53"/>
          </calcext:conditional-format>
          <calcext:conditional-format calcext:target-range-address="トーナメント32.F55:トーナメント32.F55">
            <calcext:condition calcext:apply-style-name="赤左上＋右" calcext:value="formula-is([.M55]&gt;[.M54])" calcext:base-cell-address="トーナメント32.F55"/>
          </calcext:conditional-format>
          <calcext:conditional-format calcext:target-range-address="トーナメント32.F61:トーナメント32.F61">
            <calcext:condition calcext:apply-style-name="赤左下＋右" calcext:value="formula-is([.M62]&gt;[.M63])" calcext:base-cell-address="トーナメント32.F61"/>
          </calcext:conditional-format>
          <calcext:conditional-format calcext:target-range-address="トーナメント32.F63:トーナメント32.F63">
            <calcext:condition calcext:apply-style-name="赤左上" calcext:value="formula-is([.M63]&gt;[.M62])" calcext:base-cell-address="トーナメント32.F63"/>
          </calcext:conditional-format>
          <calcext:conditional-format calcext:target-range-address="トーナメント32.E44:トーナメント32.E44">
            <calcext:condition calcext:apply-style-name="赤左下" calcext:value="formula-is([.L44]&gt;[.L45])" calcext:base-cell-address="トーナメント32.E44"/>
          </calcext:conditional-format>
          <calcext:conditional-format calcext:target-range-address="トーナメント32.E45:トーナメント32.E45">
            <calcext:condition calcext:apply-style-name="赤左上＋右" calcext:value="formula-is([.L45]&gt;[.L44])" calcext:base-cell-address="トーナメント32.E45"/>
          </calcext:conditional-format>
          <calcext:conditional-format calcext:target-range-address="トーナメント32.E48:トーナメント32.E48">
            <calcext:condition calcext:apply-style-name="赤左下＋右" calcext:value="formula-is([.L48]&gt;[.L49])" calcext:base-cell-address="トーナメント32.E48"/>
          </calcext:conditional-format>
          <calcext:conditional-format calcext:target-range-address="トーナメント32.E49:トーナメント32.E49">
            <calcext:condition calcext:apply-style-name="赤左上" calcext:value="formula-is([.L49]&gt;[.L48])" calcext:base-cell-address="トーナメント32.E49"/>
          </calcext:conditional-format>
          <calcext:conditional-format calcext:target-range-address="トーナメント32.E52:トーナメント32.E52">
            <calcext:condition calcext:apply-style-name="赤左下" calcext:value="formula-is([.L52]&gt;[.L53])" calcext:base-cell-address="トーナメント32.E52"/>
          </calcext:conditional-format>
          <calcext:conditional-format calcext:target-range-address="トーナメント32.E53:トーナメント32.E53">
            <calcext:condition calcext:apply-style-name="赤左上＋右" calcext:value="formula-is([.L53]&gt;[.L52])" calcext:base-cell-address="トーナメント32.E53"/>
          </calcext:conditional-format>
          <calcext:conditional-format calcext:target-range-address="トーナメント32.E56:トーナメント32.E56">
            <calcext:condition calcext:apply-style-name="赤左下＋右" calcext:value="formula-is([.L56]&gt;[.L57])" calcext:base-cell-address="トーナメント32.E56"/>
          </calcext:conditional-format>
          <calcext:conditional-format calcext:target-range-address="トーナメント32.E57:トーナメント32.E57">
            <calcext:condition calcext:apply-style-name="赤左上" calcext:value="formula-is([.L57]&gt;[.L56])" calcext:base-cell-address="トーナメント32.E57"/>
          </calcext:conditional-format>
          <calcext:conditional-format calcext:target-range-address="トーナメント32.E60:トーナメント32.E60">
            <calcext:condition calcext:apply-style-name="赤左下" calcext:value="formula-is([.L60]&gt;[.L61])" calcext:base-cell-address="トーナメント32.E60"/>
          </calcext:conditional-format>
          <calcext:conditional-format calcext:target-range-address="トーナメント32.E61:トーナメント32.E61">
            <calcext:condition calcext:apply-style-name="赤左上＋右" calcext:value="formula-is([.L61]&gt;[.L60])" calcext:base-cell-address="トーナメント32.E61"/>
          </calcext:conditional-format>
          <calcext:conditional-format calcext:target-range-address="トーナメント32.E64:トーナメント32.E64">
            <calcext:condition calcext:apply-style-name="赤左下＋右" calcext:value="formula-is([.L64]&gt;[.L65])" calcext:base-cell-address="トーナメント32.E64"/>
          </calcext:conditional-format>
          <calcext:conditional-format calcext:target-range-address="トーナメント32.E65:トーナメント32.E65">
            <calcext:condition calcext:apply-style-name="赤左上" calcext:value="formula-is([.L65]&gt;[.L64])" calcext:base-cell-address="トーナメント32.E65"/>
          </calcext:conditional-format>
          <calcext:conditional-format calcext:target-range-address="トーナメント32.D36:トーナメント32.D36">
            <calcext:condition calcext:apply-style-name="赤上" calcext:value="formula-is([.L36]&gt;[.L37])" calcext:base-cell-address="トーナメント32.D36"/>
          </calcext:conditional-format>
          <calcext:conditional-format calcext:target-range-address="トーナメント32.D37:トーナメント32.D37">
            <calcext:condition calcext:apply-style-name="赤下" calcext:value="formula-is([.L37]&gt;[.L36])" calcext:base-cell-address="トーナメント32.D37"/>
          </calcext:conditional-format>
          <calcext:conditional-format calcext:target-range-address="トーナメント32.D40:トーナメント32.D40">
            <calcext:condition calcext:apply-style-name="赤上" calcext:value="formula-is([.L40]&gt;[.L41])" calcext:base-cell-address="トーナメント32.D40"/>
          </calcext:conditional-format>
          <calcext:conditional-format calcext:target-range-address="トーナメント32.D41:トーナメント32.D41">
            <calcext:condition calcext:apply-style-name="赤下" calcext:value="formula-is([.L41]&gt;[.L40])" calcext:base-cell-address="トーナメント32.D41"/>
          </calcext:conditional-format>
          <calcext:conditional-format calcext:target-range-address="トーナメント32.D44:トーナメント32.D44">
            <calcext:condition calcext:apply-style-name="赤上" calcext:value="formula-is([.L44]&gt;[.L45])" calcext:base-cell-address="トーナメント32.D44"/>
          </calcext:conditional-format>
          <calcext:conditional-format calcext:target-range-address="トーナメント32.D45:トーナメント32.D45">
            <calcext:condition calcext:apply-style-name="赤下" calcext:value="formula-is([.L45]&gt;[.L44])" calcext:base-cell-address="トーナメント32.D45"/>
          </calcext:conditional-format>
          <calcext:conditional-format calcext:target-range-address="トーナメント32.D48:トーナメント32.D48">
            <calcext:condition calcext:apply-style-name="赤上" calcext:value="formula-is([.L48]&gt;[.L49])" calcext:base-cell-address="トーナメント32.D48"/>
          </calcext:conditional-format>
          <calcext:conditional-format calcext:target-range-address="トーナメント32.D49:トーナメント32.D49">
            <calcext:condition calcext:apply-style-name="赤下" calcext:value="formula-is([.L49]&gt;[.L48])" calcext:base-cell-address="トーナメント32.D49"/>
          </calcext:conditional-format>
          <calcext:conditional-format calcext:target-range-address="トーナメント32.D52:トーナメント32.D52">
            <calcext:condition calcext:apply-style-name="赤上" calcext:value="formula-is([.L52]&gt;[.L53])" calcext:base-cell-address="トーナメント32.D52"/>
          </calcext:conditional-format>
          <calcext:conditional-format calcext:target-range-address="トーナメント32.D53:トーナメント32.D53">
            <calcext:condition calcext:apply-style-name="赤下" calcext:value="formula-is([.L53]&gt;[.L52])" calcext:base-cell-address="トーナメント32.D53"/>
          </calcext:conditional-format>
          <calcext:conditional-format calcext:target-range-address="トーナメント32.D56:トーナメント32.D56">
            <calcext:condition calcext:apply-style-name="赤上" calcext:value="formula-is([.L56]&gt;[.L57])" calcext:base-cell-address="トーナメント32.D56"/>
          </calcext:conditional-format>
          <calcext:conditional-format calcext:target-range-address="トーナメント32.D57:トーナメント32.D57">
            <calcext:condition calcext:apply-style-name="赤下" calcext:value="formula-is([.L57]&gt;[.L56])" calcext:base-cell-address="トーナメント32.D57"/>
          </calcext:conditional-format>
          <calcext:conditional-format calcext:target-range-address="トーナメント32.D60:トーナメント32.D60">
            <calcext:condition calcext:apply-style-name="赤上" calcext:value="formula-is([.L60]&gt;[.L61])" calcext:base-cell-address="トーナメント32.D60"/>
          </calcext:conditional-format>
          <calcext:conditional-format calcext:target-range-address="トーナメント32.D61:トーナメント32.D61">
            <calcext:condition calcext:apply-style-name="赤下" calcext:value="formula-is([.L61]&gt;[.L60])" calcext:base-cell-address="トーナメント32.D61"/>
          </calcext:conditional-format>
          <calcext:conditional-format calcext:target-range-address="トーナメント32.D64:トーナメント32.D64">
            <calcext:condition calcext:apply-style-name="赤上" calcext:value="formula-is([.L64]&gt;[.L65])" calcext:base-cell-address="トーナメント32.D64"/>
          </calcext:conditional-format>
          <calcext:conditional-format calcext:target-range-address="トーナメント32.D65:トーナメント32.D65">
            <calcext:condition calcext:apply-style-name="赤下" calcext:value="formula-is([.L65]&gt;[.L64])" calcext:base-cell-address="トーナメント32.D65"/>
          </calcext:conditional-format>
        </calcext:conditional-formats>
      </table:table>
      <table:table table:name="トーナメント16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4" table:default-cell-style-name="ce164"/>
        <table:table-column table:style-name="co9" table:number-columns-repeated="2" table:default-cell-style-name="ce538"/>
        <table:table-column table:style-name="co11" table:default-cell-style-name="Default"/>
        <table:table-column table:style-name="co11" table:default-cell-style-name="ce552"/>
        <table:table-column table:style-name="co12" table:number-columns-repeated="5" table:default-cell-style-name="Default"/>
        <table:table-row table:style-name="ro3">
          <table:table-cell table:style-name="ce431" office:value-type="string" calcext:value-type="string" table:number-columns-spanned="10" table:number-rows-spanned="1">
            <text:p>大会名</text:p>
          </table:table-cell>
          <table:covered-table-cell table:number-columns-repeated="2" table:style-name="ce433"/>
          <table:covered-table-cell table:number-columns-repeated="4" table:style-name="ce437"/>
          <table:covered-table-cell table:number-columns-repeated="2" table:style-name="ce536"/>
          <table:covered-table-cell table:style-name="ce433"/>
          <table:table-cell table:number-columns-repeated="6"/>
        </table:table-row>
        <table:table-row table:style-name="ro3">
          <table:table-cell table:style-name="ce432" office:value-type="string" calcext:value-type="string" table:number-columns-spanned="5" table:number-rows-spanned="1">
            <text:p>クラス</text:p>
          </table:table-cell>
          <table:covered-table-cell table:number-columns-repeated="2" table:style-name="ce434"/>
          <table:covered-table-cell table:number-columns-repeated="2" table:style-name="ce438"/>
          <table:table-cell table:style-name="ce506" office:value-type="string" calcext:value-type="string" table:number-columns-spanned="5" table:number-rows-spanned="1">
            <text:p>日付</text:p>
          </table:table-cell>
          <table:covered-table-cell table:style-name="ce438"/>
          <table:covered-table-cell table:number-columns-repeated="2" table:style-name="ce537"/>
          <table:covered-table-cell table:style-name="ce434"/>
          <table:table-cell table:number-columns-repeated="6"/>
        </table:table-row>
        <table:table-row table:style-name="ro3">
          <table:table-cell table:style-name="ce429" office:value-type="float" office:value="1" calcext:value-type="float" table:number-columns-spanned="1" table:number-rows-spanned="2">
            <text:p>1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13"/>
        </table:table-row>
        <table:table-row table:style-name="ro3">
          <table:covered-table-cell table:number-columns-repeated="2"/>
          <table:covered-table-cell table:style-name="ce436"/>
          <table:table-cell table:style-name="ce553"/>
          <table:table-cell table:style-name="ce368"/>
          <table:table-cell table:number-columns-repeated="6"/>
          <table:table-cell table:formula="of:=CHOOSE(IF(ISBLANK([.E4]);0;TYPE([.E4]))+1;1;[.E4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3]+1" office:value-type="float" office:value="2" calcext:value-type="float" table:number-columns-spanned="1" table:number-rows-spanned="2">
            <text:p>2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554"/>
          <table:table-cell table:style-name="ce369"/>
          <table:table-cell table:style-name="ce384" table:number-columns-spanned="1" table:number-rows-spanned="2"/>
          <table:table-cell table:number-columns-repeated="5"/>
          <table:table-cell table:formula="of:=CHOOSE(IF(ISBLANK([.E5]);0;TYPE([.E5]))+1;1;[.E5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08"/>
          <table:table-cell table:number-columns-repeated="6"/>
          <table:table-cell table:formula="of:=CHOOSE(IF(ISBLANK([.F5]);0;TYPE([.F5]))+1;1;[.F5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5]+1" office:value-type="float" office:value="3" calcext:value-type="float" table:number-columns-spanned="1" table:number-rows-spanned="2">
            <text:p>3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385" table:number-columns-spanned="1" table:number-rows-spanned="2"/>
          <table:table-cell table:style-name="ce392" table:number-columns-spanned="1" table:number-rows-spanned="4"/>
          <table:table-cell table:number-columns-repeated="5"/>
          <table:table-cell table:formula="of:=CHOOSE(IF(ISBLANK([.F7]);0;TYPE([.F7]))+1;1;[.F7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555"/>
          <table:table-cell table:style-name="ce370"/>
          <table:covered-table-cell table:style-name="ce510"/>
          <table:covered-table-cell table:style-name="ce508"/>
          <table:table-cell table:number-columns-repeated="4"/>
          <table:table-cell table:formula="of:=CHOOSE(IF(ISBLANK([.E8]);0;TYPE([.E8]))+1;1;[.E8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7]+1" office:value-type="float" office:value="4" calcext:value-type="float" table:number-columns-spanned="1" table:number-rows-spanned="2">
            <text:p>4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556"/>
          <table:table-cell table:style-name="ce371"/>
          <table:table-cell table:style-name="ce474" table:number-columns-spanned="1" table:number-rows-spanned="2"/>
          <table:covered-table-cell table:style-name="ce508"/>
          <table:table-cell table:number-columns-repeated="4"/>
          <table:table-cell table:formula="of:=CHOOSE(IF(ISBLANK([.E9]);0;TYPE([.E9]))+1;1;[.E9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covered-table-cell table:style-name="ce474"/>
          <table:covered-table-cell table:style-name="ce508"/>
          <table:table-cell table:number-columns-repeated="6"/>
          <table:table-cell table:formula="of:=CHOOSE(IF(ISBLANK([.G7]);0;TYPE([.G7]))+1;1;[.G7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429" table:formula="of:=[.A9]+1" office:value-type="float" office:value="5" calcext:value-type="float" table:number-columns-spanned="1" table:number-rows-spanned="2">
            <text:p>5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2"/>
          <table:table-cell table:style-name="ce474" table:number-columns-spanned="1" table:number-rows-spanned="2"/>
          <table:table-cell table:style-name="ce393" table:number-columns-spanned="1" table:number-rows-spanned="4"/>
          <table:table-cell table:style-name="ce597" table:number-columns-spanned="1" table:number-rows-spanned="8"/>
          <table:table-cell table:number-columns-repeated="5"/>
          <table:table-cell table:formula="of:=CHOOSE(IF(ISBLANK([.G11]);0;TYPE([.G11]))+1;1;[.G11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covered-table-cell table:number-columns-repeated="2"/>
          <table:covered-table-cell table:style-name="ce436"/>
          <table:table-cell table:style-name="ce557"/>
          <table:table-cell table:style-name="ce573"/>
          <table:covered-table-cell table:style-name="ce474"/>
          <table:covered-table-cell table:style-name="ce510"/>
          <table:covered-table-cell table:style-name="ce540"/>
          <table:table-cell table:number-columns-repeated="3"/>
          <table:table-cell table:formula="of:=CHOOSE(IF(ISBLANK([.E12]);0;TYPE([.E12]))+1;1;[.E12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11]+1" office:value-type="float" office:value="6" calcext:value-type="float" table:number-columns-spanned="1" table:number-rows-spanned="2">
            <text:p>6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558"/>
          <table:table-cell table:style-name="ce574"/>
          <table:table-cell table:style-name="ce386" table:number-columns-spanned="1" table:number-rows-spanned="2"/>
          <table:covered-table-cell table:style-name="ce510"/>
          <table:covered-table-cell table:style-name="ce540"/>
          <table:table-cell table:number-columns-repeated="3"/>
          <table:table-cell table:formula="of:=CHOOSE(IF(ISBLANK([.E13]);0;TYPE([.E13]))+1;1;[.E13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12"/>
          <table:covered-table-cell table:style-name="ce510"/>
          <table:covered-table-cell table:style-name="ce540"/>
          <table:table-cell table:number-columns-repeated="4"/>
          <table:table-cell table:formula="of:=CHOOSE(IF(ISBLANK([.F13]);0;TYPE([.F13]))+1;1;[.F13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13]+1" office:value-type="float" office:value="7" calcext:value-type="float" table:number-columns-spanned="1" table:number-rows-spanned="2">
            <text:p>7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387" table:number-columns-spanned="1" table:number-rows-spanned="2"/>
          <table:table-cell table:style-name="ce474" table:number-columns-spanned="1" table:number-rows-spanned="4"/>
          <table:covered-table-cell table:style-name="ce540"/>
          <table:table-cell table:number-columns-repeated="4"/>
          <table:table-cell table:formula="of:=CHOOSE(IF(ISBLANK([.F15]);0;TYPE([.F15]))+1;1;[.F15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559"/>
          <table:table-cell table:style-name="ce575"/>
          <table:covered-table-cell table:style-name="ce508"/>
          <table:covered-table-cell table:style-name="ce474"/>
          <table:covered-table-cell table:style-name="ce540"/>
          <table:table-cell table:number-columns-repeated="3"/>
          <table:table-cell table:formula="of:=CHOOSE(IF(ISBLANK([.E16]);0;TYPE([.E16]))+1;1;[.E16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15]+1" office:value-type="float" office:value="8" calcext:value-type="float" table:number-columns-spanned="1" table:number-rows-spanned="2">
            <text:p>8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560"/>
          <table:table-cell table:style-name="ce576"/>
          <table:table-cell table:number-columns-spanned="1" table:number-rows-spanned="2"/>
          <table:covered-table-cell table:style-name="ce474"/>
          <table:covered-table-cell table:style-name="ce540"/>
          <table:table-cell table:number-columns-repeated="3"/>
          <table:table-cell table:formula="of:=CHOOSE(IF(ISBLANK([.E17]);0;TYPE([.E17]))+1;1;[.E17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covered-table-cell/>
          <table:covered-table-cell table:style-name="ce474"/>
          <table:covered-table-cell table:style-name="ce540"/>
          <table:table-cell table:number-columns-repeated="6"/>
          <table:table-cell table:formula="of:=CHOOSE(IF(ISBLANK([.H11]);0;TYPE([.H11]))+1;1;[.H11]*10;0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29" table:formula="of:=[.A17]+1" office:value-type="float" office:value="9" calcext:value-type="float" table:number-columns-spanned="1" table:number-rows-spanned="2">
            <text:p>9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2"/>
          <table:table-cell table:number-columns-spanned="1" table:number-rows-spanned="2"/>
          <table:table-cell table:style-name="ce474" table:number-columns-spanned="1" table:number-rows-spanned="4"/>
          <table:table-cell table:style-name="ce598" table:number-columns-spanned="1" table:number-rows-spanned="8"/>
          <table:table-cell table:style-name="Default"/>
          <table:table-cell table:number-columns-repeated="5"/>
          <table:table-cell table:formula="of:=CHOOSE(IF(ISBLANK([.H19]);0;TYPE([.H19]))+1;1;[.H19]*10;0)" office:value-type="float" office:value="1" calcext:value-type="float">
            <text:p>1</text:p>
          </table:table-cell>
          <table:table-cell/>
        </table:table-row>
        <table:table-row table:style-name="ro3">
          <table:covered-table-cell table:number-columns-repeated="2"/>
          <table:covered-table-cell table:style-name="ce436"/>
          <table:table-cell table:style-name="ce561"/>
          <table:table-cell table:style-name="ce577"/>
          <table:covered-table-cell/>
          <table:covered-table-cell table:style-name="ce474"/>
          <table:covered-table-cell table:style-name="ce540"/>
          <table:table-cell table:style-name="ce599"/>
          <table:table-cell table:number-columns-repeated="2"/>
          <table:table-cell table:formula="of:=CHOOSE(IF(ISBLANK([.E20]);0;TYPE([.E20]))+1;1;[.E20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19]+1" office:value-type="float" office:value="10" calcext:value-type="float" table:number-columns-spanned="1" table:number-rows-spanned="2">
            <text:p>10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562"/>
          <table:table-cell table:style-name="ce578"/>
          <table:table-cell table:style-name="ce589" table:number-columns-spanned="1" table:number-rows-spanned="2"/>
          <table:covered-table-cell table:style-name="ce474"/>
          <table:covered-table-cell table:style-name="ce540"/>
          <table:table-cell table:style-name="ce599"/>
          <table:table-cell table:number-columns-repeated="2"/>
          <table:table-cell table:formula="of:=CHOOSE(IF(ISBLANK([.E21]);0;TYPE([.E21]))+1;1;[.E21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08"/>
          <table:covered-table-cell table:style-name="ce474"/>
          <table:covered-table-cell table:style-name="ce540"/>
          <table:table-cell table:style-name="ce599"/>
          <table:table-cell table:number-columns-repeated="3"/>
          <table:table-cell table:formula="of:=CHOOSE(IF(ISBLANK([.F21]);0;TYPE([.F21]))+1;1;[.F21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21]+1" office:value-type="float" office:value="11" calcext:value-type="float" table:number-columns-spanned="1" table:number-rows-spanned="2">
            <text:p>11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590" table:number-columns-spanned="1" table:number-rows-spanned="2"/>
          <table:table-cell table:style-name="ce394" table:number-columns-spanned="1" table:number-rows-spanned="4"/>
          <table:covered-table-cell table:style-name="ce540"/>
          <table:table-cell table:style-name="ce599"/>
          <table:table-cell table:number-columns-repeated="3"/>
          <table:table-cell table:formula="of:=CHOOSE(IF(ISBLANK([.F23]);0;TYPE([.F23]))+1;1;[.F23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563"/>
          <table:table-cell table:style-name="ce579"/>
          <table:covered-table-cell table:number-columns-repeated="2" table:style-name="ce510"/>
          <table:covered-table-cell table:style-name="ce540"/>
          <table:table-cell table:style-name="ce599"/>
          <table:table-cell table:number-columns-repeated="2"/>
          <table:table-cell table:formula="of:=CHOOSE(IF(ISBLANK([.E24]);0;TYPE([.E24]))+1;1;[.E24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23]+1" office:value-type="float" office:value="12" calcext:value-type="float" table:number-columns-spanned="1" table:number-rows-spanned="2">
            <text:p>12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564"/>
          <table:table-cell table:style-name="ce580"/>
          <table:table-cell table:style-name="ce474" table:number-columns-spanned="1" table:number-rows-spanned="2"/>
          <table:covered-table-cell table:style-name="ce510"/>
          <table:covered-table-cell table:style-name="ce540"/>
          <table:table-cell table:style-name="ce599"/>
          <table:table-cell table:number-columns-repeated="2"/>
          <table:table-cell table:formula="of:=CHOOSE(IF(ISBLANK([.E25]);0;TYPE([.E25]))+1;1;[.E25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covered-table-cell table:style-name="ce474"/>
          <table:covered-table-cell table:style-name="ce512"/>
          <table:covered-table-cell table:style-name="ce540"/>
          <table:table-cell table:style-name="ce599"/>
          <table:table-cell table:number-columns-repeated="4"/>
          <table:table-cell table:formula="of:=CHOOSE(IF(ISBLANK([.G23]);0;TYPE([.G23]))+1;1;[.G23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429" table:formula="of:=[.A25]+1" office:value-type="float" office:value="13" calcext:value-type="float" table:number-columns-spanned="1" table:number-rows-spanned="2">
            <text:p>13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2"/>
          <table:table-cell table:style-name="ce474" table:number-columns-spanned="1" table:number-rows-spanned="2"/>
          <table:table-cell table:style-name="ce395" table:number-columns-spanned="1" table:number-rows-spanned="4"/>
          <table:table-cell table:style-name="Default"/>
          <table:table-cell table:style-name="ce599"/>
          <table:table-cell table:number-columns-repeated="4"/>
          <table:table-cell table:formula="of:=CHOOSE(IF(ISBLANK([.G27]);0;TYPE([.G27]))+1;1;[.G27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covered-table-cell table:number-columns-repeated="2"/>
          <table:covered-table-cell table:style-name="ce436"/>
          <table:table-cell table:style-name="ce565"/>
          <table:table-cell table:style-name="ce581"/>
          <table:covered-table-cell table:style-name="ce474"/>
          <table:covered-table-cell table:style-name="ce508"/>
          <table:table-cell table:style-name="ce599" table:number-columns-repeated="2"/>
          <table:table-cell table:number-columns-repeated="2"/>
          <table:table-cell table:formula="of:=CHOOSE(IF(ISBLANK([.E28]);0;TYPE([.E28]))+1;1;[.E28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27]+1" office:value-type="float" office:value="14" calcext:value-type="float" table:number-columns-spanned="1" table:number-rows-spanned="2">
            <text:p>14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566"/>
          <table:table-cell table:style-name="ce582"/>
          <table:table-cell table:style-name="ce591" table:number-columns-spanned="1" table:number-rows-spanned="2"/>
          <table:covered-table-cell table:style-name="ce508"/>
          <table:table-cell table:style-name="ce599" table:number-columns-repeated="2"/>
          <table:table-cell table:number-columns-repeated="2"/>
          <table:table-cell table:formula="of:=CHOOSE(IF(ISBLANK([.E29]);0;TYPE([.E29]))+1;1;[.E29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12"/>
          <table:covered-table-cell table:style-name="ce508"/>
          <table:table-cell table:style-name="ce599" table:number-columns-repeated="2"/>
          <table:table-cell table:number-columns-repeated="3"/>
          <table:table-cell table:formula="of:=CHOOSE(IF(ISBLANK([.F29]);0;TYPE([.F29]))+1;1;[.F29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29]+1" office:value-type="float" office:value="15" calcext:value-type="float" table:number-columns-spanned="1" table:number-rows-spanned="2">
            <text:p>15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592" table:number-columns-spanned="1" table:number-rows-spanned="2"/>
          <table:table-cell/>
          <table:table-cell table:style-name="ce599" table:number-columns-repeated="2"/>
          <table:table-cell table:number-columns-repeated="3"/>
          <table:table-cell table:formula="of:=CHOOSE(IF(ISBLANK([.F31]);0;TYPE([.F31]))+1;1;[.F31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567"/>
          <table:table-cell table:style-name="ce583"/>
          <table:covered-table-cell table:style-name="ce508"/>
          <table:table-cell/>
          <table:table-cell table:style-name="ce599" table:number-columns-repeated="2"/>
          <table:table-cell table:number-columns-repeated="2"/>
          <table:table-cell table:formula="of:=CHOOSE(IF(ISBLANK([.E32]);0;TYPE([.E32]))+1;1;[.E32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31]+1" office:value-type="float" office:value="16" calcext:value-type="float" table:number-columns-spanned="1" table:number-rows-spanned="2">
            <text:p>16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568"/>
          <table:table-cell table:style-name="ce584"/>
          <table:table-cell table:number-columns-repeated="2"/>
          <table:table-cell table:style-name="ce599" table:number-columns-repeated="2"/>
          <table:table-cell table:number-columns-repeated="2"/>
          <table:table-cell table:formula="of:=CHOOSE(IF(ISBLANK([.E33]);0;TYPE([.E33]))+1;1;[.E33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4"/>
          <table:table-cell table:style-name="ce599" table:number-columns-repeated="2"/>
          <table:table-cell table:number-columns-repeated="7"/>
        </table:table-row>
        <table:table-row table:style-name="ro3" table:number-rows-repeated="1048541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トーナメント16.E4:トーナメント16.E4">
            <calcext:condition calcext:apply-style-name="赤左下" calcext:value="formula-is([.L4]&gt;[.L5])" calcext:base-cell-address="トーナメント16.E4"/>
          </calcext:conditional-format>
          <calcext:conditional-format calcext:target-range-address="トーナメント16.E5:トーナメント16.E5">
            <calcext:condition calcext:apply-style-name="赤左上＋右" calcext:value="formula-is([.L5]&gt;[.L4])" calcext:base-cell-address="トーナメント16.E5"/>
          </calcext:conditional-format>
          <calcext:conditional-format calcext:target-range-address="トーナメント16.E8:トーナメント16.E8">
            <calcext:condition calcext:apply-style-name="赤左下＋右" calcext:value="formula-is([.L8]&gt;[.L9])" calcext:base-cell-address="トーナメント16.E8"/>
          </calcext:conditional-format>
          <calcext:conditional-format calcext:target-range-address="トーナメント16.E9:トーナメント16.E9">
            <calcext:condition calcext:apply-style-name="赤左上" calcext:value="formula-is([.L9]&gt;[.L8])" calcext:base-cell-address="トーナメント16.E9"/>
          </calcext:conditional-format>
          <calcext:conditional-format calcext:target-range-address="トーナメント16.F5:トーナメント16.F5">
            <calcext:condition calcext:apply-style-name="赤左下" calcext:value="formula-is([.M6]&gt;[.M7])" calcext:base-cell-address="トーナメント16.F5"/>
          </calcext:conditional-format>
          <calcext:conditional-format calcext:target-range-address="トーナメント16.F7:トーナメント16.F7">
            <calcext:condition calcext:apply-style-name="赤左上＋右" calcext:value="formula-is([.M7]&gt;[.M6])" calcext:base-cell-address="トーナメント16.F7"/>
          </calcext:conditional-format>
          <calcext:conditional-format calcext:target-range-address="トーナメント16.F13:トーナメント16.F13">
            <calcext:condition calcext:apply-style-name="赤左下＋右" calcext:value="formula-is([.M14]&gt;[.M15])" calcext:base-cell-address="トーナメント16.F13"/>
          </calcext:conditional-format>
          <calcext:conditional-format calcext:target-range-address="トーナメント16.F15:トーナメント16.F15">
            <calcext:condition calcext:apply-style-name="赤左上" calcext:value="formula-is([.M15]&gt;[.M14])" calcext:base-cell-address="トーナメント16.F15"/>
          </calcext:conditional-format>
          <calcext:conditional-format calcext:target-range-address="トーナメント16.G7:トーナメント16.G7">
            <calcext:condition calcext:apply-style-name="赤左下" calcext:value="formula-is([.N10]&gt;[.N11])" calcext:base-cell-address="トーナメント16.G7"/>
          </calcext:conditional-format>
          <calcext:conditional-format calcext:target-range-address="トーナメント16.G11:トーナメント16.G11">
            <calcext:condition calcext:apply-style-name="赤左上＋右" calcext:value="formula-is([.N11]&gt;[.N10])" calcext:base-cell-address="トーナメント16.G11"/>
          </calcext:conditional-format>
          <calcext:conditional-format calcext:target-range-address="トーナメント16.G23:トーナメント16.G23">
            <calcext:condition calcext:apply-style-name="赤左下＋右" calcext:value="formula-is([.N26]&gt;[.N27])" calcext:base-cell-address="トーナメント16.G23"/>
          </calcext:conditional-format>
          <calcext:conditional-format calcext:target-range-address="トーナメント16.G27:トーナメント16.G27">
            <calcext:condition calcext:apply-style-name="赤左上" calcext:value="formula-is([.N27]&gt;[.N26])" calcext:base-cell-address="トーナメント16.G27"/>
          </calcext:conditional-format>
          <calcext:conditional-format calcext:target-range-address="トーナメント16.F21:トーナメント16.F21">
            <calcext:condition calcext:apply-style-name="赤左下" calcext:value="formula-is([.M22]&gt;[.M23])" calcext:base-cell-address="トーナメント16.F21"/>
          </calcext:conditional-format>
          <calcext:conditional-format calcext:target-range-address="トーナメント16.F23:トーナメント16.F23">
            <calcext:condition calcext:apply-style-name="赤左上＋右" calcext:value="formula-is([.M23]&gt;[.M22])" calcext:base-cell-address="トーナメント16.F23"/>
          </calcext:conditional-format>
          <calcext:conditional-format calcext:target-range-address="トーナメント16.F29:トーナメント16.F29">
            <calcext:condition calcext:apply-style-name="赤左下＋右" calcext:value="formula-is([.M30]&gt;[.M31])" calcext:base-cell-address="トーナメント16.F29"/>
          </calcext:conditional-format>
          <calcext:conditional-format calcext:target-range-address="トーナメント16.F31:トーナメント16.F31">
            <calcext:condition calcext:apply-style-name="赤左上" calcext:value="formula-is([.M31]&gt;[.M30])" calcext:base-cell-address="トーナメント16.F31"/>
          </calcext:conditional-format>
          <calcext:conditional-format calcext:target-range-address="トーナメント16.E12:トーナメント16.E12">
            <calcext:condition calcext:apply-style-name="赤左下" calcext:value="formula-is([.L12]&gt;[.L13])" calcext:base-cell-address="トーナメント16.E12"/>
          </calcext:conditional-format>
          <calcext:conditional-format calcext:target-range-address="トーナメント16.E13:トーナメント16.E13">
            <calcext:condition calcext:apply-style-name="赤左上＋右" calcext:value="formula-is([.L13]&gt;[.L12])" calcext:base-cell-address="トーナメント16.E13"/>
          </calcext:conditional-format>
          <calcext:conditional-format calcext:target-range-address="トーナメント16.E16:トーナメント16.E16">
            <calcext:condition calcext:apply-style-name="赤左下＋右" calcext:value="formula-is([.L16]&gt;[.L17])" calcext:base-cell-address="トーナメント16.E16"/>
          </calcext:conditional-format>
          <calcext:conditional-format calcext:target-range-address="トーナメント16.E17:トーナメント16.E17">
            <calcext:condition calcext:apply-style-name="赤左上" calcext:value="formula-is([.L17]&gt;[.L16])" calcext:base-cell-address="トーナメント16.E17"/>
          </calcext:conditional-format>
          <calcext:conditional-format calcext:target-range-address="トーナメント16.E20:トーナメント16.E20">
            <calcext:condition calcext:apply-style-name="赤左下" calcext:value="formula-is([.L20]&gt;[.L21])" calcext:base-cell-address="トーナメント16.E20"/>
          </calcext:conditional-format>
          <calcext:conditional-format calcext:target-range-address="トーナメント16.E21:トーナメント16.E21">
            <calcext:condition calcext:apply-style-name="赤左上＋右" calcext:value="formula-is([.L21]&gt;[.L20])" calcext:base-cell-address="トーナメント16.E21"/>
          </calcext:conditional-format>
          <calcext:conditional-format calcext:target-range-address="トーナメント16.E24:トーナメント16.E24">
            <calcext:condition calcext:apply-style-name="赤左下＋右" calcext:value="formula-is([.L24]&gt;[.L25])" calcext:base-cell-address="トーナメント16.E24"/>
          </calcext:conditional-format>
          <calcext:conditional-format calcext:target-range-address="トーナメント16.E25:トーナメント16.E25">
            <calcext:condition calcext:apply-style-name="赤左上" calcext:value="formula-is([.L25]&gt;[.L24])" calcext:base-cell-address="トーナメント16.E25"/>
          </calcext:conditional-format>
          <calcext:conditional-format calcext:target-range-address="トーナメント16.E28:トーナメント16.E28">
            <calcext:condition calcext:apply-style-name="赤左下" calcext:value="formula-is([.L28]&gt;[.L29])" calcext:base-cell-address="トーナメント16.E28"/>
          </calcext:conditional-format>
          <calcext:conditional-format calcext:target-range-address="トーナメント16.E29:トーナメント16.E29">
            <calcext:condition calcext:apply-style-name="赤左上＋右" calcext:value="formula-is([.L29]&gt;[.L28])" calcext:base-cell-address="トーナメント16.E29"/>
          </calcext:conditional-format>
          <calcext:conditional-format calcext:target-range-address="トーナメント16.E32:トーナメント16.E32">
            <calcext:condition calcext:apply-style-name="赤左下＋右" calcext:value="formula-is([.L32]&gt;[.L33])" calcext:base-cell-address="トーナメント16.E32"/>
          </calcext:conditional-format>
          <calcext:conditional-format calcext:target-range-address="トーナメント16.E33:トーナメント16.E33">
            <calcext:condition calcext:apply-style-name="赤左上" calcext:value="formula-is([.L33]&gt;[.L32])" calcext:base-cell-address="トーナメント16.E33"/>
          </calcext:conditional-format>
          <calcext:conditional-format calcext:target-range-address="トーナメント16.H11:トーナメント16.H11">
            <calcext:condition calcext:apply-style-name="赤左下" calcext:value="formula-is([.O18]&gt;[.O19])" calcext:base-cell-address="トーナメント16.H11"/>
          </calcext:conditional-format>
          <calcext:conditional-format calcext:target-range-address="トーナメント16.H19:トーナメント16.H19">
            <calcext:condition calcext:apply-style-name="赤左上" calcext:value="formula-is([.O19]&gt;[.O18])" calcext:base-cell-address="トーナメント16.H19"/>
          </calcext:conditional-format>
          <calcext:conditional-format calcext:target-range-address="トーナメント16.D4:トーナメント16.D4">
            <calcext:condition calcext:apply-style-name="赤上" calcext:value="formula-is([.L4]&gt;[.L5])" calcext:base-cell-address="トーナメント16.D4"/>
          </calcext:conditional-format>
          <calcext:conditional-format calcext:target-range-address="トーナメント16.D5:トーナメント16.D5">
            <calcext:condition calcext:apply-style-name="赤下" calcext:value="formula-is([.L5]&gt;[.L4])" calcext:base-cell-address="トーナメント16.D5"/>
          </calcext:conditional-format>
          <calcext:conditional-format calcext:target-range-address="トーナメント16.D8:トーナメント16.D8">
            <calcext:condition calcext:apply-style-name="赤上" calcext:value="formula-is([.L8]&gt;[.L9])" calcext:base-cell-address="トーナメント16.D8"/>
          </calcext:conditional-format>
          <calcext:conditional-format calcext:target-range-address="トーナメント16.D9:トーナメント16.D9">
            <calcext:condition calcext:apply-style-name="赤下" calcext:value="formula-is([.L9]&gt;[.L8])" calcext:base-cell-address="トーナメント16.D9"/>
          </calcext:conditional-format>
          <calcext:conditional-format calcext:target-range-address="トーナメント16.D12:トーナメント16.D12">
            <calcext:condition calcext:apply-style-name="赤上" calcext:value="formula-is([.L12]&gt;[.L13])" calcext:base-cell-address="トーナメント16.D12"/>
          </calcext:conditional-format>
          <calcext:conditional-format calcext:target-range-address="トーナメント16.D13:トーナメント16.D13">
            <calcext:condition calcext:apply-style-name="赤下" calcext:value="formula-is([.L13]&gt;[.L12])" calcext:base-cell-address="トーナメント16.D13"/>
          </calcext:conditional-format>
          <calcext:conditional-format calcext:target-range-address="トーナメント16.D16:トーナメント16.D16">
            <calcext:condition calcext:apply-style-name="赤上" calcext:value="formula-is([.L16]&gt;[.L17])" calcext:base-cell-address="トーナメント16.D16"/>
          </calcext:conditional-format>
          <calcext:conditional-format calcext:target-range-address="トーナメント16.D17:トーナメント16.D17">
            <calcext:condition calcext:apply-style-name="赤下" calcext:value="formula-is([.L17]&gt;[.L16])" calcext:base-cell-address="トーナメント16.D17"/>
          </calcext:conditional-format>
          <calcext:conditional-format calcext:target-range-address="トーナメント16.D20:トーナメント16.D20">
            <calcext:condition calcext:apply-style-name="赤上" calcext:value="formula-is([.L20]&gt;[.L21])" calcext:base-cell-address="トーナメント16.D20"/>
          </calcext:conditional-format>
          <calcext:conditional-format calcext:target-range-address="トーナメント16.D21:トーナメント16.D21">
            <calcext:condition calcext:apply-style-name="赤下" calcext:value="formula-is([.L21]&gt;[.L20])" calcext:base-cell-address="トーナメント16.D21"/>
          </calcext:conditional-format>
          <calcext:conditional-format calcext:target-range-address="トーナメント16.D24:トーナメント16.D24">
            <calcext:condition calcext:apply-style-name="赤上" calcext:value="formula-is([.L24]&gt;[.L25])" calcext:base-cell-address="トーナメント16.D24"/>
          </calcext:conditional-format>
          <calcext:conditional-format calcext:target-range-address="トーナメント16.D25:トーナメント16.D25">
            <calcext:condition calcext:apply-style-name="赤下" calcext:value="formula-is([.L25]&gt;[.L24])" calcext:base-cell-address="トーナメント16.D25"/>
          </calcext:conditional-format>
          <calcext:conditional-format calcext:target-range-address="トーナメント16.D28:トーナメント16.D28">
            <calcext:condition calcext:apply-style-name="赤上" calcext:value="formula-is([.L28]&gt;[.L29])" calcext:base-cell-address="トーナメント16.D28"/>
          </calcext:conditional-format>
          <calcext:conditional-format calcext:target-range-address="トーナメント16.D29:トーナメント16.D29">
            <calcext:condition calcext:apply-style-name="赤下" calcext:value="formula-is([.L29]&gt;[.L28])" calcext:base-cell-address="トーナメント16.D29"/>
          </calcext:conditional-format>
          <calcext:conditional-format calcext:target-range-address="トーナメント16.D32:トーナメント16.D32">
            <calcext:condition calcext:apply-style-name="赤上" calcext:value="formula-is([.L32]&gt;[.L33])" calcext:base-cell-address="トーナメント16.D32"/>
          </calcext:conditional-format>
          <calcext:conditional-format calcext:target-range-address="トーナメント16.D33:トーナメント16.D33">
            <calcext:condition calcext:apply-style-name="赤下" calcext:value="formula-is([.L33]&gt;[.L32])" calcext:base-cell-address="トーナメント16.D33"/>
          </calcext:conditional-format>
        </calcext:conditional-formats>
      </table:table>
      <table:table table:name="トーナメント8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4" table:default-cell-style-name="ce164"/>
        <table:table-column table:style-name="co9" table:number-columns-repeated="2" table:default-cell-style-name="ce538"/>
        <table:table-column table:style-name="co11" table:default-cell-style-name="Default"/>
        <table:table-column table:style-name="co11" table:default-cell-style-name="ce552"/>
        <table:table-column table:style-name="co12" table:number-columns-repeated="5" table:default-cell-style-name="Default"/>
        <table:table-row table:style-name="ro3">
          <table:table-cell table:style-name="ce431" office:value-type="string" calcext:value-type="string" table:number-columns-spanned="10" table:number-rows-spanned="1">
            <text:p>大会名</text:p>
          </table:table-cell>
          <table:covered-table-cell table:number-columns-repeated="2" table:style-name="ce433"/>
          <table:covered-table-cell table:number-columns-repeated="4" table:style-name="ce437"/>
          <table:covered-table-cell table:number-columns-repeated="2" table:style-name="ce536"/>
          <table:covered-table-cell table:style-name="ce433"/>
          <table:table-cell table:number-columns-repeated="6"/>
        </table:table-row>
        <table:table-row table:style-name="ro3">
          <table:table-cell table:style-name="ce432" office:value-type="string" calcext:value-type="string" table:number-columns-spanned="5" table:number-rows-spanned="1">
            <text:p>クラス</text:p>
          </table:table-cell>
          <table:covered-table-cell table:number-columns-repeated="2" table:style-name="ce434"/>
          <table:covered-table-cell table:number-columns-repeated="2" table:style-name="ce438"/>
          <table:table-cell table:style-name="ce506" office:value-type="string" calcext:value-type="string" table:number-columns-spanned="5" table:number-rows-spanned="1">
            <text:p>日付</text:p>
          </table:table-cell>
          <table:covered-table-cell table:style-name="ce438"/>
          <table:covered-table-cell table:number-columns-repeated="2" table:style-name="ce537"/>
          <table:covered-table-cell table:style-name="ce434"/>
          <table:table-cell table:number-columns-repeated="6"/>
        </table:table-row>
        <table:table-row table:style-name="ro3">
          <table:table-cell table:style-name="ce429" office:value-type="float" office:value="1" calcext:value-type="float" table:number-columns-spanned="1" table:number-rows-spanned="2">
            <text:p>1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13"/>
        </table:table-row>
        <table:table-row table:style-name="ro3">
          <table:covered-table-cell table:number-columns-repeated="2"/>
          <table:covered-table-cell table:style-name="ce436"/>
          <table:table-cell table:style-name="ce600"/>
          <table:table-cell table:style-name="ce407"/>
          <table:table-cell table:number-columns-repeated="6"/>
          <table:table-cell table:formula="of:=CHOOSE(IF(ISBLANK([.E4]);0;TYPE([.E4]))+1;1;[.E4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3]+1" office:value-type="float" office:value="2" calcext:value-type="float" table:number-columns-spanned="1" table:number-rows-spanned="2">
            <text:p>2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601"/>
          <table:table-cell table:style-name="ce408"/>
          <table:table-cell table:style-name="ce415" table:number-columns-spanned="1" table:number-rows-spanned="2"/>
          <table:table-cell table:number-columns-repeated="5"/>
          <table:table-cell table:formula="of:=CHOOSE(IF(ISBLANK([.E5]);0;TYPE([.E5]))+1;1;[.E5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08"/>
          <table:table-cell table:number-columns-repeated="6"/>
          <table:table-cell table:formula="of:=CHOOSE(IF(ISBLANK([.F5]);0;TYPE([.F5]))+1;1;[.F5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5]+1" office:value-type="float" office:value="3" calcext:value-type="float" table:number-columns-spanned="1" table:number-rows-spanned="2">
            <text:p>3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416" table:number-columns-spanned="1" table:number-rows-spanned="2"/>
          <table:table-cell table:style-name="ce419" table:number-columns-spanned="1" table:number-rows-spanned="4"/>
          <table:table-cell table:number-columns-repeated="5"/>
          <table:table-cell table:formula="of:=CHOOSE(IF(ISBLANK([.F7]);0;TYPE([.F7]))+1;1;[.F7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602"/>
          <table:table-cell table:style-name="ce409"/>
          <table:covered-table-cell table:style-name="ce510"/>
          <table:covered-table-cell table:style-name="ce508"/>
          <table:table-cell table:number-columns-repeated="4"/>
          <table:table-cell table:formula="of:=CHOOSE(IF(ISBLANK([.E8]);0;TYPE([.E8]))+1;1;[.E8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7]+1" office:value-type="float" office:value="4" calcext:value-type="float" table:number-columns-spanned="1" table:number-rows-spanned="2">
            <text:p>4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603"/>
          <table:table-cell table:style-name="ce410"/>
          <table:table-cell table:style-name="ce474" table:number-columns-spanned="1" table:number-rows-spanned="2"/>
          <table:covered-table-cell table:style-name="ce508"/>
          <table:table-cell table:number-columns-repeated="4"/>
          <table:table-cell table:formula="of:=CHOOSE(IF(ISBLANK([.E9]);0;TYPE([.E9]))+1;1;[.E9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covered-table-cell table:style-name="ce474"/>
          <table:covered-table-cell table:style-name="ce508"/>
          <table:table-cell table:number-columns-repeated="6"/>
          <table:table-cell table:formula="of:=CHOOSE(IF(ISBLANK([.G7]);0;TYPE([.G7]))+1;1;[.G7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429" table:formula="of:=[.A9]+1" office:value-type="float" office:value="5" calcext:value-type="float" table:number-columns-spanned="1" table:number-rows-spanned="2">
            <text:p>5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2"/>
          <table:table-cell table:style-name="ce474" table:number-columns-spanned="1" table:number-rows-spanned="2"/>
          <table:table-cell table:style-name="ce621" table:number-columns-spanned="1" table:number-rows-spanned="4"/>
          <table:table-cell table:style-name="ce164"/>
          <table:table-cell table:number-columns-repeated="5"/>
          <table:table-cell table:formula="of:=CHOOSE(IF(ISBLANK([.G11]);0;TYPE([.G11]))+1;1;[.G11]*10;0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covered-table-cell table:number-columns-repeated="2"/>
          <table:covered-table-cell table:style-name="ce436"/>
          <table:table-cell table:style-name="ce604"/>
          <table:table-cell table:style-name="ce612"/>
          <table:covered-table-cell table:style-name="ce474"/>
          <table:covered-table-cell table:style-name="ce510"/>
          <table:table-cell table:style-name="ce164"/>
          <table:table-cell table:number-columns-repeated="3"/>
          <table:table-cell table:formula="of:=CHOOSE(IF(ISBLANK([.E12]);0;TYPE([.E12]))+1;1;[.E12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11]+1" office:value-type="float" office:value="6" calcext:value-type="float" table:number-columns-spanned="1" table:number-rows-spanned="2">
            <text:p>6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605"/>
          <table:table-cell table:style-name="ce613"/>
          <table:table-cell table:style-name="ce417" table:number-columns-spanned="1" table:number-rows-spanned="2"/>
          <table:covered-table-cell table:style-name="ce510"/>
          <table:table-cell table:style-name="ce164"/>
          <table:table-cell table:number-columns-repeated="3"/>
          <table:table-cell table:formula="of:=CHOOSE(IF(ISBLANK([.E13]);0;TYPE([.E13]))+1;1;[.E13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12"/>
          <table:covered-table-cell table:style-name="ce510"/>
          <table:table-cell table:style-name="ce164"/>
          <table:table-cell table:number-columns-repeated="4"/>
          <table:table-cell table:formula="of:=CHOOSE(IF(ISBLANK([.F13]);0;TYPE([.F13]))+1;1;[.F13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13]+1" office:value-type="float" office:value="7" calcext:value-type="float" table:number-columns-spanned="1" table:number-rows-spanned="2">
            <text:p>7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418" table:number-columns-spanned="1" table:number-rows-spanned="2"/>
          <table:table-cell/>
          <table:table-cell table:style-name="ce164"/>
          <table:table-cell table:number-columns-repeated="4"/>
          <table:table-cell table:formula="of:=CHOOSE(IF(ISBLANK([.F15]);0;TYPE([.F15]))+1;1;[.F15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606"/>
          <table:table-cell table:style-name="ce614"/>
          <table:covered-table-cell table:style-name="ce508"/>
          <table:table-cell/>
          <table:table-cell table:style-name="ce164"/>
          <table:table-cell table:number-columns-repeated="3"/>
          <table:table-cell table:formula="of:=CHOOSE(IF(ISBLANK([.E16]);0;TYPE([.E16]))+1;1;[.E16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15]+1" office:value-type="float" office:value="8" calcext:value-type="float" table:number-columns-spanned="1" table:number-rows-spanned="2">
            <text:p>8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607"/>
          <table:table-cell table:style-name="ce615"/>
          <table:table-cell table:number-columns-spanned="1" table:number-rows-spanned="2"/>
          <table:table-cell/>
          <table:table-cell table:style-name="ce164"/>
          <table:table-cell table:number-columns-repeated="3"/>
          <table:table-cell table:formula="of:=CHOOSE(IF(ISBLANK([.E17]);0;TYPE([.E17]))+1;1;[.E17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covered-table-cell/>
          <table:table-cell table:number-columns-repeated="10"/>
        </table:table-row>
        <table:table-row table:style-name="ro3" table:number-rows-repeated="104855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トーナメント8.E4:トーナメント8.E4">
            <calcext:condition calcext:apply-style-name="赤左下" calcext:value="formula-is([.L4]&gt;[.L5])" calcext:base-cell-address="トーナメント8.E4"/>
          </calcext:conditional-format>
          <calcext:conditional-format calcext:target-range-address="トーナメント8.E5:トーナメント8.E5">
            <calcext:condition calcext:apply-style-name="赤左上＋右" calcext:value="formula-is([.L5]&gt;[.L4])" calcext:base-cell-address="トーナメント8.E5"/>
          </calcext:conditional-format>
          <calcext:conditional-format calcext:target-range-address="トーナメント8.E8:トーナメント8.E8">
            <calcext:condition calcext:apply-style-name="赤左下＋右" calcext:value="formula-is([.L8]&gt;[.L9])" calcext:base-cell-address="トーナメント8.E8"/>
          </calcext:conditional-format>
          <calcext:conditional-format calcext:target-range-address="トーナメント8.E9:トーナメント8.E9">
            <calcext:condition calcext:apply-style-name="赤左上" calcext:value="formula-is([.L9]&gt;[.L8])" calcext:base-cell-address="トーナメント8.E9"/>
          </calcext:conditional-format>
          <calcext:conditional-format calcext:target-range-address="トーナメント8.F5:トーナメント8.F5">
            <calcext:condition calcext:apply-style-name="赤左下" calcext:value="formula-is([.M6]&gt;[.M7])" calcext:base-cell-address="トーナメント8.F5"/>
          </calcext:conditional-format>
          <calcext:conditional-format calcext:target-range-address="トーナメント8.F7:トーナメント8.F7">
            <calcext:condition calcext:apply-style-name="赤左上＋右" calcext:value="formula-is([.M7]&gt;[.M6])" calcext:base-cell-address="トーナメント8.F7"/>
          </calcext:conditional-format>
          <calcext:conditional-format calcext:target-range-address="トーナメント8.F13:トーナメント8.F13">
            <calcext:condition calcext:apply-style-name="赤左下＋右" calcext:value="formula-is([.M14]&gt;[.M15])" calcext:base-cell-address="トーナメント8.F13"/>
          </calcext:conditional-format>
          <calcext:conditional-format calcext:target-range-address="トーナメント8.F15:トーナメント8.F15">
            <calcext:condition calcext:apply-style-name="赤左上" calcext:value="formula-is([.M15]&gt;[.M14])" calcext:base-cell-address="トーナメント8.F15"/>
          </calcext:conditional-format>
          <calcext:conditional-format calcext:target-range-address="トーナメント8.G7:トーナメント8.G7">
            <calcext:condition calcext:apply-style-name="赤左下" calcext:value="formula-is([.N10]&gt;[.N11])" calcext:base-cell-address="トーナメント8.G7"/>
          </calcext:conditional-format>
          <calcext:conditional-format calcext:target-range-address="トーナメント8.G11:トーナメント8.G11">
            <calcext:condition calcext:apply-style-name="赤左上" calcext:value="formula-is([.N11]&gt;[.N10])" calcext:base-cell-address="トーナメント8.G11"/>
          </calcext:conditional-format>
          <calcext:conditional-format calcext:target-range-address="トーナメント8.E12:トーナメント8.E12">
            <calcext:condition calcext:apply-style-name="赤左下" calcext:value="formula-is([.L12]&gt;[.L13])" calcext:base-cell-address="トーナメント8.E12"/>
          </calcext:conditional-format>
          <calcext:conditional-format calcext:target-range-address="トーナメント8.E13:トーナメント8.E13">
            <calcext:condition calcext:apply-style-name="赤左上＋右" calcext:value="formula-is([.L13]&gt;[.L12])" calcext:base-cell-address="トーナメント8.E13"/>
          </calcext:conditional-format>
          <calcext:conditional-format calcext:target-range-address="トーナメント8.E16:トーナメント8.E16">
            <calcext:condition calcext:apply-style-name="赤左下＋右" calcext:value="formula-is([.L16]&gt;[.L17])" calcext:base-cell-address="トーナメント8.E16"/>
          </calcext:conditional-format>
          <calcext:conditional-format calcext:target-range-address="トーナメント8.E17:トーナメント8.E17">
            <calcext:condition calcext:apply-style-name="赤左上" calcext:value="formula-is([.L17]&gt;[.L16])" calcext:base-cell-address="トーナメント8.E17"/>
          </calcext:conditional-format>
          <calcext:conditional-format calcext:target-range-address="トーナメント8.D4:トーナメント8.D4">
            <calcext:condition calcext:apply-style-name="赤上" calcext:value="formula-is([.L4]&gt;[.L5])" calcext:base-cell-address="トーナメント8.D4"/>
          </calcext:conditional-format>
          <calcext:conditional-format calcext:target-range-address="トーナメント8.D5:トーナメント8.D5">
            <calcext:condition calcext:apply-style-name="赤下" calcext:value="formula-is([.L5]&gt;[.L4])" calcext:base-cell-address="トーナメント8.D5"/>
          </calcext:conditional-format>
          <calcext:conditional-format calcext:target-range-address="トーナメント8.D8:トーナメント8.D8">
            <calcext:condition calcext:apply-style-name="赤上" calcext:value="formula-is([.L8]&gt;[.L9])" calcext:base-cell-address="トーナメント8.D8"/>
          </calcext:conditional-format>
          <calcext:conditional-format calcext:target-range-address="トーナメント8.D9:トーナメント8.D9">
            <calcext:condition calcext:apply-style-name="赤下" calcext:value="formula-is([.L9]&gt;[.L8])" calcext:base-cell-address="トーナメント8.D9"/>
          </calcext:conditional-format>
          <calcext:conditional-format calcext:target-range-address="トーナメント8.D12:トーナメント8.D12">
            <calcext:condition calcext:apply-style-name="赤上" calcext:value="formula-is([.L12]&gt;[.L13])" calcext:base-cell-address="トーナメント8.D12"/>
          </calcext:conditional-format>
          <calcext:conditional-format calcext:target-range-address="トーナメント8.D13:トーナメント8.D13">
            <calcext:condition calcext:apply-style-name="赤下" calcext:value="formula-is([.L13]&gt;[.L12])" calcext:base-cell-address="トーナメント8.D13"/>
          </calcext:conditional-format>
          <calcext:conditional-format calcext:target-range-address="トーナメント8.D16:トーナメント8.D16">
            <calcext:condition calcext:apply-style-name="赤上" calcext:value="formula-is([.L16]&gt;[.L17])" calcext:base-cell-address="トーナメント8.D16"/>
          </calcext:conditional-format>
          <calcext:conditional-format calcext:target-range-address="トーナメント8.D17:トーナメント8.D17">
            <calcext:condition calcext:apply-style-name="赤下" calcext:value="formula-is([.L17]&gt;[.L16])" calcext:base-cell-address="トーナメント8.D17"/>
          </calcext:conditional-format>
        </calcext:conditional-formats>
      </table:table>
      <table:table table:name="テンプレート4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4" table:default-cell-style-name="ce164"/>
        <table:table-column table:style-name="co9" table:number-columns-repeated="2" table:default-cell-style-name="ce538"/>
        <table:table-column table:style-name="co11" table:default-cell-style-name="Default"/>
        <table:table-column table:style-name="co11" table:default-cell-style-name="ce552"/>
        <table:table-column table:style-name="co12" table:number-columns-repeated="5" table:default-cell-style-name="Default"/>
        <table:table-row table:style-name="ro3">
          <table:table-cell table:style-name="ce431" office:value-type="string" calcext:value-type="string" table:number-columns-spanned="10" table:number-rows-spanned="1">
            <text:p>大会名</text:p>
          </table:table-cell>
          <table:covered-table-cell table:number-columns-repeated="2" table:style-name="ce433"/>
          <table:covered-table-cell table:number-columns-repeated="4" table:style-name="ce437"/>
          <table:covered-table-cell table:number-columns-repeated="2" table:style-name="ce536"/>
          <table:covered-table-cell table:style-name="ce433"/>
          <table:table-cell table:number-columns-repeated="6"/>
        </table:table-row>
        <table:table-row table:style-name="ro3">
          <table:table-cell table:style-name="ce432" office:value-type="string" calcext:value-type="string" table:number-columns-spanned="5" table:number-rows-spanned="1">
            <text:p>クラス</text:p>
          </table:table-cell>
          <table:covered-table-cell table:number-columns-repeated="2" table:style-name="ce434"/>
          <table:covered-table-cell table:number-columns-repeated="2" table:style-name="ce438"/>
          <table:table-cell table:style-name="ce506" office:value-type="string" calcext:value-type="string" table:number-columns-spanned="5" table:number-rows-spanned="1">
            <text:p>日付</text:p>
          </table:table-cell>
          <table:covered-table-cell table:style-name="ce438"/>
          <table:covered-table-cell table:number-columns-repeated="2" table:style-name="ce537"/>
          <table:covered-table-cell table:style-name="ce434"/>
          <table:table-cell table:number-columns-repeated="6"/>
        </table:table-row>
        <table:table-row table:style-name="ro3">
          <table:table-cell table:style-name="ce429" office:value-type="float" office:value="1" calcext:value-type="float" table:number-columns-spanned="1" table:number-rows-spanned="2">
            <text:p>1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number-columns-repeated="13"/>
        </table:table-row>
        <table:table-row table:style-name="ro3">
          <table:covered-table-cell table:number-columns-repeated="2"/>
          <table:covered-table-cell table:style-name="ce436"/>
          <table:table-cell table:style-name="ce622"/>
          <table:table-cell table:style-name="ce425"/>
          <table:table-cell table:number-columns-repeated="6"/>
          <table:table-cell table:formula="of:=CHOOSE(IF(ISBLANK([.E4]);0;TYPE([.E4]))+1;1;[.E4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3]+1" office:value-type="float" office:value="2" calcext:value-type="float" table:number-columns-spanned="1" table:number-rows-spanned="2">
            <text:p>2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623"/>
          <table:table-cell table:style-name="ce426"/>
          <table:table-cell table:style-name="ce430" table:number-columns-spanned="1" table:number-rows-spanned="2"/>
          <table:table-cell table:number-columns-repeated="5"/>
          <table:table-cell table:formula="of:=CHOOSE(IF(ISBLANK([.E5]);0;TYPE([.E5]))+1;1;[.E5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/>
          <table:table-cell table:style-name="ce474"/>
          <table:covered-table-cell table:style-name="ce508"/>
          <table:table-cell table:number-columns-repeated="6"/>
          <table:table-cell table:formula="of:=CHOOSE(IF(ISBLANK([.F5]);0;TYPE([.F5]))+1;1;[.F5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29" table:formula="of:=[.A5]+1" office:value-type="float" office:value="3" calcext:value-type="float" table:number-columns-spanned="1" table:number-rows-spanned="2">
            <text:p>3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/>
          <table:table-cell table:style-name="ce474"/>
          <table:table-cell table:style-name="ce631" table:number-columns-spanned="1" table:number-rows-spanned="2"/>
          <table:table-cell table:style-name="ce633"/>
          <table:table-cell table:number-columns-repeated="5"/>
          <table:table-cell table:formula="of:=CHOOSE(IF(ISBLANK([.F7]);0;TYPE([.F7]))+1;1;[.F7]*10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covered-table-cell table:number-columns-repeated="2"/>
          <table:covered-table-cell table:style-name="ce436"/>
          <table:table-cell table:style-name="ce624"/>
          <table:table-cell table:style-name="ce427"/>
          <table:covered-table-cell table:style-name="ce508"/>
          <table:table-cell table:style-name="ce632"/>
          <table:table-cell table:number-columns-repeated="4"/>
          <table:table-cell table:formula="of:=CHOOSE(IF(ISBLANK([.E8]);0;TYPE([.E8]))+1;1;[.E8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429" table:formula="of:=[.A7]+1" office:value-type="float" office:value="4" calcext:value-type="float" table:number-columns-spanned="1" table:number-rows-spanned="2">
            <text:p>4</text:p>
          </table:table-cell>
          <table:table-cell table:style-name="ce429" table:number-columns-spanned="1" table:number-rows-spanned="2"/>
          <table:table-cell table:style-name="ce435" table:number-columns-spanned="1" table:number-rows-spanned="2"/>
          <table:table-cell table:style-name="ce625"/>
          <table:table-cell table:style-name="ce428"/>
          <table:table-cell table:style-name="ce632" table:number-columns-repeated="2"/>
          <table:table-cell table:number-columns-repeated="4"/>
          <table:table-cell table:formula="of:=CHOOSE(IF(ISBLANK([.E9]);0;TYPE([.E9]))+1;1;[.E9]*10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covered-table-cell table:style-name="ce436"/>
          <table:table-cell table:number-columns-repeated="2"/>
          <table:table-cell table:style-name="ce632" table:number-columns-repeated="2"/>
          <table:table-cell table:number-columns-repeated="9"/>
        </table:table-row>
        <table:table-row table:style-name="ro3" table:number-rows-repeated="1048565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テンプレート4.E4:テンプレート4.E4">
            <calcext:condition calcext:apply-style-name="赤左下" calcext:value="formula-is([.L4]&gt;[.L5])" calcext:base-cell-address="テンプレート4.E4"/>
          </calcext:conditional-format>
          <calcext:conditional-format calcext:target-range-address="テンプレート4.E5:テンプレート4.E5">
            <calcext:condition calcext:apply-style-name="赤左上＋右" calcext:value="formula-is([.L5]&gt;[.L4])" calcext:base-cell-address="テンプレート4.E5"/>
          </calcext:conditional-format>
          <calcext:conditional-format calcext:target-range-address="テンプレート4.E8:テンプレート4.E8">
            <calcext:condition calcext:apply-style-name="赤左下＋右" calcext:value="formula-is([.L8]&gt;[.L9])" calcext:base-cell-address="テンプレート4.E8"/>
          </calcext:conditional-format>
          <calcext:conditional-format calcext:target-range-address="テンプレート4.E9:テンプレート4.E9">
            <calcext:condition calcext:apply-style-name="赤左上" calcext:value="formula-is([.L9]&gt;[.L8])" calcext:base-cell-address="テンプレート4.E9"/>
          </calcext:conditional-format>
          <calcext:conditional-format calcext:target-range-address="テンプレート4.F5:テンプレート4.F5">
            <calcext:condition calcext:apply-style-name="赤左下" calcext:value="formula-is([.M6]&gt;[.M7])" calcext:base-cell-address="テンプレート4.F5"/>
          </calcext:conditional-format>
          <calcext:conditional-format calcext:target-range-address="テンプレート4.F7:テンプレート4.F7">
            <calcext:condition calcext:apply-style-name="赤左上" calcext:value="formula-is([.M7]&gt;[.M6])" calcext:base-cell-address="テンプレート4.F7"/>
          </calcext:conditional-format>
          <calcext:conditional-format calcext:target-range-address="テンプレート4.G7:テンプレート4.G7">
            <calcext:condition calcext:apply-style-name="赤左下" calcext:value="formula-is([.N10]&gt;#REF!)" calcext:base-cell-address="テンプレート4.G7"/>
          </calcext:conditional-format>
          <calcext:conditional-format calcext:target-range-address="テンプレート4.D4:テンプレート4.D4">
            <calcext:condition calcext:apply-style-name="赤上" calcext:value="formula-is([.L4]&gt;[.L5])" calcext:base-cell-address="テンプレート4.D4"/>
          </calcext:conditional-format>
          <calcext:conditional-format calcext:target-range-address="テンプレート4.D5:テンプレート4.D5">
            <calcext:condition calcext:apply-style-name="赤下" calcext:value="formula-is([.L5]&gt;[.L4])" calcext:base-cell-address="テンプレート4.D5"/>
          </calcext:conditional-format>
          <calcext:conditional-format calcext:target-range-address="テンプレート4.D8:テンプレート4.D8">
            <calcext:condition calcext:apply-style-name="赤上" calcext:value="formula-is([.L8]&gt;[.L9])" calcext:base-cell-address="テンプレート4.D8"/>
          </calcext:conditional-format>
          <calcext:conditional-format calcext:target-range-address="テンプレート4.D9:テンプレート4.D9">
            <calcext:condition calcext:apply-style-name="赤下" calcext:value="formula-is([.L9]&gt;[.L8])" calcext:base-cell-address="テンプレート4.D9"/>
          </calcext:conditional-format>
        </calcext:conditional-formats>
      </table:table>
      <table:table table:name="ダブルエリミネータ32" table:style-name="ta1" table:print-ranges="ダブルエリミネータ32.A1:ダブルエリミネータ32.L1048576">
        <table:table-column table:style-name="co3" table:default-cell-style-name="ce442"/>
        <table:table-column table:style-name="co9" table:default-cell-style-name="ce442"/>
        <table:table-column table:style-name="co9" table:default-cell-style-name="ce445"/>
        <table:table-column table:style-name="co9" table:number-columns-repeated="2" table:default-cell-style-name="ce442"/>
        <table:table-column table:style-name="co9" table:number-columns-repeated="6" table:default-cell-style-name="ce445"/>
        <table:table-column table:style-name="co9" table:number-columns-repeated="5" table:default-cell-style-name="ce452"/>
        <table:table-column table:style-name="co9" table:number-columns-repeated="1008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office:value-type="string" office:string-value="1-2" calcext:value-type="string">
            <text:p>(1-2)</text:p>
          </table:table-cell>
          <table:table-cell table:number-columns-repeated="1023"/>
        </table:table-row>
        <table:table-row table:style-name="ro4">
          <table:table-cell/>
          <table:table-cell table:style-name="ce443"/>
          <table:table-cell table:number-columns-repeated="1022"/>
        </table:table-row>
        <table:table-row table:style-name="ro4">
          <table:table-cell office:value-type="string" office:string-value="3-4" calcext:value-type="string">
            <text:p>(3-4)</text:p>
          </table:table-cell>
          <table:table-cell table:style-name="ce444"/>
          <table:table-cell table:style-name="ce446"/>
          <table:table-cell table:style-name="ce449" table:number-columns-repeated="2"/>
          <table:table-cell table:number-columns-repeated="1019"/>
        </table:table-row>
        <table:table-row table:style-name="ro4">
          <table:table-cell/>
          <table:table-cell table:style-name="ce445"/>
          <table:table-cell table:style-name="ce447"/>
          <table:table-cell table:style-name="ce449" table:number-columns-repeated="2"/>
          <table:table-cell table:number-columns-repeated="1019"/>
        </table:table-row>
        <table:table-row table:style-name="ro4">
          <table:table-cell/>
          <table:table-cell office:value-type="string" office:string-value="29-32" calcext:value-type="string">
            <text:p>(29-32)</text:p>
          </table:table-cell>
          <table:table-cell table:style-name="ce448"/>
          <table:table-cell table:style-name="ce443"/>
          <table:table-cell table:style-name="ce449"/>
          <table:table-cell table:number-columns-repeated="1019"/>
        </table:table-row>
        <table:table-row table:style-name="ro4">
          <table:table-cell table:number-columns-repeated="3"/>
          <table:table-cell table:style-name="ce450"/>
          <table:table-cell table:style-name="ce449"/>
          <table:table-cell table:number-columns-repeated="1019"/>
        </table:table-row>
        <table:table-row table:style-name="ro4">
          <table:table-cell office:value-type="string" office:string-value="5-6" calcext:value-type="string">
            <text:p>(5-6)</text:p>
          </table:table-cell>
          <table:table-cell table:number-columns-repeated="2"/>
          <table:table-cell table:style-name="ce450"/>
          <table:table-cell table:style-name="ce443"/>
          <table:table-cell table:number-columns-repeated="1019"/>
        </table:table-row>
        <table:table-row table:style-name="ro4">
          <table:table-cell/>
          <table:table-cell table:style-name="ce443"/>
          <table:table-cell/>
          <table:table-cell table:style-name="ce450" table:number-columns-repeated="2"/>
          <table:table-cell table:number-columns-repeated="1019"/>
        </table:table-row>
        <table:table-row table:style-name="ro4">
          <table:table-cell office:value-type="string" office:string-value="7-8" calcext:value-type="string">
            <text:p>(7-8)</text:p>
          </table:table-cell>
          <table:table-cell table:style-name="ce444"/>
          <table:table-cell table:style-name="ce446"/>
          <table:table-cell table:style-name="ce450" table:number-columns-repeated="2"/>
          <table:table-cell table:number-columns-repeated="1019"/>
        </table:table-row>
        <table:table-row table:style-name="ro4">
          <table:table-cell/>
          <table:table-cell table:style-name="ce445"/>
          <table:table-cell table:style-name="ce447"/>
          <table:table-cell table:style-name="ce444"/>
          <table:table-cell table:style-name="ce450"/>
          <table:table-cell table:style-name="ce446"/>
          <table:table-cell table:number-columns-repeated="1018"/>
        </table:table-row>
        <table:table-row table:style-name="ro4">
          <table:table-cell/>
          <table:table-cell office:value-type="string" office:string-value="25-28" calcext:value-type="string">
            <text:p>(25-28)</text:p>
          </table:table-cell>
          <table:table-cell table:style-name="ce448"/>
          <table:table-cell table:style-name="ce449"/>
          <table:table-cell table:style-name="ce450"/>
          <table:table-cell table:style-name="ce447"/>
          <table:table-cell table:number-columns-repeated="1018"/>
        </table:table-row>
        <table:table-row table:style-name="ro4">
          <table:table-cell table:number-columns-repeated="4"/>
          <table:table-cell table:style-name="ce450"/>
          <table:table-cell table:style-name="ce447"/>
          <table:table-cell table:number-columns-repeated="1018"/>
        </table:table-row>
        <table:table-row table:style-name="ro4">
          <table:table-cell table:number-columns-repeated="3"/>
          <table:table-cell office:value-type="string" office:string-value="1-8" calcext:value-type="string">
            <text:p>(1-8)</text:p>
          </table:table-cell>
          <table:table-cell table:style-name="ce444"/>
          <table:table-cell table:style-name="ce447"/>
          <table:table-cell table:number-columns-repeated="1018"/>
        </table:table-row>
        <table:table-row table:style-name="ro4">
          <table:table-cell office:value-type="string" office:string-value="9-10" calcext:value-type="string">
            <text:p>(9-10)</text:p>
          </table:table-cell>
          <table:table-cell table:number-columns-repeated="4"/>
          <table:table-cell table:style-name="ce447"/>
          <table:table-cell table:number-columns-repeated="1018"/>
        </table:table-row>
        <table:table-row table:style-name="ro4">
          <table:table-cell/>
          <table:table-cell table:style-name="ce443"/>
          <table:table-cell table:number-columns-repeated="3"/>
          <table:table-cell table:style-name="ce447"/>
          <table:table-cell table:number-columns-repeated="1018"/>
        </table:table-row>
        <table:table-row table:style-name="ro4">
          <table:table-cell office:value-type="string" office:string-value="11-12" calcext:value-type="string">
            <text:p>(11-12)</text:p>
          </table:table-cell>
          <table:table-cell table:style-name="ce444"/>
          <table:table-cell table:style-name="ce446"/>
          <table:table-cell table:style-name="ce449" table:number-columns-repeated="2"/>
          <table:table-cell table:style-name="ce447"/>
          <table:table-cell table:style-name="ce446"/>
          <table:table-cell table:number-columns-repeated="1017"/>
        </table:table-row>
        <table:table-row table:style-name="ro4">
          <table:table-cell/>
          <table:table-cell table:style-name="ce445"/>
          <table:table-cell table:style-name="ce447"/>
          <table:table-cell table:style-name="ce449" table:number-columns-repeated="2"/>
          <table:table-cell table:style-name="ce447" table:number-columns-repeated="2"/>
          <table:table-cell table:number-columns-repeated="1017"/>
        </table:table-row>
        <table:table-row table:style-name="ro4">
          <table:table-cell/>
          <table:table-cell office:value-type="string" office:string-value="21-24" calcext:value-type="string">
            <text:p>(21-24)</text:p>
          </table:table-cell>
          <table:table-cell table:style-name="ce448"/>
          <table:table-cell table:style-name="ce443"/>
          <table:table-cell table:style-name="ce449"/>
          <table:table-cell table:style-name="ce447" table:number-columns-repeated="2"/>
          <table:table-cell table:number-columns-repeated="1017"/>
        </table:table-row>
        <table:table-row table:style-name="ro4">
          <table:table-cell table:number-columns-repeated="3"/>
          <table:table-cell table:style-name="ce450"/>
          <table:table-cell table:style-name="ce449"/>
          <table:table-cell table:style-name="ce447" table:number-columns-repeated="2"/>
          <table:table-cell table:number-columns-repeated="1017"/>
        </table:table-row>
        <table:table-row table:style-name="ro4">
          <table:table-cell office:value-type="string" office:string-value="13-14" calcext:value-type="string">
            <text:p>(13-14)</text:p>
          </table:table-cell>
          <table:table-cell table:number-columns-repeated="2"/>
          <table:table-cell table:style-name="ce450"/>
          <table:table-cell table:style-name="ce443"/>
          <table:table-cell table:style-name="ce447" table:number-columns-repeated="2"/>
          <table:table-cell table:number-columns-repeated="1017"/>
        </table:table-row>
        <table:table-row table:style-name="ro4">
          <table:table-cell/>
          <table:table-cell table:style-name="ce443"/>
          <table:table-cell/>
          <table:table-cell table:style-name="ce450" table:number-columns-repeated="2"/>
          <table:table-cell table:style-name="ce447" table:number-columns-repeated="2"/>
          <table:table-cell table:number-columns-repeated="1017"/>
        </table:table-row>
        <table:table-row table:style-name="ro4">
          <table:table-cell office:value-type="string" office:string-value="15-16" calcext:value-type="string">
            <text:p>(15-16)</text:p>
          </table:table-cell>
          <table:table-cell table:style-name="ce444"/>
          <table:table-cell table:style-name="ce446"/>
          <table:table-cell table:style-name="ce450" table:number-columns-repeated="2"/>
          <table:table-cell table:style-name="ce448"/>
          <table:table-cell table:style-name="ce447"/>
          <table:table-cell table:style-name="ce446"/>
          <table:table-cell table:number-columns-repeated="1016"/>
        </table:table-row>
        <table:table-row table:style-name="ro4">
          <table:table-cell/>
          <table:table-cell table:style-name="ce445"/>
          <table:table-cell table:style-name="ce447"/>
          <table:table-cell table:style-name="ce444"/>
          <table:table-cell table:style-name="ce450"/>
          <table:table-cell/>
          <table:table-cell table:style-name="ce447" table:number-columns-repeated="2"/>
          <table:table-cell table:number-columns-repeated="1016"/>
        </table:table-row>
        <table:table-row table:style-name="ro4">
          <table:table-cell/>
          <table:table-cell office:value-type="string" office:string-value="17-20" calcext:value-type="string">
            <text:p>(17-20)</text:p>
          </table:table-cell>
          <table:table-cell table:style-name="ce448"/>
          <table:table-cell table:style-name="ce449"/>
          <table:table-cell table:style-name="ce450"/>
          <table:table-cell/>
          <table:table-cell table:style-name="ce447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450"/>
          <table:table-cell/>
          <table:table-cell table:style-name="ce447" table:number-columns-repeated="2"/>
          <table:table-cell table:number-columns-repeated="1016"/>
        </table:table-row>
        <table:table-row table:style-name="ro4">
          <table:table-cell table:number-columns-repeated="3"/>
          <table:table-cell office:value-type="string" office:string-value="9-16" calcext:value-type="string">
            <text:p>(9-16)</text:p>
          </table:table-cell>
          <table:table-cell table:style-name="ce444"/>
          <table:table-cell/>
          <table:table-cell table:style-name="ce447" table:number-columns-repeated="2"/>
          <table:table-cell table:number-columns-repeated="1016"/>
        </table:table-row>
        <table:table-row table:style-name="ro4">
          <table:table-cell table:number-columns-repeated="6"/>
          <table:table-cell table:style-name="ce447" table:number-columns-repeated="2"/>
          <table:table-cell table:number-columns-repeated="1016"/>
        </table:table-row>
        <table:table-row table:style-name="ro4">
          <table:table-cell table:number-columns-repeated="5"/>
          <table:table-cell office:value-type="string" office:string-value="17-32" calcext:value-type="string">
            <text:p>(17-32)</text:p>
          </table:table-cell>
          <table:table-cell table:style-name="ce448"/>
          <table:table-cell table:style-name="ce447"/>
          <table:table-cell table:number-columns-repeated="1016"/>
        </table:table-row>
        <table:table-row table:style-name="ro4">
          <table:table-cell table:number-columns-repeated="7"/>
          <table:table-cell table:style-name="ce447"/>
          <table:table-cell table:number-columns-repeated="1016"/>
        </table:table-row>
        <table:table-row table:style-name="ro4">
          <table:table-cell office:value-type="string" office:string-value="17-18" calcext:value-type="string">
            <text:p>(17-18)</text:p>
          </table:table-cell>
          <table:table-cell table:number-columns-repeated="6"/>
          <table:table-cell table:style-name="ce447"/>
          <table:table-cell table:style-name="ce446"/>
          <table:table-cell table:number-columns-repeated="1015"/>
        </table:table-row>
        <table:table-row table:style-name="ro4">
          <table:table-cell/>
          <table:table-cell table:style-name="ce443"/>
          <table:table-cell table:number-columns-repeated="5"/>
          <table:table-cell table:style-name="ce447" table:number-columns-repeated="2"/>
          <table:table-cell table:number-columns-repeated="1015"/>
        </table:table-row>
        <table:table-row table:style-name="ro4">
          <table:table-cell office:value-type="string" office:string-value="19-20" calcext:value-type="string">
            <text:p>(19-20)</text:p>
          </table:table-cell>
          <table:table-cell table:style-name="ce444"/>
          <table:table-cell table:style-name="ce446"/>
          <table:table-cell table:style-name="ce449" table:number-columns-repeated="2"/>
          <table:table-cell table:number-columns-repeated="2"/>
          <table:table-cell table:style-name="ce447" table:number-columns-repeated="2"/>
          <table:table-cell table:number-columns-repeated="1015"/>
        </table:table-row>
        <table:table-row table:style-name="ro4">
          <table:table-cell/>
          <table:table-cell table:style-name="ce445"/>
          <table:table-cell table:style-name="ce447"/>
          <table:table-cell table:style-name="ce449" table:number-columns-repeated="2"/>
          <table:table-cell table:number-columns-repeated="2"/>
          <table:table-cell table:style-name="ce447" table:number-columns-repeated="2"/>
          <table:table-cell table:number-columns-repeated="1015"/>
        </table:table-row>
        <table:table-row table:style-name="ro4">
          <table:table-cell/>
          <table:table-cell office:value-type="string" office:string-value="13-16" calcext:value-type="string">
            <text:p>(13-16)</text:p>
          </table:table-cell>
          <table:table-cell table:style-name="ce448"/>
          <table:table-cell table:style-name="ce443"/>
          <table:table-cell table:style-name="ce449"/>
          <table:table-cell table:number-columns-repeated="2"/>
          <table:table-cell table:style-name="ce447" table:number-columns-repeated="2"/>
          <table:table-cell table:number-columns-repeated="1015"/>
        </table:table-row>
        <table:table-row table:style-name="ro4">
          <table:table-cell table:number-columns-repeated="3"/>
          <table:table-cell table:style-name="ce450"/>
          <table:table-cell table:style-name="ce449"/>
          <table:table-cell table:number-columns-repeated="2"/>
          <table:table-cell table:style-name="ce447" table:number-columns-repeated="2"/>
          <table:table-cell table:number-columns-repeated="1015"/>
        </table:table-row>
        <table:table-row table:style-name="ro4">
          <table:table-cell office:value-type="string" office:string-value="21-22" calcext:value-type="string">
            <text:p>(21-22)</text:p>
          </table:table-cell>
          <table:table-cell table:number-columns-repeated="2"/>
          <table:table-cell table:style-name="ce450"/>
          <table:table-cell table:style-name="ce443"/>
          <table:table-cell table:number-columns-repeated="2"/>
          <table:table-cell table:style-name="ce447" table:number-columns-repeated="2"/>
          <table:table-cell table:number-columns-repeated="1015"/>
        </table:table-row>
        <table:table-row table:style-name="ro4">
          <table:table-cell/>
          <table:table-cell table:style-name="ce443"/>
          <table:table-cell/>
          <table:table-cell table:style-name="ce450" table:number-columns-repeated="2"/>
          <table:table-cell table:number-columns-repeated="2"/>
          <table:table-cell table:style-name="ce447" table:number-columns-repeated="2"/>
          <table:table-cell table:number-columns-repeated="1015"/>
        </table:table-row>
        <table:table-row table:style-name="ro4">
          <table:table-cell office:value-type="string" office:string-value="23-24" calcext:value-type="string">
            <text:p>(23-24)</text:p>
          </table:table-cell>
          <table:table-cell table:style-name="ce444"/>
          <table:table-cell table:style-name="ce446"/>
          <table:table-cell table:style-name="ce450" table:number-columns-repeated="2"/>
          <table:table-cell table:number-columns-repeated="2"/>
          <table:table-cell table:style-name="ce447" table:number-columns-repeated="2"/>
          <table:table-cell table:number-columns-repeated="1015"/>
        </table:table-row>
        <table:table-row table:style-name="ro4">
          <table:table-cell/>
          <table:table-cell table:style-name="ce445"/>
          <table:table-cell table:style-name="ce447"/>
          <table:table-cell table:style-name="ce444"/>
          <table:table-cell table:style-name="ce450"/>
          <table:table-cell table:style-name="ce446"/>
          <table:table-cell/>
          <table:table-cell table:style-name="ce447" table:number-columns-repeated="2"/>
          <table:table-cell table:number-columns-repeated="1015"/>
        </table:table-row>
        <table:table-row table:style-name="ro4">
          <table:table-cell/>
          <table:table-cell office:value-type="string" office:string-value="9-12" calcext:value-type="string">
            <text:p>(9-12)</text:p>
          </table:table-cell>
          <table:table-cell table:style-name="ce448"/>
          <table:table-cell table:style-name="ce449"/>
          <table:table-cell table:style-name="ce450"/>
          <table:table-cell table:style-name="ce447"/>
          <table:table-cell/>
          <table:table-cell table:style-name="ce447" table:number-columns-repeated="2"/>
          <table:table-cell table:number-columns-repeated="1015"/>
        </table:table-row>
        <table:table-row table:style-name="ro4">
          <table:table-cell table:number-columns-repeated="4"/>
          <table:table-cell table:style-name="ce450"/>
          <table:table-cell table:style-name="ce447"/>
          <table:table-cell/>
          <table:table-cell table:style-name="ce447" table:number-columns-repeated="2"/>
          <table:table-cell table:number-columns-repeated="1015"/>
        </table:table-row>
        <table:table-row table:style-name="ro4">
          <table:table-cell table:number-columns-repeated="3"/>
          <table:table-cell office:value-type="string" office:string-value="17-24" calcext:value-type="string">
            <text:p>(17-24)</text:p>
          </table:table-cell>
          <table:table-cell table:style-name="ce444"/>
          <table:table-cell table:style-name="ce447"/>
          <table:table-cell/>
          <table:table-cell table:style-name="ce447" table:number-columns-repeated="2"/>
          <table:table-cell table:number-columns-repeated="1015"/>
        </table:table-row>
        <table:table-row table:style-name="ro4">
          <table:table-cell office:value-type="string" office:string-value="25-26" calcext:value-type="string">
            <text:p>(25-26)</text:p>
          </table:table-cell>
          <table:table-cell table:number-columns-repeated="4"/>
          <table:table-cell table:style-name="ce447"/>
          <table:table-cell/>
          <table:table-cell table:style-name="ce447" table:number-columns-repeated="2"/>
          <table:table-cell table:number-columns-repeated="1015"/>
        </table:table-row>
        <table:table-row table:style-name="ro4">
          <table:table-cell/>
          <table:table-cell table:style-name="ce443"/>
          <table:table-cell table:number-columns-repeated="3"/>
          <table:table-cell table:style-name="ce447"/>
          <table:table-cell/>
          <table:table-cell table:style-name="ce447" table:number-columns-repeated="2"/>
          <table:table-cell table:style-name="ce446"/>
          <table:table-cell table:number-columns-repeated="1014"/>
        </table:table-row>
        <table:table-row table:style-name="ro4">
          <table:table-cell office:value-type="string" office:string-value="27-28" calcext:value-type="string">
            <text:p>(27-28)</text:p>
          </table:table-cell>
          <table:table-cell table:style-name="ce444"/>
          <table:table-cell table:style-name="ce446"/>
          <table:table-cell table:style-name="ce449" table:number-columns-repeated="2"/>
          <table:table-cell table:style-name="ce447"/>
          <table:table-cell table:style-name="ce446"/>
          <table:table-cell table:style-name="ce447" table:number-columns-repeated="3"/>
          <table:table-cell table:number-columns-repeated="1014"/>
        </table:table-row>
        <table:table-row table:style-name="ro4">
          <table:table-cell/>
          <table:table-cell table:style-name="ce445"/>
          <table:table-cell table:style-name="ce447"/>
          <table:table-cell table:style-name="ce449" table:number-columns-repeated="2"/>
          <table:table-cell table:style-name="ce447" table:number-columns-repeated="5"/>
          <table:table-cell table:number-columns-repeated="1014"/>
        </table:table-row>
        <table:table-row table:style-name="ro4">
          <table:table-cell/>
          <table:table-cell office:value-type="string" office:string-value="5-8" calcext:value-type="string">
            <text:p>(5-8)</text:p>
          </table:table-cell>
          <table:table-cell table:style-name="ce448"/>
          <table:table-cell table:style-name="ce443"/>
          <table:table-cell table:style-name="ce449"/>
          <table:table-cell table:style-name="ce447" table:number-columns-repeated="5"/>
          <table:table-cell table:number-columns-repeated="1014"/>
        </table:table-row>
        <table:table-row table:style-name="ro4">
          <table:table-cell table:number-columns-repeated="3"/>
          <table:table-cell table:style-name="ce450"/>
          <table:table-cell table:style-name="ce449"/>
          <table:table-cell table:style-name="ce447" table:number-columns-repeated="5"/>
          <table:table-cell table:number-columns-repeated="1014"/>
        </table:table-row>
        <table:table-row table:style-name="ro4">
          <table:table-cell office:value-type="string" office:string-value="29-30" calcext:value-type="string">
            <text:p>(29-30)</text:p>
          </table:table-cell>
          <table:table-cell table:number-columns-repeated="2"/>
          <table:table-cell table:style-name="ce450"/>
          <table:table-cell table:style-name="ce443"/>
          <table:table-cell table:style-name="ce447" table:number-columns-repeated="5"/>
          <table:table-cell table:number-columns-repeated="1014"/>
        </table:table-row>
        <table:table-row table:style-name="ro4">
          <table:table-cell/>
          <table:table-cell table:style-name="ce443"/>
          <table:table-cell/>
          <table:table-cell table:style-name="ce450" table:number-columns-repeated="2"/>
          <table:table-cell table:style-name="ce447" table:number-columns-repeated="2"/>
          <table:table-cell table:style-name="ce448"/>
          <table:table-cell table:style-name="ce447" table:number-columns-repeated="2"/>
          <table:table-cell table:number-columns-repeated="1014"/>
        </table:table-row>
        <table:table-row table:style-name="ro4">
          <table:table-cell office:value-type="string" office:string-value="31-32" calcext:value-type="string">
            <text:p>(31-32)</text:p>
          </table:table-cell>
          <table:table-cell table:style-name="ce444"/>
          <table:table-cell table:style-name="ce446"/>
          <table:table-cell table:style-name="ce450" table:number-columns-repeated="2"/>
          <table:table-cell table:style-name="ce448"/>
          <table:table-cell table:style-name="ce447"/>
          <table:table-cell/>
          <table:table-cell table:style-name="ce447" table:number-columns-repeated="2"/>
          <table:table-cell/>
          <table:table-cell table:style-name="ce538" office:value-type="string" calcext:value-type="string">
            <text:p>優勝</text:p>
          </table:table-cell>
          <table:table-cell table:number-columns-repeated="1012"/>
        </table:table-row>
        <table:table-row table:style-name="ro4">
          <table:table-cell/>
          <table:table-cell table:style-name="ce445"/>
          <table:table-cell table:style-name="ce447"/>
          <table:table-cell table:style-name="ce444"/>
          <table:table-cell table:style-name="ce450"/>
          <table:table-cell/>
          <table:table-cell table:style-name="ce447"/>
          <table:table-cell/>
          <table:table-cell table:style-name="ce447" table:number-columns-repeated="2"/>
          <table:table-cell table:style-name="ce451"/>
          <table:table-cell table:number-columns-repeated="1013"/>
        </table:table-row>
        <table:table-row table:style-name="ro4">
          <table:table-cell/>
          <table:table-cell office:value-type="string" office:string-value="1-4" calcext:value-type="string">
            <text:p>(1-4)</text:p>
          </table:table-cell>
          <table:table-cell table:style-name="ce448"/>
          <table:table-cell table:style-name="ce449"/>
          <table:table-cell table:style-name="ce450"/>
          <table:table-cell/>
          <table:table-cell table:style-name="ce447"/>
          <table:table-cell/>
          <table:table-cell table:style-name="ce447" table:number-columns-repeated="2"/>
          <table:table-cell table:number-columns-repeated="1014"/>
        </table:table-row>
        <table:table-row table:style-name="ro4">
          <table:table-cell table:number-columns-repeated="4"/>
          <table:table-cell table:style-name="ce450"/>
          <table:table-cell/>
          <table:table-cell table:style-name="ce447"/>
          <table:table-cell/>
          <table:table-cell table:style-name="ce447" table:number-columns-repeated="2"/>
          <table:table-cell table:number-columns-repeated="1014"/>
        </table:table-row>
        <table:table-row table:style-name="ro4">
          <table:table-cell table:number-columns-repeated="3"/>
          <table:table-cell office:value-type="string" office:string-value="25-32" calcext:value-type="string">
            <text:p>(25-32)</text:p>
          </table:table-cell>
          <table:table-cell table:style-name="ce444"/>
          <table:table-cell/>
          <table:table-cell table:style-name="ce447"/>
          <table:table-cell/>
          <table:table-cell table:style-name="ce447" table:number-columns-repeated="2"/>
          <table:table-cell table:number-columns-repeated="1014"/>
        </table:table-row>
        <table:table-row table:style-name="ro4">
          <table:table-cell table:number-columns-repeated="6"/>
          <table:table-cell table:style-name="ce447"/>
          <table:table-cell/>
          <table:table-cell table:style-name="ce447" table:number-columns-repeated="2"/>
          <table:table-cell table:number-columns-repeated="1014"/>
        </table:table-row>
        <table:table-row table:style-name="ro4">
          <table:table-cell table:number-columns-repeated="5"/>
          <table:table-cell office:value-type="string" office:string-value="1-16" calcext:value-type="string">
            <text:p>(1-16)</text:p>
          </table:table-cell>
          <table:table-cell table:style-name="ce448"/>
          <table:table-cell/>
          <table:table-cell table:style-name="ce447" table:number-columns-repeated="2"/>
          <table:table-cell table:number-columns-repeated="1014"/>
        </table:table-row>
        <table:table-row table:style-name="ro4">
          <table:table-cell table:number-columns-repeated="8"/>
          <table:table-cell table:style-name="ce447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string" office:string-value="1-32" calcext:value-type="string">
            <text:p>(1-32)</text:p>
          </table:table-cell>
          <table:table-cell table:style-name="ce448"/>
          <table:table-cell table:style-name="ce447"/>
          <table:table-cell table:number-columns-repeated="1014"/>
        </table:table-row>
        <table:table-row table:style-name="ro4">
          <table:table-cell table:number-columns-repeated="9"/>
          <table:table-cell table:style-name="ce447"/>
          <table:table-cell table:number-columns-repeated="1014"/>
        </table:table-row>
        <table:table-row table:style-name="ro4">
          <table:table-cell table:number-columns-repeated="8"/>
          <table:table-cell office:value-type="string" office:string-value="本戦" calcext:value-type="string">
            <text:p>(本戦)</text:p>
          </table:table-cell>
          <table:table-cell table:style-name="ce448"/>
          <table:table-cell table:number-columns-repeated="1014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教科書体M" svg:font-family="AR教科書体M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date-style style:name="N111">
      <number:year number:style="long"/>
      <number:text>/</number:text>
      <number:month/>
      <number:text>/</number:text>
      <number:day/>
    </number:date-style>
    <number:number-style style:name="N112">
      <number:number number:decimal-places="4" loext:min-decimal-places="4" number:min-integer-digits="1"/>
    </number:number-style>
    <number:text-style style:name="N113">
      <number:text>(</number:text>
      <number:text-content/>
      <number:text>)</number:text>
    </number:text-style>
    <number:text-style style:name="N115P0" style:volatile="true">
      <number:text>(</number:text>
      <number:text-content/>
      <number:text>)</number:text>
    </number:text-style>
    <number:number-style style:name="N115P1" style:volatile="true">
      <number:text/>
    </number:number-style>
    <number:number-style style:name="N115">
      <number:text/>
      <style:map style:condition="value()&gt;0" style:apply-style-name="N115P0"/>
      <style:map style:condition="value()&lt;0" style:apply-style-name="N115P1"/>
    </number:number-style>
    <number:date-style style:name="N116">
      <number:month/>
      <number:text>月</number:text>
      <number:day/>
      <number:text>日</number:text>
    </number:date-style>
    <style:style style:name="Default" style:family="table-cell">
      <style:text-properties style:font-name="AR教科書体M" fo:font-family="AR教科書体M" style:font-style-name="標準" style:font-family-generic="modern" style:font-pitch="fixed" fo:font-size="12pt" style:font-name-asian="AR教科書体M" style:font-family-asian="AR教科書体M" style:font-style-name-asian="標準" style:font-family-generic-asian="modern" style:font-pitch-asian="fixed" style:font-size-asian="12pt" style:font-name-complex="Lucida Sans" style:font-family-complex="'Lucida Sans'" style:font-family-generic-complex="system" style:font-pitch-complex="variable"/>
    </style:style>
    <style:style style:name="_39__3a_top" style:display-name="9:top" style:family="table-cell" style:parent-style-name="Default" style:data-style-name="N100">
      <style:table-cell-properties fo:border-bottom="none" style:text-align-source="fix" style:repeat-content="false" fo:border-left="none" fo:border-right="0.06pt solid #999999" fo:border-top="0.06pt solid #999999" style:vertical-align="top" loext:vertical-justify="auto"/>
      <style:paragraph-properties fo:text-align="center" css3t:text-justify="auto"/>
    </style:style>
    <style:style style:name="_33__3a_bottom" style:display-name="3:bottom" style:family="table-cell" style:parent-style-name="Default" style:data-style-name="N100">
      <style:table-cell-properties fo:border-bottom="0.06pt solid #999999" style:text-align-source="fix" style:repeat-content="false" fo:border-left="none" fo:border-right="0.06pt solid #999999" fo:border-top="none" style:vertical-align="bottom" loext:vertical-justify="auto"/>
      <style:paragraph-properties fo:text-align="center" css3t:text-justify="auto"/>
    </style:style>
    <style:style style:name="_32__3a_south" style:display-name="2:south" style:family="table-cell" style:parent-style-name="Default">
      <style:table-cell-properties fo:border-bottom="2.01pt solid #000000" fo:border-left="none" fo:border-right="none" fo:border-top="none"/>
    </style:style>
    <style:style style:name="_31__3a_south-west" style:display-name="1:south-west" style:family="table-cell" style:parent-style-name="_32__3a_south">
      <style:table-cell-properties fo:border-bottom="2.01pt solid #000000" fo:border-left="2.01pt solid #000000" fo:border-right="none" fo:border-top="none"/>
    </style:style>
    <style:style style:name="_38__3a_north" style:display-name="8:north" style:family="table-cell" style:parent-style-name="Default">
      <style:table-cell-properties fo:border-bottom="none" fo:border-left="none" fo:border-right="none" fo:border-top="2.01pt solid #000000"/>
    </style:style>
    <style:style style:name="_37__3a_north-west" style:display-name="7:north-west" style:family="table-cell" style:parent-style-name="_38__3a_north">
      <style:table-cell-properties fo:border-bottom="none" fo:border-left="2.01pt solid #000000" fo:border-right="none" fo:border-top="2.01pt solid #000000"/>
    </style:style>
    <style:style style:name="赤左下" style:family="table-cell" style:parent-style-name="Default">
      <style:table-cell-properties fo:border-bottom="2.01pt solid #ff3333" fo:border-left="2.01pt solid #ff3333" fo:border-right="none" fo:border-top="none"/>
    </style:style>
    <style:style style:name="赤左上_ff0b_右" style:display-name="赤左上＋右" style:family="table-cell" style:parent-style-name="Default">
      <style:table-cell-properties fo:border-bottom="none" fo:border-left="2.01pt solid #ff3333" fo:border-right="0.06pt solid #000000" fo:border-top="2.01pt solid #ff3333"/>
    </style:style>
    <style:style style:name="赤左下_ff0b_右" style:display-name="赤左下＋右" style:family="table-cell" style:parent-style-name="Default">
      <style:table-cell-properties fo:border-bottom="2.01pt solid #ff3333" fo:border-left="2.01pt solid #ff3333" fo:border-right="0.74pt solid #000000" fo:border-top="none"/>
    </style:style>
    <style:style style:name="赤左上" style:family="table-cell" style:parent-style-name="Default">
      <style:table-cell-properties fo:border-bottom="none" fo:border-left="2.01pt solid #ff3333" fo:border-right="none" fo:border-top="2.01pt solid #ff3333"/>
    </style:style>
    <style:style style:name="赤上" style:family="table-cell" style:parent-style-name="Default">
      <style:table-cell-properties fo:border-bottom="none" fo:border-left="none" fo:border-right="none" fo:border-top="2.01pt solid #ff3333"/>
    </style:style>
    <style:style style:name="赤下" style:family="table-cell" style:parent-style-name="Default">
      <style:table-cell-properties fo:border-bottom="2.01pt solid #ff3333" fo:border-left="none" fo:border-right="none" fo:border-top="none"/>
    </style:style>
  </office:styles>
  <office:automatic-styles>
    <style:page-layout style:name="Mpm1">
      <style:page-layout-properties fo:margin-top="10mm" fo:margin-bottom="10mm" fo:margin-left="20mm" fo:margin-right="10mm" loext:scale-to-X="1" loext:scale-to-Y="1" style:table-centering="horizontal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00/00/00</text:date>, <text:time style:data-style-name="N2" text:time-value="18:38:44.58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28:45.264000000</meta:creation-date>
    <dc:date>2019-07-06T21:16:33.866000000</dc:date>
    <meta:editing-duration>PT8H45M5S</meta:editing-duration>
    <meta:editing-cycles>32</meta:editing-cycles>
    <meta:generator>LibreOffice/6.1.4.2$Windows_X86_64 LibreOffice_project/9d0f32d1f0b509096fd65e0d4bec26ddd1938fd3</meta:generator>
    <meta:document-statistic meta:table-count="7" meta:cell-count="803" meta:object-count="0"/>
  </office:meta>
</office:document-meta>
</file>